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3.49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88.9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57.73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50.46mm"/>
    </style:style>
    <style:style style:name="co10" style:family="table-column">
      <style:table-column-properties fo:break-before="auto" style:column-width="60.27mm"/>
    </style:style>
    <style:style style:name="co11" style:family="table-column">
      <style:table-column-properties fo:break-before="auto" style:column-width="52.28mm"/>
    </style:style>
    <style:style style:name="co12" style:family="table-column">
      <style:table-column-properties fo:break-before="auto" style:column-width="88.2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8.05mm"/>
    </style:style>
    <style:style style:name="co15" style:family="table-column">
      <style:table-column-properties fo:break-before="auto" style:column-width="27.5mm"/>
    </style:style>
    <style:style style:name="co16" style:family="table-column">
      <style:table-column-properties fo:break-before="auto" style:column-width="29.14mm"/>
    </style:style>
    <style:style style:name="co17" style:family="table-column">
      <style:table-column-properties fo:break-before="auto" style:column-width="26.95mm"/>
    </style:style>
    <style:style style:name="co18" style:family="table-column">
      <style:table-column-properties fo:break-before="auto" style:column-width="41.93mm"/>
    </style:style>
    <style:style style:name="ro1" style:family="table-row">
      <style:table-row-properties style:row-height="14.73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15.52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ro8" style:family="table-row">
      <style:table-row-properties style:row-height="10.53mm" fo:break-before="auto" style:use-optimal-row-height="true"/>
    </style:style>
    <style:style style:name="ro9" style:family="table-row">
      <style:table-row-properties style:row-height="10.18mm" fo:break-before="auto" style:use-optimal-row-height="false"/>
    </style:style>
    <style:style style:name="ro10" style:family="table-row">
      <style:table-row-properties style:row-height="5.61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a" fo:background-color="#9cc2e5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9cc2e5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00000a" fo:background-color="#9cc2e5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>
      <style:table-cell-properties fo:border-bottom="0.06pt solid #00000a" fo:background-color="#9cc2e5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a" fo:wrap-option="wrap" fo:border-left="0.06pt solid #00000a" fo:border-right="0.51pt solid #00000a" fo:border-top="0.06pt solid #00000a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a" fo:background-color="#ffffff" fo:wrap-option="wrap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a" fo:background-color="#9cc2e5" style:text-align-source="fix" style:repeat-content="false" fo:wrap-option="wrap" fo:border-left="0.06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a" fo:background-color="#ffffff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" style:family="table-cell" style:parent-style-name="Default" style:data-style-name="N6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a" fo:background-color="#d9d9d9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99">
      <style:table-cell-properties fo:border-bottom="0.06pt solid #00000a" fo:border-left="0.06pt solid #00000a" fo:border-right="0.51pt solid #00000a" fo:border-top="0.06pt solid #00000a"/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Calibri" fo:font-size="12pt" style:font-size-asian="12pt" style:language-asian="ar" style:country-asian="SA" style:font-name-complex="DejaVu Sans" style:font-size-complex="12pt" style:language-complex="en" style:country-complex="US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Book Antiqua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letter-kerning="true" fo:country="none" style:country-asian="none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3c3c3c" fo:font-size="10pt" fo:country="none" style:country-asian="none" style:country-complex="none" style:font-name-asian="Ubuntu" style:font-name-complex="Ubuntu" style:font-size-asian="10pt" style:font-size-complex="10pt"/>
    </style:style>
    <style:style style:name="T5" style:family="text">
      <style:text-properties style:letter-kerning="true" style:country-asian="none" style:font-size-asian="11pt"/>
    </style:style>
    <style:style style:name="T6" style:family="text">
      <style:text-properties style:font-name="Calibri" fo:font-size="11pt" style:letter-kerning="true" style:country-asian="none" style:font-size-asian="11pt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number-columns-repeated="14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7" table:number-columns-repeated="6" table:default-cell-style-name="Default"/>
        <table:table-column table:style-name="co13" table:number-columns-repeated="964" table:default-cell-style-name="Default"/>
        <table:table-row table:style-name="ro1">
          <table:table-cell table:style-name="ce1" office:value-type="string" calcext:value-type="string">
            <text:p>Fiche_Projet</text:p>
          </table:table-cell>
          <table:table-cell table:style-name="ce4" office:value-type="string" calcext:value-type="string">
            <text:p>Depenses</text:p>
          </table:table-cell>
          <table:table-cell table:style-name="ce4" office:value-type="string" calcext:value-type="string">
            <text:p>Recettes</text:p>
          </table:table-cell>
          <table:table-cell table:style-name="ce4" office:value-type="string" calcext:value-type="string">
            <text:p>ImpactSurLesAutresProjectsDuMandat</text:p>
          </table:table-cell>
          <table:table-cell table:style-name="ce12" office:value-type="string" calcext:value-type="string">
            <text:p>2016Depenses</text:p>
          </table:table-cell>
          <table:table-cell table:style-name="ce12" office:value-type="string" calcext:value-type="string">
            <text:p>2016Recettes</text:p>
          </table:table-cell>
          <table:table-cell table:style-name="ce12" office:value-type="string" calcext:value-type="string">
            <text:p>2017Depenses</text:p>
          </table:table-cell>
          <table:table-cell table:style-name="ce12" office:value-type="string" calcext:value-type="string">
            <text:p>2017Recettes</text:p>
          </table:table-cell>
          <table:table-cell table:style-name="ce12" office:value-type="string" calcext:value-type="string">
            <text:p>2018Depenses</text:p>
          </table:table-cell>
          <table:table-cell table:style-name="ce12" office:value-type="string" calcext:value-type="string">
            <text:p>2018Recettes</text:p>
          </table:table-cell>
          <table:table-cell table:style-name="ce12" office:value-type="string" calcext:value-type="string">
            <text:p>2019Depenses</text:p>
          </table:table-cell>
          <table:table-cell table:style-name="ce12" office:value-type="string" calcext:value-type="string">
            <text:p>2019Recettes</text:p>
          </table:table-cell>
          <table:table-cell table:style-name="ce12" office:value-type="string" calcext:value-type="string">
            <text:p>2020Depenses</text:p>
          </table:table-cell>
          <table:table-cell table:style-name="ce12" office:value-type="string" calcext:value-type="string">
            <text:p>2020Recettes</text:p>
          </table:table-cell>
          <table:table-cell table:style-name="ce12" office:value-type="string" calcext:value-type="string">
            <text:p>2021Depenses</text:p>
          </table:table-cell>
          <table:table-cell table:style-name="ce12" office:value-type="string" calcext:value-type="string">
            <text:p>2021Recettes</text:p>
          </table:table-cell>
          <table:table-cell table:style-name="ce12" office:value-type="string" calcext:value-type="string">
            <text:p>2022Depenses</text:p>
          </table:table-cell>
          <table:table-cell table:style-name="ce12" office:value-type="string" calcext:value-type="string">
            <text:p>2022Recettes</text:p>
          </table:table-cell>
          <table:table-cell table:style-name="ce12" office:value-type="string" calcext:value-type="string">
            <text:p>Pluriannuel</text:p>
          </table:table-cell>
          <table:table-cell table:style-name="ce12" office:value-type="string" calcext:value-type="string">
            <text:p>Cout</text:p>
          </table:table-cell>
          <table:table-cell table:style-name="ce12" office:value-type="string" calcext:value-type="string">
            <text:p>Prog_ini</text:p>
          </table:table-cell>
          <table:table-cell table:style-name="ce12" office:value-type="string" calcext:value-type="string">
            <text:p>Prog_fin</text:p>
          </table:table-cell>
          <table:table-cell table:style-name="ce12" office:value-type="string" calcext:value-type="string">
            <text:p>Etudes_ini</text:p>
          </table:table-cell>
          <table:table-cell table:style-name="ce12" office:value-type="string" calcext:value-type="string">
            <text:p>Etudes_fin</text:p>
          </table:table-cell>
          <table:table-cell table:style-name="ce12" office:value-type="string" calcext:value-type="string">
            <text:p>Travaux_ini</text:p>
          </table:table-cell>
          <table:table-cell table:style-name="ce12" office:value-type="string" calcext:value-type="string">
            <text:p>Travaux_fin</text:p>
          </table:table-cell>
          <table:table-cell table:style-name="ce12" office:value-type="string" calcext:value-type="string">
            <text:p>AutresDates</text:p>
          </table:table-cell>
          <table:table-cell table:style-name="ce12" office:value-type="string" calcext:value-type="string">
            <text:p>Prog</text:p>
          </table:table-cell>
          <table:table-cell table:style-name="ce12" office:value-type="string" calcext:value-type="string">
            <text:p>Etudes</text:p>
          </table:table-cell>
          <table:table-cell table:style-name="ce12" office:value-type="string" calcext:value-type="string">
            <text:p>Travaux</text:p>
          </table:table-cell>
          <table:table-cell table:style-name="ce12" office:value-type="string" calcext:value-type="string">
            <text:p>Date</text:p>
          </table:table-cell>
          <table:table-cell table:style-name="ce3" office:value-type="string" calcext:value-type="string">
            <text:p>EluPilote</text:p>
          </table:table-cell>
          <table:table-cell table:style-name="ce3" office:value-type="string" calcext:value-type="string">
            <text:p>ElusAssocies</text:p>
          </table:table-cell>
          <table:table-cell table:style-name="ce3" office:value-type="string" calcext:value-type="string">
            <text:p>ServicePilote_Agent</text:p>
          </table:table-cell>
          <table:table-cell table:style-name="ce3" office:value-type="string" calcext:value-type="string">
            <text:p>ServicesAssocies_Partenaires</text:p>
          </table:table-cell>
          <table:table-cell table:style-name="ce3" office:value-type="string" calcext:value-type="string">
            <text:p>EnjeuxDuProjet</text:p>
          </table:table-cell>
          <table:table-cell table:style-name="ce3" office:value-type="string" calcext:value-type="string">
            <text:p>GouvernanceCopil</text:p>
          </table:table-cell>
          <table:table-cell table:style-name="ce3" office:value-type="string" calcext:value-type="string">
            <text:p>GouvernanceCotech</text:p>
          </table:table-cell>
          <table:table-cell table:style-name="ce12" office:value-type="string" calcext:value-type="string">
            <text:p>Calendrier_2016_S1</text:p>
          </table:table-cell>
          <table:table-cell table:style-name="ce12" office:value-type="string" calcext:value-type="string">
            <text:p>Calendrier_2016_S2</text:p>
          </table:table-cell>
          <table:table-cell table:style-name="ce12" office:value-type="string" calcext:value-type="string">
            <text:p>Calendrier_2017_S1</text:p>
          </table:table-cell>
          <table:table-cell table:style-name="ce12" office:value-type="string" calcext:value-type="string">
            <text:p>Calendrier_2017_S2</text:p>
          </table:table-cell>
          <table:table-cell table:style-name="ce12" office:value-type="string" calcext:value-type="string">
            <text:p>Calendrier_2018_S1</text:p>
          </table:table-cell>
          <table:table-cell table:style-name="ce12" office:value-type="string" calcext:value-type="string">
            <text:p>Calendrier_2018_S2</text:p>
          </table:table-cell>
          <table:table-cell table:style-name="ce12" office:value-type="string" calcext:value-type="string">
            <text:p>Calendrier_2019_S1</text:p>
          </table:table-cell>
          <table:table-cell table:style-name="ce12" office:value-type="string" calcext:value-type="string">
            <text:p>Calendrier_2019_S2</text:p>
          </table:table-cell>
          <table:table-cell table:style-name="ce12" office:value-type="string" calcext:value-type="string">
            <text:p>Calendrier_2020_S1</text:p>
          </table:table-cell>
          <table:table-cell table:style-name="ce12" office:value-type="string" calcext:value-type="string">
            <text:p>Calendrier_2020_S2</text:p>
          </table:table-cell>
          <table:table-cell table:style-name="ce12" office:value-type="string" calcext:value-type="string">
            <text:p>Calendrier_2021_S1</text:p>
          </table:table-cell>
          <table:table-cell table:style-name="ce12" office:value-type="string" calcext:value-type="string">
            <text:p>Calendrier_2021_S2</text:p>
          </table:table-cell>
          <table:table-cell table:style-name="ce12" office:value-type="string" calcext:value-type="string">
            <text:p>Calendrier_2022_S1</text:p>
          </table:table-cell>
          <table:table-cell table:style-name="ce12" office:value-type="string" calcext:value-type="string">
            <text:p>Calendrier_2022_S2</text:p>
          </table:table-cell>
          <table:table-cell table:style-name="ce12" office:value-type="string" calcext:value-type="string">
            <text:p>JalonsDecisionnel</text:p>
          </table:table-cell>
          <table:table-cell office:value-type="string" calcext:value-type="string">
            <text:p>Risques</text:p>
          </table:table-cell>
          <table:table-cell office:value-type="string" calcext:value-type="string">
            <text:p>ValidationActeesEnInstance</text:p>
          </table:table-cell>
          <table:table-cell office:value-type="string" calcext:value-type="string">
            <text:p>Visuel_Plan1</text:p>
          </table:table-cell>
          <table:table-cell office:value-type="string" calcext:value-type="string">
            <text:p>Visuel_Plan2</text:p>
          </table:table-cell>
          <table:table-cell office:value-type="string" calcext:value-type="string">
            <text:p>Visuel1</text:p>
          </table:table-cell>
          <table:table-cell office:value-type="string" calcext:value-type="string">
            <text:p>Visuel2</text:p>
          </table:table-cell>
          <table:table-cell office:value-type="string" calcext:value-type="string">
            <text:p>Observations</text:p>
          </table:table-cell>
          <table:table-cell table:style-name="ce3" table:number-columns-repeated="964"/>
        </table:table-row>
        <table:table-row table:style-name="ro2">
          <table:table-cell table:style-name="ce2" office:value-type="string" calcext:value-type="string">
            <text:p>Allées Schumann</text:p>
          </table:table-cell>
          <table:table-cell table:style-name="ce5" office:value-type="float" office:value="0.2" calcext:value-type="float">
            <text:p>0,2</text:p>
          </table:table-cell>
          <table:table-cell table:style-name="ce5"/>
          <table:table-cell table:style-name="ce1"/>
          <table:table-cell table:style-name="ce13" table:number-columns-repeated="2"/>
          <table:table-cell table:style-name="ce13" office:value-type="float" office:value="0.2" calcext:value-type="float">
            <text:p>0,2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2]);&quot;&quot;;CONCATENATE(&quot;Dépenses : &quot;;[.B2];&quot; M€&quot;;IF(ISBLANK([.S2]);&quot;&quot;;&quot; / an&quot;);IF(ISBLANK([.C2]);&quot;&quot;;CONCATENATE(&quot; ; Recettes : &quot;;[.C2];&quot; M€&quot;;IF(ISBLANK([.S2]);&quot;&quot;;&quot; / an&quot;)))))" office:value-type="string" office:string-value="Dépenses : 0,2 M€" calcext:value-type="string">
            <text:p>Dépenses : 0,2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Études en 2016 ; Travaux en 2017</text:p>
          </table:table-cell>
          <table:table-cell table:style-name="ce13"/>
          <table:table-cell table:style-name="ce13" office:value-type="float" office:value="2016" calcext:value-type="float">
            <text:p>2016</text:p>
          </table:table-cell>
          <table:table-cell table:style-name="ce13" office:value-type="float" office:value="2017" calcext:value-type="float">
            <text:p>2017</text:p>
          </table:table-cell>
          <table:table-cell table:style-name="ce19" table:formula="of:=IF(LEN([.AA2])=0;IF(LEN([.AB2])=0;IF(LEN([.AC2])=0;IF(LEN([.AD2])=0;&quot;&quot;;[.AD2]);IF(LEN([.AD2])=0;[.AC2];CONCATENATE([.AC2];&quot; ; &quot;;[.AD2])));IF(LEN([.AC2])=0;IF(LEN([.AD2])=0;[.AB2];CONCATENATE([.AB2];&quot; ; &quot;;[.AD2]));IF(LEN([.AD2])=0;CONCATENATE([.AB2];&quot; ; &quot;;[.AC2]);CONCATENATE([.AB2];&quot; ; &quot;;[.AC2]; &quot; ; &quot;;[.AD2]))));[.AA2])" office:value-type="string" office:string-value="Études en 2016 ; Travaux en 2017" calcext:value-type="string">
            <text:p>Études en 2016 ; Travaux en 2017</text:p>
          </table:table-cell>
          <table:table-cell table:number-columns-repeated="7"/>
          <table:table-cell table:style-name="ce13" table:number-columns-repeated="2"/>
          <table:table-cell table:style-name="ce13" office:value-type="float" office:value="200000" calcext:value-type="float">
            <text:p>200000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Amélioration rénovation réseau pluvial</text:p>
          </table:table-cell>
          <table:table-cell table:style-name="ce5" office:value-type="float" office:value="0.35" calcext:value-type="float">
            <text:p>0,35</text:p>
          </table:table-cell>
          <table:table-cell table:style-name="ce5"/>
          <table:table-cell table:style-name="ce1"/>
          <table:table-cell table:style-name="ce13" office:value-type="float" office:value="0.35" calcext:value-type="float">
            <text:p>0,35</text:p>
          </table:table-cell>
          <table:table-cell table:style-name="ce13"/>
          <table:table-cell table:style-name="ce13" office:value-type="float" office:value="0.35" calcext:value-type="float">
            <text:p>0,35</text:p>
          </table:table-cell>
          <table:table-cell table:style-name="ce13"/>
          <table:table-cell table:style-name="ce13" office:value-type="float" office:value="0.35" calcext:value-type="float">
            <text:p>0,35</text:p>
          </table:table-cell>
          <table:table-cell table:style-name="ce13"/>
          <table:table-cell table:style-name="ce14" office:value-type="float" office:value="0.35" calcext:value-type="float">
            <text:p>0,35</text:p>
          </table:table-cell>
          <table:table-cell table:style-name="ce14"/>
          <table:table-cell table:style-name="ce13" office:value-type="float" office:value="0.35" calcext:value-type="float">
            <text:p>0,35</text:p>
          </table:table-cell>
          <table:table-cell table:style-name="ce13"/>
          <table:table-cell table:style-name="ce13" office:value-type="float" office:value="0.35" calcext:value-type="float">
            <text:p>0,35</text:p>
          </table:table-cell>
          <table:table-cell table:style-name="ce13"/>
          <table:table-cell table:style-name="ce13" office:value-type="float" office:value="0.35" calcext:value-type="float">
            <text:p>0,35</text:p>
          </table:table-cell>
          <table:table-cell table:style-name="ce13"/>
          <table:table-cell table:style-name="ce13" office:value-type="string" calcext:value-type="string">
            <text:p>oui</text:p>
          </table:table-cell>
          <table:table-cell table:style-name="ce13" table:formula="of:=IF(ISBLANK([.B3]);&quot;&quot;;CONCATENATE(&quot;Dépenses : &quot;;[.B3];&quot; M€&quot;;IF(ISBLANK([.S3]);&quot;&quot;;&quot; / an&quot;);IF(ISBLANK([.C3]);&quot;&quot;;CONCATENATE(&quot; ; Recettes : &quot;;[.C3];&quot; M€&quot;;IF(ISBLANK([.S3]);&quot;&quot;;&quot; / an&quot;)))))" office:value-type="string" office:string-value="Dépenses : 0,35 M€ / an" calcext:value-type="string">
            <text:p>Dépenses : 0,35 M€ / an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21S2</text:p>
          </table:table-cell>
          <table:table-cell table:style-name="ce13" office:value-type="string" calcext:value-type="string">
            <text:p>Travaux en 2016-2021</text:p>
          </table:table-cell>
          <table:table-cell table:style-name="ce13" table:number-columns-repeated="2"/>
          <table:table-cell table:style-name="ce13" office:value-type="string" calcext:value-type="string">
            <text:p>2016-2022</text:p>
          </table:table-cell>
          <table:table-cell table:style-name="ce19" table:formula="of:=IF(LEN([.AA3])=0;IF(LEN([.AB3])=0;IF(LEN([.AC3])=0;IF(LEN([.AD3])=0;&quot;&quot;;[.AD3]);IF(LEN([.AD3])=0;[.AC3];CONCATENATE([.AC3];&quot; ; &quot;;[.AD3])));IF(LEN([.AC3])=0;IF(LEN([.AD3])=0;[.AB3];CONCATENATE([.AB3];&quot; ; &quot;;[.AD3]));IF(LEN([.AD3])=0;CONCATENATE([.AB3];&quot; ; &quot;;[.AC3]);CONCATENATE([.AB3];&quot; ; &quot;;[.AC3]; &quot; ; &quot;;[.AD3]))));[.AA3])" office:value-type="string" office:string-value="Travaux en 2016-2021" calcext:value-type="string">
            <text:p>Travaux en 2016-2021</text:p>
          </table:table-cell>
          <table:table-cell table:number-columns-repeated="7"/>
          <table:table-cell table:style-name="ce13" office:value-type="float" office:value="350000" calcext:value-type="float">
            <text:p>350000</text:p>
          </table:table-cell>
          <table:table-cell table:style-name="ce13"/>
          <table:table-cell table:style-name="ce13" office:value-type="float" office:value="350000" calcext:value-type="float">
            <text:p>350000</text:p>
          </table:table-cell>
          <table:table-cell table:style-name="ce13"/>
          <table:table-cell table:style-name="ce13" office:value-type="float" office:value="350000" calcext:value-type="float">
            <text:p>350000</text:p>
          </table:table-cell>
          <table:table-cell table:style-name="ce13"/>
          <table:table-cell table:style-name="ce14" office:value-type="float" office:value="350000" calcext:value-type="float">
            <text:p>350000</text:p>
          </table:table-cell>
          <table:table-cell table:style-name="ce14"/>
          <table:table-cell table:style-name="ce13" office:value-type="float" office:value="350000" calcext:value-type="float">
            <text:p>350000</text:p>
          </table:table-cell>
          <table:table-cell table:style-name="ce13" table:number-columns-repeated="4"/>
          <table:table-cell table:number-columns-repeated="973"/>
        </table:table-row>
        <table:table-row table:style-name="ro3">
          <table:table-cell table:style-name="ce2" office:value-type="string" calcext:value-type="string">
            <text:p>Aménagement du Marais de Pampin</text:p>
          </table:table-cell>
          <table:table-cell table:style-name="ce5" office:value-type="float" office:value="1.25" calcext:value-type="float">
            <text:p>1,25</text:p>
          </table:table-cell>
          <table:table-cell table:style-name="ce5" office:value-type="float" office:value="1" calcext:value-type="float">
            <text:p>1</text:p>
          </table:table-cell>
          <table:table-cell table:style-name="ce1"/>
          <table:table-cell table:style-name="ce13" office:value-type="float" office:value="0.05" calcext:value-type="float">
            <text:p>0,05</text:p>
          </table:table-cell>
          <table:table-cell table:style-name="ce13" office:value-type="float" office:value="0.038" calcext:value-type="float">
            <text:p>0,038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32" calcext:value-type="float">
            <text:p>0,32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32" calcext:value-type="float">
            <text:p>0,32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32" calcext:value-type="float">
            <text:p>0,32</text:p>
          </table:table-cell>
          <table:table-cell table:style-name="ce13" table:number-columns-repeated="7"/>
          <table:table-cell table:style-name="ce13" table:formula="of:=IF(ISBLANK([.B4]);&quot;&quot;;CONCATENATE(&quot;Dépenses : &quot;;[.B4];&quot; M€&quot;;IF(ISBLANK([.S4]);&quot;&quot;;&quot; / an&quot;);IF(ISBLANK([.C4]);&quot;&quot;;CONCATENATE(&quot; ; Recettes : &quot;;[.C4];&quot; M€&quot;;IF(ISBLANK([.S4]);&quot;&quot;;&quot; / an&quot;)))))" office:value-type="string" office:string-value="Dépenses : 1,25 M€ ; Recettes : 1 M€" calcext:value-type="string">
            <text:p>Dépenses : 1,25 M€ ; Recettes : 1 M€</text:p>
          </table:table-cell>
          <table:table-cell table:style-name="ce13" table:number-columns-repeated="2"/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2019S2</text:p>
          </table:table-cell>
          <table:table-cell table:style-name="ce13" office:value-type="string" calcext:value-type="string">
            <text:p>Études en 2016-2017 ; Travaux en 2017-2019</text:p>
          </table:table-cell>
          <table:table-cell table:style-name="ce13"/>
          <table:table-cell table:style-name="ce13" office:value-type="string" calcext:value-type="string">
            <text:p>2016-2017</text:p>
          </table:table-cell>
          <table:table-cell table:style-name="ce13" office:value-type="string" calcext:value-type="string">
            <text:p>2017-2019</text:p>
          </table:table-cell>
          <table:table-cell table:style-name="ce19" table:formula="of:=IF(LEN([.AA4])=0;IF(LEN([.AB4])=0;IF(LEN([.AC4])=0;IF(LEN([.AD4])=0;&quot;&quot;;[.AD4]);IF(LEN([.AD4])=0;[.AC4];CONCATENATE([.AC4];&quot; ; &quot;;[.AD4])));IF(LEN([.AC4])=0;IF(LEN([.AD4])=0;[.AB4];CONCATENATE([.AB4];&quot; ; &quot;;[.AD4]));IF(LEN([.AD4])=0;CONCATENATE([.AB4];&quot; ; &quot;;[.AC4]);CONCATENATE([.AB4];&quot; ; &quot;;[.AC4]; &quot; ; &quot;;[.AD4]))));[.AA4])" office:value-type="string" office:string-value="Études en 2016-2017 ; Travaux en 2017-2019" calcext:value-type="string">
            <text:p>Études en 2016-2017 ; Travaux en 2017-2019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4"/>
          <table:table-cell table:number-columns-repeated="964"/>
        </table:table-row>
        <table:table-row table:style-name="ro2">
          <table:table-cell table:style-name="ce2" office:value-type="string" calcext:value-type="string">
            <text:p>Aménagement du Marais de Tasdon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1.1" calcext:value-type="float">
            <text:p>1,1</text:p>
          </table:table-cell>
          <table:table-cell table:style-name="ce1"/>
          <table:table-cell table:style-name="ce13" office:value-type="float" office:value="0.049" calcext:value-type="float">
            <text:p>0,049</text:p>
          </table:table-cell>
          <table:table-cell table:style-name="ce13" office:value-type="float" office:value="0.045" calcext:value-type="float">
            <text:p>0,045</text:p>
          </table:table-cell>
          <table:table-cell table:style-name="ce13" office:value-type="float" office:value="0.42" calcext:value-type="float">
            <text:p>0,42</text:p>
          </table:table-cell>
          <table:table-cell table:style-name="ce13" office:value-type="float" office:value="0.21" calcext:value-type="float">
            <text:p>0,21</text:p>
          </table:table-cell>
          <table:table-cell table:style-name="ce13" office:value-type="float" office:value="0.42" calcext:value-type="float">
            <text:p>0,42</text:p>
          </table:table-cell>
          <table:table-cell table:style-name="ce13" office:value-type="float" office:value="0.21" calcext:value-type="float">
            <text:p>0,21</text:p>
          </table:table-cell>
          <table:table-cell table:style-name="ce14" office:value-type="float" office:value="0.42" calcext:value-type="float">
            <text:p>0,42</text:p>
          </table:table-cell>
          <table:table-cell table:style-name="ce14" office:value-type="float" office:value="0.21" calcext:value-type="float">
            <text:p>0,21</text:p>
          </table:table-cell>
          <table:table-cell table:style-name="ce13" office:value-type="float" office:value="0.42" calcext:value-type="float">
            <text:p>0,42</text:p>
          </table:table-cell>
          <table:table-cell table:style-name="ce13" office:value-type="float" office:value="0.21" calcext:value-type="float">
            <text:p>0,21</text:p>
          </table:table-cell>
          <table:table-cell table:style-name="ce13" office:value-type="float" office:value="0.42" calcext:value-type="float">
            <text:p>0,42</text:p>
          </table:table-cell>
          <table:table-cell table:style-name="ce13" office:value-type="float" office:value="0.21" calcext:value-type="float">
            <text:p>0,21</text:p>
          </table:table-cell>
          <table:table-cell table:style-name="ce13" table:number-columns-repeated="3"/>
          <table:table-cell table:style-name="ce13" table:formula="of:=IF(ISBLANK([.B5]);&quot;&quot;;CONCATENATE(&quot;Dépenses : &quot;;[.B5];&quot; M€&quot;;IF(ISBLANK([.S5]);&quot;&quot;;&quot; / an&quot;);IF(ISBLANK([.C5]);&quot;&quot;;CONCATENATE(&quot; ; Recettes : &quot;;[.C5];&quot; M€&quot;;IF(ISBLANK([.S5]);&quot;&quot;;&quot; / an&quot;)))))" office:value-type="string" office:string-value="Dépenses : 2,2 M€ ; Recettes : 1,1 M€" calcext:value-type="string">
            <text:p>Dépenses : 2,2 M€ ; Recettes : 1,1 M€</text:p>
          </table:table-cell>
          <table:table-cell table:number-columns-repeated="3" table:style-name="ce13" office:value-type="string" calcext:value-type="string">
            <text:p>2016S1</text:p>
          </table:table-cell>
          <table:table-cell table:number-columns-repeated="2" table:style-name="ce13" office:value-type="string" calcext:value-type="string">
            <text:p>2017S1</text:p>
          </table:table-cell>
          <table:table-cell table:style-name="ce13" office:value-type="string" calcext:value-type="string">
            <text:p>2021S1</text:p>
          </table:table-cell>
          <table:table-cell table:style-name="ce13" office:value-type="string" calcext:value-type="string">
            <text:p>Études en 2016-2017 ; Travaux en 2017-2021</text:p>
          </table:table-cell>
          <table:table-cell table:style-name="ce13" office:value-type="string" calcext:value-type="string">
            <text:p>2016-2020</text:p>
          </table:table-cell>
          <table:table-cell table:style-name="ce13" office:value-type="string" calcext:value-type="string">
            <text:p>2016-2017</text:p>
          </table:table-cell>
          <table:table-cell table:style-name="ce13" office:value-type="string" calcext:value-type="string">
            <text:p>2017-2021</text:p>
          </table:table-cell>
          <table:table-cell table:style-name="ce19" table:formula="of:=IF(LEN([.AA5])=0;IF(LEN([.AB5])=0;IF(LEN([.AC5])=0;IF(LEN([.AD5])=0;&quot;&quot;;[.AD5]);IF(LEN([.AD5])=0;[.AC5];CONCATENATE([.AC5];&quot; ; &quot;;[.AD5])));IF(LEN([.AC5])=0;IF(LEN([.AD5])=0;[.AB5];CONCATENATE([.AB5];&quot; ; &quot;;[.AD5]));IF(LEN([.AD5])=0;CONCATENATE([.AB5];&quot; ; &quot;;[.AC5]);CONCATENATE([.AB5];&quot; ; &quot;;[.AC5]; &quot; ; &quot;;[.AD5]))));[.AA5])" office:value-type="string" office:string-value="Études en 2016-2017 ; Travaux en 2017-2021" calcext:value-type="string">
            <text:p>Études en 2016-2017 ; Travaux en 2017-2021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5"/>
          <table:table-cell table:number-columns-repeated="964"/>
        </table:table-row>
        <table:table-row table:style-name="ro2">
          <table:table-cell table:style-name="ce2" office:value-type="string" calcext:value-type="string">
            <text:p>Aménagement du Parc Charruyer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0.8" calcext:value-type="float">
            <text:p>0,8</text:p>
          </table:table-cell>
          <table:table-cell table:style-name="ce1"/>
          <table:table-cell table:style-name="ce13" table:number-columns-repeated="2"/>
          <table:table-cell table:style-name="ce13" office:value-type="float" office:value="0.07" calcext:value-type="float">
            <text:p>0,07</text:p>
          </table:table-cell>
          <table:table-cell table:style-name="ce13" office:value-type="float" office:value="0.03" calcext:value-type="float">
            <text:p>0,03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266" calcext:value-type="float">
            <text:p>0,266</text:p>
          </table:table-cell>
          <table:table-cell table:style-name="ce14" office:value-type="float" office:value="0.75" calcext:value-type="float">
            <text:p>0,75</text:p>
          </table:table-cell>
          <table:table-cell table:style-name="ce14" office:value-type="float" office:value="0.266" calcext:value-type="float">
            <text:p>0,266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0.266" calcext:value-type="float">
            <text:p>0,266</text:p>
          </table:table-cell>
          <table:table-cell table:style-name="ce13" table:number-columns-repeated="5"/>
          <table:table-cell table:style-name="ce13" table:formula="of:=IF(ISBLANK([.B6]);&quot;&quot;;CONCATENATE(&quot;Dépenses : &quot;;[.B6];&quot; M€&quot;;IF(ISBLANK([.S6]);&quot;&quot;;&quot; / an&quot;);IF(ISBLANK([.C6]);&quot;&quot;;CONCATENATE(&quot; ; Recettes : &quot;;[.C6];&quot; M€&quot;;IF(ISBLANK([.S6]);&quot;&quot;;&quot; / an&quot;)))))" office:value-type="string" office:string-value="Dépenses : 2,4 M€ ; Recettes : 0,8 M€" calcext:value-type="string">
            <text:p>Dépenses : 2,4 M€ ; Recettes : 0,8 M€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2017S1</text:p>
          </table:table-cell>
          <table:table-cell table:style-name="ce13" office:value-type="string" calcext:value-type="string">
            <text:p>2020S2</text:p>
          </table:table-cell>
          <table:table-cell table:style-name="ce13" office:value-type="string" calcext:value-type="string">
            <text:p>Études en 2017 ; Travaux en 2017-2020</text:p>
          </table:table-cell>
          <table:table-cell table:style-name="ce13" table:number-columns-repeated="3"/>
          <table:table-cell table:style-name="ce19" table:formula="of:=IF(LEN([.AA6])=0;IF(LEN([.AB6])=0;IF(LEN([.AC6])=0;IF(LEN([.AD6])=0;&quot;&quot;;[.AD6]);IF(LEN([.AD6])=0;[.AC6];CONCATENATE([.AC6];&quot; ; &quot;;[.AD6])));IF(LEN([.AC6])=0;IF(LEN([.AD6])=0;[.AB6];CONCATENATE([.AB6];&quot; ; &quot;;[.AD6]));IF(LEN([.AD6])=0;CONCATENATE([.AB6];&quot; ; &quot;;[.AC6]);CONCATENATE([.AB6];&quot; ; &quot;;[.AC6]; &quot; ; &quot;;[.AD6]))));[.AA6])" office:value-type="string" office:string-value="Études en 2017 ; Travaux en 2017-2020" calcext:value-type="string">
            <text:p>Études en 2017 ; Travaux en 2017-2020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5"/>
          <table:table-cell table:number-columns-repeated="964"/>
        </table:table-row>
        <table:table-row table:style-name="ro4">
          <table:table-cell table:style-name="ce2" office:value-type="string" calcext:value-type="string">
            <text:p>Archives municipale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Libération arsenal</text:p>
          </table:table-cell>
          <table:table-cell table:style-name="ce13" office:value-type="string" calcext:value-type="string">
            <text:p>Prog./Études</text:p>
          </table:table-cell>
          <table:table-cell table:style-name="ce13"/>
          <table:table-cell table:style-name="ce13" office:value-type="string" calcext:value-type="string">
            <text:p>Prog./É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3" table:number-columns-repeated="7"/>
          <table:table-cell table:style-name="ce13" table:formula="of:=IF(ISBLANK([.B7]);&quot;&quot;;CONCATENATE(&quot;Dépenses : &quot;;[.B7];&quot; M€&quot;;IF(ISBLANK([.S7]);&quot;&quot;;&quot; / an&quot;);IF(ISBLANK([.C7]);&quot;&quot;;CONCATENATE(&quot; ; Recettes : &quot;;[.C7];&quot; M€&quot;;IF(ISBLANK([.S7]);&quot;&quot;;&quot; / an&quot;)))))" office:value-type="string" office:string-value="Dépenses : 13 M€ ; Recettes : 3 M€" calcext:value-type="string">
            <text:p>Dépenses : 13 M€ ; Recettes : 3 M€</text:p>
          </table:table-cell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2020S1</text:p>
          </table:table-cell>
          <table:table-cell table:style-name="ce13" office:value-type="string" calcext:value-type="string">
            <text:p>Prog en 2016 ; Études en 2017-2018 ; Travaux en 2018-2020</text:p>
          </table:table-cell>
          <table:table-cell table:style-name="ce13" table:number-columns-repeated="3"/>
          <table:table-cell table:style-name="ce19" table:formula="of:=IF(LEN([.AA7])=0;IF(LEN([.AB7])=0;IF(LEN([.AC7])=0;IF(LEN([.AD7])=0;&quot;&quot;;[.AD7]);IF(LEN([.AD7])=0;[.AC7];CONCATENATE([.AC7];&quot; ; &quot;;[.AD7])));IF(LEN([.AC7])=0;IF(LEN([.AD7])=0;[.AB7];CONCATENATE([.AB7];&quot; ; &quot;;[.AD7]));IF(LEN([.AD7])=0;CONCATENATE([.AB7];&quot; ; &quot;;[.AC7]);CONCATENATE([.AB7];&quot; ; &quot;;[.AC7]; &quot; ; &quot;;[.AD7]))));[.AA7])" office:value-type="string" office:string-value="Prog en 2016 ; Études en 2017-2018 ; Travaux en 2018-2020" calcext:value-type="string">
            <text:p>Prog en 2016 ; Études en 2017-2018 ; Travaux en 2018-2020</text:p>
          </table:table-cell>
          <table:table-cell table:style-name="ce20" office:value-type="string" calcext:value-type="string">
            <text:p><text:span text:style-name="T2">Dominique GUEGO   </text:span></text:p>
          </table:table-cell>
          <table:table-cell/>
          <table:table-cell table:style-name="ce21" office:value-type="string" calcext:value-type="string">
            <text:p>A&amp;C/Julien COMBES</text:p>
          </table:table-cell>
          <table:table-cell table:style-name="ce21" office:value-type="string" calcext:value-type="string">
            <text:p>AFI ; GTPB ;DAC ; DGA services à la population …</text:p>
          </table:table-cell>
          <table:table-cell table:style-name="ce22" office:value-type="string" calcext:value-type="string">
            <text:p><text:span text:style-name="T3">Rassembler en un seul lieu les archives municipales (1640m²) et agglo (environ 500 m²), + 100m² partagés.</text:span></text:p>
            <text:p><text:span text:style-name="T4">Ouvrir les archives vers le grand public en créant des espaces de consultation conviviaux</text:span></text:p>
            <text:p><text:span text:style-name="T4">Intégrer le projet dans un quartier populaire </text:span></text:p>
          </table:table-cell>
          <table:table-cell table:number-columns-repeated="2"/>
          <table:table-cell table:style-name="ce13" office:value-type="string" calcext:value-type="string">
            <text:p>Programme</text:p>
          </table:table-cell>
          <table:table-cell table:number-columns-repeated="3" table:style-name="ce13" office:value-type="string" calcext:value-type="string">
            <text:p>Etudes</text:p>
          </table:table-cell>
          <table:table-cell table:number-columns-repeated="2" table:style-name="ce13" office:value-type="string" calcext:value-type="string">
            <text:p>Travaux</text:p>
          </table:table-cell>
          <table:table-cell table:style-name="ce14" office:value-type="string" calcext:value-type="string">
            <text:p>travaux</text:p>
          </table:table-cell>
          <table:table-cell table:style-name="ce13" office:value-type="string" calcext:value-type="string">
            <text:p>Travaux</text:p>
          </table:table-cell>
          <table:table-cell table:style-name="ce13" table:number-columns-repeated="5"/>
          <table:table-cell/>
          <table:table-cell table:style-name="ce23" office:value-type="string" calcext:value-type="string">
            <text:p><text:span text:style-name="T5">- choix du lieu d’implantation</text:span></text:p>
            <text:p><text:span text:style-name="T5">- définition du programme</text:span></text:p>
            <text:p><text:span text:style-name="T5">- projet</text:span></text:p>
            <text:p><text:span text:style-name="T5">- maitrise d’oeuvre</text:span></text:p>
          </table:table-cell>
          <table:table-cell office:value-type="string" calcext:value-type="string">
            <text:p><text:span text:style-name="T6">- l’intégration des réserves des musées comporte un besoin d’espaces supplémentaires ayant un impact financier important</text:span></text:p>
            <text:p><text:span text:style-name="T6">- l’analyse capacitaire montre aussi que l’espace des châteaux d’eau devient très contrainte et le projet PRU est remis en question </text:span></text:p>
          </table:table-cell>
          <table:table-cell table:number-columns-repeated="5"/>
          <table:table-cell table:style-name="ce24" office:value-type="string" calcext:value-type="string">
            <text:p>FicheProjet_Archives.html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Avenue de Stockholm</text:p>
          </table:table-cell>
          <table:table-cell table:style-name="ce5" office:value-type="float" office:value="0.15" calcext:value-type="float">
            <text:p>0,15</text:p>
          </table:table-cell>
          <table:table-cell table:style-name="ce5"/>
          <table:table-cell table:style-name="ce1"/>
          <table:table-cell table:style-name="ce13" office:value-type="float" office:value="0.15" calcext:value-type="float">
            <text:p>0,15</text:p>
          </table:table-cell>
          <table:table-cell table:style-name="ce13" table:number-columns-repeated="3"/>
          <table:table-cell table:style-name="ce18" table:number-columns-repeated="2"/>
          <table:table-cell table:style-name="ce14" table:number-columns-repeated="2"/>
          <table:table-cell table:style-name="ce13" table:number-columns-repeated="4"/>
          <table:table-cell table:style-name="ce18" table:number-columns-repeated="3"/>
          <table:table-cell table:style-name="ce13" table:formula="of:=IF(ISBLANK([.B8]);&quot;&quot;;CONCATENATE(&quot;Dépenses : &quot;;[.B8];&quot; M€&quot;;IF(ISBLANK([.S8]);&quot;&quot;;&quot; / an&quot;);IF(ISBLANK([.C8]);&quot;&quot;;CONCATENATE(&quot; ; Recettes : &quot;;[.C8];&quot; M€&quot;;IF(ISBLANK([.S8]);&quot;&quot;;&quot; / an&quot;)))))" office:value-type="string" office:string-value="Dépenses : 0,15 M€" calcext:value-type="string">
            <text:p>Dépenses : 0,15 M€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2016S2</text:p>
          </table:table-cell>
          <table:table-cell table:style-name="ce13" office:value-type="string" calcext:value-type="string">
            <text:p>Travaux en 2016</text:p>
          </table:table-cell>
          <table:table-cell table:style-name="ce18" table:number-columns-repeated="3"/>
          <table:table-cell table:style-name="ce19" table:formula="of:=IF(LEN([.AA8])=0;IF(LEN([.AB8])=0;IF(LEN([.AC8])=0;IF(LEN([.AD8])=0;&quot;&quot;;[.AD8]);IF(LEN([.AD8])=0;[.AC8];CONCATENATE([.AC8];&quot; ; &quot;;[.AD8])));IF(LEN([.AC8])=0;IF(LEN([.AD8])=0;[.AB8];CONCATENATE([.AB8];&quot; ; &quot;;[.AD8]));IF(LEN([.AD8])=0;CONCATENATE([.AB8];&quot; ; &quot;;[.AC8]);CONCATENATE([.AB8];&quot; ; &quot;;[.AC8]; &quot; ; &quot;;[.AD8]))));[.AA8])" office:value-type="string" office:string-value="Travaux en 2016" calcext:value-type="string">
            <text:p>Travaux en 2016</text:p>
          </table:table-cell>
          <table:table-cell table:number-columns-repeated="7"/>
          <table:table-cell table:style-name="ce13" office:value-type="float" office:value="150000" calcext:value-type="float">
            <text:p>150000</text:p>
          </table:table-cell>
          <table:table-cell table:style-name="ce13"/>
          <table:table-cell table:style-name="ce13" office:value-type="string" calcext:value-type="string">
            <text:p>Avenue de Stockholm</text:p>
          </table:table-cell>
          <table:table-cell table:style-name="ce13"/>
          <table:table-cell table:style-name="ce18" office:value-type="float" office:value="150000" calcext:value-type="float">
            <text:p>150000</text:p>
          </table:table-cell>
          <table:table-cell table:style-name="ce18"/>
          <table:table-cell table:style-name="ce14" table:number-columns-repeated="2"/>
          <table:table-cell table:style-name="ce13" office:value-type="float" office:value="150000" calcext:value-type="float">
            <text:p>150000</text:p>
          </table:table-cell>
          <table:table-cell table:style-name="ce13"/>
          <table:table-cell table:style-name="ce13" office:value-type="string" calcext:value-type="string">
            <text:p>Avenue de Stockholm</text:p>
          </table:table-cell>
          <table:table-cell table:style-name="ce13"/>
          <table:table-cell table:style-name="ce18" office:value-type="float" office:value="150000" calcext:value-type="float">
            <text:p>150000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venue Denfert Rochereau</text:p>
          </table:table-cell>
          <table:table-cell table:style-name="ce5" office:value-type="float" office:value="1.25" calcext:value-type="float">
            <text:p>1,25</text:p>
          </table:table-cell>
          <table:table-cell table:style-name="ce5"/>
          <table:table-cell table:style-name="ce1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3" office:value-type="float" office:value="0.3" calcext:value-type="float">
            <text:p>0,3</text:p>
          </table:table-cell>
          <table:table-cell table:style-name="ce13" table:number-columns-repeated="6"/>
          <table:table-cell table:style-name="ce13" table:formula="of:=IF(ISBLANK([.B9]);&quot;&quot;;CONCATENATE(&quot;Dépenses : &quot;;[.B9];&quot; M€&quot;;IF(ISBLANK([.S9]);&quot;&quot;;&quot; / an&quot;);IF(ISBLANK([.C9]);&quot;&quot;;CONCATENATE(&quot; ; Recettes : &quot;;[.C9];&quot; M€&quot;;IF(ISBLANK([.S9]);&quot;&quot;;&quot; / an&quot;)))))" office:value-type="string" office:string-value="Dépenses : 1,25 M€" calcext:value-type="string">
            <text:p>Dépenses : 1,25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9S2</text:p>
          </table:table-cell>
          <table:table-cell table:style-name="ce13" office:value-type="string" calcext:value-type="string">
            <text:p>Études en 2017 ; Travaux en 2017-2019</text:p>
          </table:table-cell>
          <table:table-cell table:style-name="ce13" table:number-columns-repeated="3"/>
          <table:table-cell table:style-name="ce19" table:formula="of:=IF(LEN([.AA9])=0;IF(LEN([.AB9])=0;IF(LEN([.AC9])=0;IF(LEN([.AD9])=0;&quot;&quot;;[.AD9]);IF(LEN([.AD9])=0;[.AC9];CONCATENATE([.AC9];&quot; ; &quot;;[.AD9])));IF(LEN([.AC9])=0;IF(LEN([.AD9])=0;[.AB9];CONCATENATE([.AB9];&quot; ; &quot;;[.AD9]));IF(LEN([.AD9])=0;CONCATENATE([.AB9];&quot; ; &quot;;[.AC9]);CONCATENATE([.AB9];&quot; ; &quot;;[.AC9]; &quot; ; &quot;;[.AD9]))));[.AA9])" office:value-type="string" office:string-value="Études en 2017 ; Travaux en 2017-2019" calcext:value-type="string">
            <text:p>Études en 2017 ; Travaux en 2017-2019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office:value-type="float" office:value="300000" calcext:value-type="float">
            <text:p>300000</text:p>
          </table:table-cell>
          <table:table-cell table:style-name="ce13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Avenue des Cordeliers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1"/>
          <table:table-cell table:style-name="ce13" table:number-columns-repeated="4"/>
          <table:table-cell table:style-name="ce13" office:value-type="float" office:value="0.5" calcext:value-type="float">
            <text:p>0,5</text:p>
          </table:table-cell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3" table:formula="of:=IF(ISBLANK([.B10]);&quot;&quot;;CONCATENATE(&quot;Dépenses : &quot;;[.B10];&quot; M€&quot;;IF(ISBLANK([.S10]);&quot;&quot;;&quot; / an&quot;);IF(ISBLANK([.C10]);&quot;&quot;;CONCATENATE(&quot; ; Recettes : &quot;;[.C10];&quot; M€&quot;;IF(ISBLANK([.S10]);&quot;&quot;;&quot; / an&quot;)))))" office:value-type="string" office:string-value="Dépenses : 0,5 M€" calcext:value-type="string">
            <text:p>Dépenses : 0,5 M€</text:p>
          </table:table-cell>
          <table:table-cell table:style-name="ce13" table:number-columns-repeated="4"/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Travaux en 2018</text:p>
          </table:table-cell>
          <table:table-cell table:style-name="ce13" table:number-columns-repeated="3"/>
          <table:table-cell table:style-name="ce19" table:formula="of:=IF(LEN([.AA10])=0;IF(LEN([.AB10])=0;IF(LEN([.AC10])=0;IF(LEN([.AD10])=0;&quot;&quot;;[.AD10]);IF(LEN([.AD10])=0;[.AC10];CONCATENATE([.AC10];&quot; ; &quot;;[.AD10])));IF(LEN([.AC10])=0;IF(LEN([.AD10])=0;[.AB10];CONCATENATE([.AB10];&quot; ; &quot;;[.AD10]));IF(LEN([.AD10])=0;CONCATENATE([.AB10];&quot; ; &quot;;[.AC10]);CONCATENATE([.AB10];&quot; ; &quot;;[.AC10]; &quot; ; &quot;;[.AD10]))));[.AA10])" office:value-type="string" office:string-value="Travaux en 2018" calcext:value-type="string">
            <text:p>Travaux en 2018</text:p>
          </table:table-cell>
          <table:table-cell table:number-columns-repeated="7"/>
          <table:table-cell table:style-name="ce13" table:number-columns-repeated="4"/>
          <table:table-cell table:style-name="ce13" office:value-type="float" office:value="500000" calcext:value-type="float">
            <text:p>500000</text:p>
          </table:table-cell>
          <table:table-cell table:style-name="ce1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Avenue Raymond Poincaré</text:p>
          </table:table-cell>
          <table:table-cell table:style-name="ce5" office:value-type="float" office:value="1.2" calcext:value-type="float">
            <text:p>1,2</text:p>
          </table:table-cell>
          <table:table-cell table:style-name="ce5"/>
          <table:table-cell table:style-name="ce1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3" table:number-columns-repeated="7"/>
          <table:table-cell table:style-name="ce13" table:formula="of:=IF(ISBLANK([.B11]);&quot;&quot;;CONCATENATE(&quot;Dépenses : &quot;;[.B11];&quot; M€&quot;;IF(ISBLANK([.S11]);&quot;&quot;;&quot; / an&quot;);IF(ISBLANK([.C11]);&quot;&quot;;CONCATENATE(&quot; ; Recettes : &quot;;[.C11];&quot; M€&quot;;IF(ISBLANK([.S11]);&quot;&quot;;&quot; / an&quot;)))))" office:value-type="string" office:string-value="Dépenses : 1,2 M€" calcext:value-type="string">
            <text:p>Dépenses : 1,2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9S2</text:p>
          </table:table-cell>
          <table:table-cell table:style-name="ce13" office:value-type="string" calcext:value-type="string">
            <text:p>Études en 2017 ; Travaux en 2017-2019</text:p>
          </table:table-cell>
          <table:table-cell table:style-name="ce13" table:number-columns-repeated="3"/>
          <table:table-cell table:style-name="ce19" table:formula="of:=IF(LEN([.AA11])=0;IF(LEN([.AB11])=0;IF(LEN([.AC11])=0;IF(LEN([.AD11])=0;&quot;&quot;;[.AD11]);IF(LEN([.AD11])=0;[.AC11];CONCATENATE([.AC11];&quot; ; &quot;;[.AD11])));IF(LEN([.AC11])=0;IF(LEN([.AD11])=0;[.AB11];CONCATENATE([.AB11];&quot; ; &quot;;[.AD11]));IF(LEN([.AD11])=0;CONCATENATE([.AB11];&quot; ; &quot;;[.AC11]);CONCATENATE([.AB11];&quot; ; &quot;;[.AC11]; &quot; ; &quot;;[.AD11]))));[.AA11])" office:value-type="string" office:string-value="Études en 2017 ; Travaux en 2017-2019" calcext:value-type="string">
            <text:p>Études en 2017 ; Travaux en 2017-2019</text:p>
          </table:table-cell>
          <table:table-cell table:number-columns-repeated="7"/>
          <table:table-cell table:style-name="ce13" office:value-type="string" calcext:value-type="string">
            <text:p>Etudes/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5"/>
          <table:table-cell table:number-columns-repeated="964"/>
        </table:table-row>
        <table:table-row table:style-name="ro2">
          <table:table-cell table:style-name="ce2" office:value-type="string" calcext:value-type="string">
            <text:p>Boulevard de Cognehors</text:p>
          </table:table-cell>
          <table:table-cell table:style-name="ce5" office:value-type="float" office:value="0.3" calcext:value-type="float">
            <text:p>0,3</text:p>
          </table:table-cell>
          <table:table-cell table:style-name="ce5"/>
          <table:table-cell table:style-name="ce1"/>
          <table:table-cell table:style-name="ce13" table:number-columns-repeated="4"/>
          <table:table-cell table:style-name="ce13" office:value-type="float" office:value="0.3" calcext:value-type="float">
            <text:p>0,3</text:p>
          </table:table-cell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3" table:formula="of:=IF(ISBLANK([.B12]);&quot;&quot;;CONCATENATE(&quot;Dépenses : &quot;;[.B12];&quot; M€&quot;;IF(ISBLANK([.S12]);&quot;&quot;;&quot; / an&quot;);IF(ISBLANK([.C12]);&quot;&quot;;CONCATENATE(&quot; ; Recettes : &quot;;[.C12];&quot; M€&quot;;IF(ISBLANK([.S12]);&quot;&quot;;&quot; / an&quot;)))))" office:value-type="string" office:string-value="Dépenses : 0,3 M€" calcext:value-type="string">
            <text:p>Dépenses : 0,3 M€</text:p>
          </table:table-cell>
          <table:table-cell table:style-name="ce13" table:number-columns-repeated="4"/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Travaux en 2018</text:p>
          </table:table-cell>
          <table:table-cell table:style-name="ce13" table:number-columns-repeated="3"/>
          <table:table-cell table:style-name="ce19" table:formula="of:=IF(LEN([.AA12])=0;IF(LEN([.AB12])=0;IF(LEN([.AC12])=0;IF(LEN([.AD12])=0;&quot;&quot;;[.AD12]);IF(LEN([.AD12])=0;[.AC12];CONCATENATE([.AC12];&quot; ; &quot;;[.AD12])));IF(LEN([.AC12])=0;IF(LEN([.AD12])=0;[.AB12];CONCATENATE([.AB12];&quot; ; &quot;;[.AD12]));IF(LEN([.AD12])=0;CONCATENATE([.AB12];&quot; ; &quot;;[.AC12]);CONCATENATE([.AB12];&quot; ; &quot;;[.AC12]; &quot; ; &quot;;[.AD12]))));[.AA12])" office:value-type="string" office:string-value="Travaux en 2018" calcext:value-type="string">
            <text:p>Travaux en 2018</text:p>
          </table:table-cell>
          <table:table-cell table:number-columns-repeated="7"/>
          <table:table-cell table:style-name="ce13" table:number-columns-repeated="4"/>
          <table:table-cell table:style-name="ce13" office:value-type="float" office:value="300000" calcext:value-type="float">
            <text:p>300000</text:p>
          </table:table-cell>
          <table:table-cell table:style-name="ce1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Camping du solei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.525" calcext:value-type="float">
            <text:p>12,525</text:p>
          </table:table-cell>
          <table:table-cell table:style-name="ce1"/>
          <table:table-cell table:style-name="ce14" office:value-type="string" calcext:value-type="string">
            <text:p>Prog.</text:p>
          </table:table-cell>
          <table:table-cell table:style-name="ce14"/>
          <table:table-cell table:style-name="ce14" office:value-type="string" calcext:value-type="string">
            <text:p>Études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 table:number-columns-repeated="2"/>
          <table:table-cell table:style-name="ce14" office:value-type="float" office:value="12.525" calcext:value-type="float">
            <text:p>12,525</text:p>
          </table:table-cell>
          <table:table-cell table:style-name="ce14" table:number-columns-repeated="7"/>
          <table:table-cell table:style-name="ce13" table:formula="of:=IF(ISBLANK([.B13]);&quot;&quot;;CONCATENATE(&quot;Dépenses : &quot;;[.B13];&quot; M€&quot;;IF(ISBLANK([.S13]);&quot;&quot;;&quot; / an&quot;);IF(ISBLANK([.C13]);&quot;&quot;;CONCATENATE(&quot; ; Recettes : &quot;;[.C13];&quot; M€&quot;;IF(ISBLANK([.S13]);&quot;&quot;;&quot; / an&quot;)))))" office:value-type="string" office:string-value="Dépenses : 0 M€ ; Recettes : 12,525 M€" calcext:value-type="string">
            <text:p>Dépenses : 0 M€ ; Recettes : 12,525 M€</text:p>
          </table:table-cell>
          <table:table-cell table:number-columns-repeated="2"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Prog en 2016 ; Études en 2017 ; Travaux en 2018</text:p>
          </table:table-cell>
          <table:table-cell table:style-name="ce14" table:number-columns-repeated="3"/>
          <table:table-cell table:style-name="ce19" table:formula="of:=IF(LEN([.AA13])=0;IF(LEN([.AB13])=0;IF(LEN([.AC13])=0;IF(LEN([.AD13])=0;&quot;&quot;;[.AD13]);IF(LEN([.AD13])=0;[.AC13];CONCATENATE([.AC13];&quot; ; &quot;;[.AD13])));IF(LEN([.AC13])=0;IF(LEN([.AD13])=0;[.AB13];CONCATENATE([.AB13];&quot; ; &quot;;[.AD13]));IF(LEN([.AD13])=0;CONCATENATE([.AB13];&quot; ; &quot;;[.AC13]);CONCATENATE([.AB13];&quot; ; &quot;;[.AC13]; &quot; ; &quot;;[.AD13]))));[.AA13])" office:value-type="string" office:string-value="Prog en 2016 ; Études en 2017 ; Travaux en 2018" calcext:value-type="string">
            <text:p>Prog en 2016 ; Études en 2017 ; Travaux en 2018</text:p>
          </table:table-cell>
          <table:table-cell table:number-columns-repeated="7"/>
          <table:table-cell table:style-name="ce14" table:number-columns-repeated="13"/>
          <table:table-cell table:number-columns-repeated="8"/>
          <table:table-cell table:style-name="ce25"/>
          <table:table-cell table:number-columns-repeated="964"/>
        </table:table-row>
        <table:table-row table:style-name="ro5">
          <table:table-cell table:style-name="ce2" office:value-type="string" calcext:value-type="string">
            <text:p>Carrefour des mobilités (en partenariat avec la CDA)</text:p>
          </table:table-cell>
          <table:table-cell table:style-name="ce5" office:value-type="float" office:value="0.1" calcext:value-type="float">
            <text:p>0,1</text:p>
          </table:table-cell>
          <table:table-cell table:style-name="ce5"/>
          <table:table-cell table:style-name="ce1"/>
          <table:table-cell table:style-name="ce13" office:value-type="float" office:value="0.05" calcext:value-type="float">
            <text:p>0,05</text:p>
          </table:table-cell>
          <table:table-cell table:style-name="ce13"/>
          <table:table-cell table:style-name="ce13" office:value-type="float" office:value="0.05" calcext:value-type="float">
            <text:p>0,05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14]);&quot;&quot;;CONCATENATE(&quot;Dépenses : &quot;;[.B14];&quot; M€&quot;;IF(ISBLANK([.S14]);&quot;&quot;;&quot; / an&quot;);IF(ISBLANK([.C14]);&quot;&quot;;CONCATENATE(&quot; ; Recettes : &quot;;[.C14];&quot; M€&quot;;IF(ISBLANK([.S14]);&quot;&quot;;&quot; / an&quot;)))))" office:value-type="string" office:string-value="Dépenses : 0,1 M€" calcext:value-type="string">
            <text:p>Dépenses : 0,1 M€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Travaux en 2016-2017</text:p>
          </table:table-cell>
          <table:table-cell table:style-name="ce13" table:number-columns-repeated="3"/>
          <table:table-cell table:style-name="ce19" table:formula="of:=IF(LEN([.AA14])=0;IF(LEN([.AB14])=0;IF(LEN([.AC14])=0;IF(LEN([.AD14])=0;&quot;&quot;;[.AD14]);IF(LEN([.AD14])=0;[.AC14];CONCATENATE([.AC14];&quot; ; &quot;;[.AD14])));IF(LEN([.AC14])=0;IF(LEN([.AD14])=0;[.AB14];CONCATENATE([.AB14];&quot; ; &quot;;[.AD14]));IF(LEN([.AD14])=0;CONCATENATE([.AB14];&quot; ; &quot;;[.AC14]);CONCATENATE([.AB14];&quot; ; &quot;;[.AC14]; &quot; ; &quot;;[.AD14]))));[.AA14])" office:value-type="string" office:string-value="Travaux en 2016-2017" calcext:value-type="string">
            <text:p>Travaux en 2016-2017</text:p>
          </table:table-cell>
          <table:table-cell table:number-columns-repeated="7"/>
          <table:table-cell table:style-name="ce13" office:value-type="float" office:value="50000" calcext:value-type="float">
            <text:p>50000</text:p>
          </table:table-cell>
          <table:table-cell table:style-name="ce13"/>
          <table:table-cell table:style-name="ce13" office:value-type="float" office:value="50000" calcext:value-type="float">
            <text:p>50000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Centre commercial La Chope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12" calcext:value-type="float">
            <text:p>0,12</text:p>
          </table:table-cell>
          <table:table-cell table:style-name="ce1"/>
          <table:table-cell table:style-name="ce13" office:value-type="string" calcext:value-type="string">
            <text:p>Études/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3" table:formula="of:=IF(ISBLANK([.B15]);&quot;&quot;;CONCATENATE(&quot;Dépenses : &quot;;[.B15];&quot; M€&quot;;IF(ISBLANK([.S15]);&quot;&quot;;&quot; / an&quot;);IF(ISBLANK([.C15]);&quot;&quot;;CONCATENATE(&quot; ; Recettes : &quot;;[.C15];&quot; M€&quot;;IF(ISBLANK([.S15]);&quot;&quot;;&quot; / an&quot;)))))" office:value-type="string" office:string-value="Dépenses : 0,8 M€ ; Recettes : 0,12 M€" calcext:value-type="string">
            <text:p>Dépenses : 0,8 M€ ; Recettes : 0,12 M€</text:p>
          </table:table-cell>
          <table:table-cell table:number-columns-repeated="3" table:style-name="ce13" office:value-type="string" calcext:value-type="string">
            <text:p>2016S1</text:p>
          </table:table-cell>
          <table:table-cell table:number-columns-repeated="2"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Études en 2016 ; Travaux en 2016-2017</text:p>
          </table:table-cell>
          <table:table-cell table:style-name="ce13" table:number-columns-repeated="3"/>
          <table:table-cell table:style-name="ce19" table:formula="of:=IF(LEN([.AA15])=0;IF(LEN([.AB15])=0;IF(LEN([.AC15])=0;IF(LEN([.AD15])=0;&quot;&quot;;[.AD15]);IF(LEN([.AD15])=0;[.AC15];CONCATENATE([.AC15];&quot; ; &quot;;[.AD15])));IF(LEN([.AC15])=0;IF(LEN([.AD15])=0;[.AB15];CONCATENATE([.AB15];&quot; ; &quot;;[.AD15]));IF(LEN([.AD15])=0;CONCATENATE([.AB15];&quot; ; &quot;;[.AC15]);CONCATENATE([.AB15];&quot; ; &quot;;[.AC15]; &quot; ; &quot;;[.AD15]))));[.AA15])" office:value-type="string" office:string-value="Études en 2016 ; Travaux en 2016-2017" calcext:value-type="string">
            <text:p>Études en 2016 ; Travaux en 2016-2017</text:p>
          </table:table-cell>
          <table:table-cell table:number-columns-repeated="7"/>
          <table:table-cell table:style-name="ce13" office:value-type="string" calcext:value-type="string">
            <text:p>Etudes/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5"/>
          <table:table-cell table:number-columns-repeated="964"/>
        </table:table-row>
        <table:table-row table:style-name="ro5">
          <table:table-cell table:style-name="ce2" office:value-type="string" calcext:value-type="string">
            <text:p>Charte de Gouvernance</text:p>
          </table:table-cell>
          <table:table-cell table:style-name="ce5" office:value-type="float" office:value="0.46" calcext:value-type="float">
            <text:p>0,46</text:p>
          </table:table-cell>
          <table:table-cell table:style-name="ce5"/>
          <table:table-cell table:style-name="ce1" office:value-type="string" calcext:value-type="string">
            <text:p>En lien et collaboration avec le Plan de Référence La Rochelle 2030</text:p>
          </table:table-cell>
          <table:table-cell table:style-name="ce13" office:value-type="float" office:value="0.46" calcext:value-type="float">
            <text:p>0,46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7"/>
          <table:table-cell table:style-name="ce13" table:formula="of:=IF(ISBLANK([.B16]);&quot;&quot;;CONCATENATE(&quot;Dépenses : &quot;;[.B16];&quot; M€&quot;;IF(ISBLANK([.S16]);&quot;&quot;;&quot; / an&quot;);IF(ISBLANK([.C16]);&quot;&quot;;CONCATENATE(&quot; ; Recettes : &quot;;[.C16];&quot; M€&quot;;IF(ISBLANK([.S16]);&quot;&quot;;&quot; / an&quot;)))))" office:value-type="string" office:string-value="Dépenses : 0,46 M€" calcext:value-type="string">
            <text:p>Dépenses : 0,46 M€</text:p>
          </table:table-cell>
          <table:table-cell table:number-columns-repeated="4" table:style-name="ce13" office:value-type="string" calcext:value-type="string">
            <text:p>2016S1</text:p>
          </table:table-cell>
          <table:table-cell table:style-name="ce13" table:number-columns-repeated="2"/>
          <table:table-cell table:style-name="ce13" office:value-type="string" calcext:value-type="string">
            <text:p>Études en 2016</text:p>
          </table:table-cell>
          <table:table-cell table:style-name="ce13" table:number-columns-repeated="3"/>
          <table:table-cell table:style-name="ce19" table:formula="of:=IF(LEN([.AA16])=0;IF(LEN([.AB16])=0;IF(LEN([.AC16])=0;IF(LEN([.AD16])=0;&quot;&quot;;[.AD16]);IF(LEN([.AD16])=0;[.AC16];CONCATENATE([.AC16];&quot; ; &quot;;[.AD16])));IF(LEN([.AC16])=0;IF(LEN([.AD16])=0;[.AB16];CONCATENATE([.AB16];&quot; ; &quot;;[.AD16]));IF(LEN([.AD16])=0;CONCATENATE([.AB16];&quot; ; &quot;;[.AC16]);CONCATENATE([.AB16];&quot; ; &quot;;[.AC16]; &quot; ; &quot;;[.AD16]))));[.AA16])" office:value-type="string" office:string-value="Études en 2016" calcext:value-type="string">
            <text:p>Études en 2016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5"/>
          <table:table-cell table:number-columns-repeated="964"/>
        </table:table-row>
        <table:table-row table:style-name="ro1">
          <table:table-cell table:style-name="ce2" office:value-type="string" calcext:value-type="string">
            <text:p>Cité administrative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2" calcext:value-type="float">
            <text:p>12</text:p>
          </table:table-cell>
          <table:table-cell table:style-name="ce1" office:value-type="string" calcext:value-type="string">
            <text:p>Cessions : Zone verte hôtel de ville ; CCAS ; </text:p>
            <text:p>Villa Fort Louis libérée</text:p>
          </table:table-cell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4"/>
          <table:table-cell table:style-name="ce13" table:formula="of:=IF(ISBLANK([.B17]);&quot;&quot;;CONCATENATE(&quot;Dépenses : &quot;;[.B17];&quot; M€&quot;;IF(ISBLANK([.S17]);&quot;&quot;;&quot; / an&quot;);IF(ISBLANK([.C17]);&quot;&quot;;CONCATENATE(&quot; ; Recettes : &quot;;[.C17];&quot; M€&quot;;IF(ISBLANK([.S17]);&quot;&quot;;&quot; / an&quot;)))))" office:value-type="string" office:string-value="Dépenses : 22 M€ ; Recettes : 12 M€" calcext:value-type="string">
            <text:p>Dépenses : 22 M€ ; Recettes : 12 M€</text:p>
          </table:table-cell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2019S1</text:p>
          </table:table-cell>
          <table:table-cell table:style-name="ce13" office:value-type="string" calcext:value-type="string">
            <text:p>2021S2</text:p>
          </table:table-cell>
          <table:table-cell table:style-name="ce13" office:value-type="string" calcext:value-type="string">
            <text:p>Prog en 2016 ; Études en 2017-2018 ; Travaux en 2019-2021</text:p>
          </table:table-cell>
          <table:table-cell table:style-name="ce13" table:number-columns-repeated="3"/>
          <table:table-cell table:style-name="ce19" table:formula="of:=IF(LEN([.AA17])=0;IF(LEN([.AB17])=0;IF(LEN([.AC17])=0;IF(LEN([.AD17])=0;&quot;&quot;;[.AD17]);IF(LEN([.AD17])=0;[.AC17];CONCATENATE([.AC17];&quot; ; &quot;;[.AD17])));IF(LEN([.AC17])=0;IF(LEN([.AD17])=0;[.AB17];CONCATENATE([.AB17];&quot; ; &quot;;[.AD17]));IF(LEN([.AD17])=0;CONCATENATE([.AB17];&quot; ; &quot;;[.AC17]);CONCATENATE([.AB17];&quot; ; &quot;;[.AC17]; &quot; ; &quot;;[.AD17]))));[.AA17])" office:value-type="string" office:string-value="Prog en 2016 ; Études en 2017-2018 ; Travaux en 2019-2021" calcext:value-type="string">
            <text:p>Prog en 2016 ; Études en 2017-2018 ; Travaux en 2019-2021</text:p>
          </table:table-cell>
          <table:table-cell table:number-columns-repeated="4"/>
          <table:table-cell table:style-name="ce8"/>
          <table:table-cell table:number-columns-repeated="2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2"/>
          <table:table-cell table:number-columns-repeated="8"/>
          <table:table-cell table:style-name="ce8"/>
          <table:table-cell table:number-columns-repeated="964"/>
        </table:table-row>
        <table:table-row table:style-name="ro3">
          <table:table-cell table:style-name="ce2" office:value-type="string" calcext:value-type="string">
            <text:p>Contrat Re-Sources</text:p>
          </table:table-cell>
          <table:table-cell table:style-name="ce5" office:value-type="float" office:value="1.442" calcext:value-type="float">
            <text:p>1,442</text:p>
          </table:table-cell>
          <table:table-cell table:style-name="ce5" office:value-type="string" calcext:value-type="string">
            <text:p>59 % subv.</text:p>
          </table:table-cell>
          <table:table-cell table:style-name="ce1"/>
          <table:table-cell table:style-name="ce13" office:value-type="float" office:value="0.199" calcext:value-type="float">
            <text:p>0,199</text:p>
          </table:table-cell>
          <table:table-cell table:style-name="ce13"/>
          <table:table-cell table:style-name="ce13" office:value-type="float" office:value="0.398" calcext:value-type="float">
            <text:p>0,398</text:p>
          </table:table-cell>
          <table:table-cell table:style-name="ce13"/>
          <table:table-cell table:style-name="ce13" office:value-type="float" office:value="0.378" calcext:value-type="float">
            <text:p>0,378</text:p>
          </table:table-cell>
          <table:table-cell table:style-name="ce13"/>
          <table:table-cell table:style-name="ce13" office:value-type="float" office:value="0.467" calcext:value-type="float">
            <text:p>0,467</text:p>
          </table:table-cell>
          <table:table-cell table:style-name="ce13" table:number-columns-repeated="8"/>
          <table:table-cell table:style-name="ce13" table:formula="of:=IF(ISBLANK([.B18]);&quot;&quot;;CONCATENATE(&quot;Dépenses : &quot;;[.B18];&quot; M€&quot;;IF(ISBLANK([.S18]);&quot;&quot;;&quot; / an&quot;);IF(ISBLANK([.C18]);&quot;&quot;;CONCATENATE(&quot; ; Recettes : &quot;;[.C18];&quot; M€&quot;;IF(ISBLANK([.S18]);&quot;&quot;;&quot; / an&quot;)))))" office:value-type="string" office:string-value="Dépenses : 1,442 M€ ; Recettes : 59 % subv. M€" calcext:value-type="string">
            <text:p>Dépenses : 1,442 M€ ; Recettes : 59 % subv. M€</text:p>
          </table:table-cell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9S2</text:p>
          </table:table-cell>
          <table:table-cell table:style-name="ce13" table:number-columns-repeated="4"/>
          <table:table-cell table:style-name="ce13" office:value-type="string" calcext:value-type="string">
            <text:p>De 2016 à 2019</text:p>
          </table:table-cell>
          <table:table-cell table:style-name="ce13" table:number-columns-repeated="3"/>
          <table:table-cell table:style-name="ce19" table:formula="of:=IF(LEN([.AA18])=0;IF(LEN([.AB18])=0;IF(LEN([.AC18])=0;IF(LEN([.AD18])=0;&quot;&quot;;[.AD18]);IF(LEN([.AD18])=0;[.AC18];CONCATENATE([.AC18];&quot; ; &quot;;[.AD18])));IF(LEN([.AC18])=0;IF(LEN([.AD18])=0;[.AB18];CONCATENATE([.AB18];&quot; ; &quot;;[.AD18]));IF(LEN([.AD18])=0;CONCATENATE([.AB18];&quot; ; &quot;;[.AC18]);CONCATENATE([.AB18];&quot; ; &quot;;[.AC18]; &quot; ; &quot;;[.AD18]))));[.AA18])" office:value-type="string" office:string-value="De 2016 à 2019" calcext:value-type="string">
            <text:p>De 2016 à 2019</text:p>
          </table:table-cell>
          <table:table-cell table:number-columns-repeated="4"/>
          <table:table-cell table:style-name="ce8"/>
          <table:table-cell table:number-columns-repeated="2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8"/>
          <table:table-cell table:number-columns-repeated="964"/>
        </table:table-row>
        <table:table-row table:style-name="ro2">
          <table:table-cell table:style-name="ce2" office:value-type="string" calcext:value-type="string">
            <text:p>Crèche de Mireuil</text:p>
          </table:table-cell>
          <table:table-cell table:style-name="ce5" office:value-type="float" office:value="0.42" calcext:value-type="float">
            <text:p>0,42</text:p>
          </table:table-cell>
          <table:table-cell table:style-name="ce5"/>
          <table:table-cell table:style-name="ce1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float" office:value="0.42" calcext:value-type="float">
            <text:p>0,42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19]);&quot;&quot;;CONCATENATE(&quot;Dépenses : &quot;;[.B19];&quot; M€&quot;;IF(ISBLANK([.S19]);&quot;&quot;;&quot; / an&quot;);IF(ISBLANK([.C19]);&quot;&quot;;CONCATENATE(&quot; ; Recettes : &quot;;[.C19];&quot; M€&quot;;IF(ISBLANK([.S19]);&quot;&quot;;&quot; / an&quot;)))))" office:value-type="string" office:string-value="Dépenses : 0,42 M€" calcext:value-type="string">
            <text:p>Dépenses : 0,42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Études en 2016 ; Travaux en 2017</text:p>
          </table:table-cell>
          <table:table-cell table:style-name="ce13" table:number-columns-repeated="3"/>
          <table:table-cell table:style-name="ce19" table:formula="of:=IF(LEN([.AA19])=0;IF(LEN([.AB19])=0;IF(LEN([.AC19])=0;IF(LEN([.AD19])=0;&quot;&quot;;[.AD19]);IF(LEN([.AD19])=0;[.AC19];CONCATENATE([.AC19];&quot; ; &quot;;[.AD19])));IF(LEN([.AC19])=0;IF(LEN([.AD19])=0;[.AB19];CONCATENATE([.AB19];&quot; ; &quot;;[.AD19]));IF(LEN([.AD19])=0;CONCATENATE([.AB19];&quot; ; &quot;;[.AC19]);CONCATENATE([.AB19];&quot; ; &quot;;[.AC19]; &quot; ; &quot;;[.AD19]))));[.AA19])" office:value-type="string" office:string-value="Études en 2016 ; Travaux en 2017" calcext:value-type="string">
            <text:p>Études en 2016 ; Travaux en 2017</text:p>
          </table:table-cell>
          <table:table-cell table:number-columns-repeated="7"/>
          <table:table-cell table:style-name="ce13" office:value-type="string" calcext:value-type="string">
            <text:p>E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5">
          <table:table-cell table:style-name="ce2" office:value-type="string" calcext:value-type="string">
            <text:p>Dépôt espaces verts des Minimes</text:p>
          </table:table-cell>
          <table:table-cell table:style-name="ce5" office:value-type="float" office:value="0.83" calcext:value-type="float">
            <text:p>0,83</text:p>
          </table:table-cell>
          <table:table-cell table:style-name="ce5" office:value-type="string" calcext:value-type="string">
            <text:p>Vente Foncier</text:p>
          </table:table-cell>
          <table:table-cell table:style-name="ce1" office:value-type="string" calcext:value-type="string">
            <text:p>Vente du foncier accueillant actuellement le dépôt, intégration d’un </text:p>
          </table:table-cell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3" table:formula="of:=IF(ISBLANK([.B20]);&quot;&quot;;CONCATENATE(&quot;Dépenses : &quot;;[.B20];&quot; M€&quot;;IF(ISBLANK([.S20]);&quot;&quot;;&quot; / an&quot;);IF(ISBLANK([.C20]);&quot;&quot;;CONCATENATE(&quot; ; Recettes : &quot;;[.C20];&quot; M€&quot;;IF(ISBLANK([.S20]);&quot;&quot;;&quot; / an&quot;)))))" office:value-type="string" office:string-value="Dépenses : 0,83 M€ ; Recettes : Vente Foncier M€" calcext:value-type="string">
            <text:p>Dépenses : 0,83 M€ ; Recettes : Vente Foncier M€</text:p>
          </table:table-cell>
          <table:table-cell table:style-name="ce13" table:number-columns-repeated="2"/>
          <table:table-cell table:style-name="ce13" office:value-type="string" calcext:value-type="string">
            <text:p>2020S1</text:p>
          </table:table-cell>
          <table:table-cell table:style-name="ce13" office:value-type="string" calcext:value-type="string">
            <text:p>2020S2</text:p>
          </table:table-cell>
          <table:table-cell table:style-name="ce13" office:value-type="string" calcext:value-type="string">
            <text:p>2021S1</text:p>
          </table:table-cell>
          <table:table-cell table:style-name="ce13" office:value-type="string" calcext:value-type="string">
            <text:p>2021S2</text:p>
          </table:table-cell>
          <table:table-cell table:style-name="ce13" office:value-type="string" calcext:value-type="string">
            <text:p>Études en 2020 ; Travaux en 2021</text:p>
          </table:table-cell>
          <table:table-cell table:style-name="ce13" table:number-columns-repeated="3"/>
          <table:table-cell table:style-name="ce19" table:formula="of:=IF(LEN([.AA20])=0;IF(LEN([.AB20])=0;IF(LEN([.AC20])=0;IF(LEN([.AD20])=0;&quot;&quot;;[.AD20]);IF(LEN([.AD20])=0;[.AC20];CONCATENATE([.AC20];&quot; ; &quot;;[.AD20])));IF(LEN([.AC20])=0;IF(LEN([.AD20])=0;[.AB20];CONCATENATE([.AB20];&quot; ; &quot;;[.AD20]));IF(LEN([.AD20])=0;CONCATENATE([.AB20];&quot; ; &quot;;[.AC20]);CONCATENATE([.AB20];&quot; ; &quot;;[.AC20]; &quot; ; &quot;;[.AD20]))));[.AA20])" office:value-type="string" office:string-value="Études en 2020 ; Travaux en 2021" calcext:value-type="string">
            <text:p>Études en 2020 ; Travaux en 2021</text:p>
          </table:table-cell>
          <table:table-cell table:number-columns-repeated="7"/>
          <table:table-cell table:style-name="ce13" office:value-type="string" calcext:value-type="string">
            <text:p>E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6">
          <table:table-cell table:style-name="ce2" office:value-type="string" calcext:value-type="string">
            <text:p>Dépôt Propreté urbaine / Équipe E.V. Villeneuve les Salines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9" office:value-type="string" calcext:value-type="string">
            <text:p>Vente du foncier accueillant actuellement les dépôts E.V. Clos de Margat + <text:s/>P.U. Rempart des Voliers</text:p>
          </table:table-cell>
          <table:table-cell table:style-name="ce13" office:value-type="string" calcext:value-type="string">
            <text:p>Prog.</text:p>
          </table:table-cell>
          <table:table-cell table:style-name="ce13" table:number-columns-repeated="5"/>
          <table:table-cell table:style-name="ce14" table:number-columns-repeated="2"/>
          <table:table-cell table:style-name="ce13" office:value-type="string" calcext:value-type="string">
            <text:p>E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4"/>
          <table:table-cell table:style-name="ce13" table:formula="of:=IF(ISBLANK([.B21]);&quot;&quot;;CONCATENATE(&quot;Dépenses : &quot;;[.B21];&quot; M€&quot;;IF(ISBLANK([.S21]);&quot;&quot;;&quot; / an&quot;);IF(ISBLANK([.C21]);&quot;&quot;;CONCATENATE(&quot; ; Recettes : &quot;;[.C21];&quot; M€&quot;;IF(ISBLANK([.S21]);&quot;&quot;;&quot; / an&quot;)))))" office:value-type="string" office:string-value="Dépenses : ? M€" calcext:value-type="string">
            <text:p>Dépenses : ? M€</text:p>
          </table:table-cell>
          <table:table-cell table:style-name="ce13" table:number-columns-repeated="2"/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Études en 2016-2017 ; Travaux en 2017-2018</text:p>
          </table:table-cell>
          <table:table-cell table:style-name="ce13" table:number-columns-repeated="3"/>
          <table:table-cell table:style-name="ce19" table:formula="of:=IF(LEN([.AA21])=0;IF(LEN([.AB21])=0;IF(LEN([.AC21])=0;IF(LEN([.AD21])=0;&quot;&quot;;[.AD21]);IF(LEN([.AD21])=0;[.AC21];CONCATENATE([.AC21];&quot; ; &quot;;[.AD21])));IF(LEN([.AC21])=0;IF(LEN([.AD21])=0;[.AB21];CONCATENATE([.AB21];&quot; ; &quot;;[.AD21]));IF(LEN([.AD21])=0;CONCATENATE([.AB21];&quot; ; &quot;;[.AC21]);CONCATENATE([.AB21];&quot; ; &quot;;[.AC21]; &quot; ; &quot;;[.AD21]))));[.AA21])" office:value-type="string" office:string-value="Études en 2016-2017 ; Travaux en 2017-2018" calcext:value-type="string">
            <text:p>Études en 2016-2017 ; Travaux en 2017-2018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Encan Artisans (façades + quai)</text:p>
          </table:table-cell>
          <table:table-cell table:style-name="ce5" office:value-type="float" office:value="0.51" calcext:value-type="float">
            <text:p>0,51</text:p>
          </table:table-cell>
          <table:table-cell table:style-name="ce5" office:value-type="float" office:value="0.0438" calcext:value-type="float">
            <text:p>0,0438</text:p>
          </table:table-cell>
          <table:table-cell table:style-name="ce1"/>
          <table:table-cell table:style-name="ce13" office:value-type="string" calcext:value-type="string">
            <text:p>Études/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office:value-type="float" office:value="0.0438" calcext:value-type="float">
            <text:p>0,0438</text:p>
          </table:table-cell>
          <table:table-cell table:style-name="ce13" table:number-columns-repeated="2"/>
          <table:table-cell table:style-name="ce14" table:number-columns-repeated="2"/>
          <table:table-cell table:style-name="ce13" table:number-columns-repeated="7"/>
          <table:table-cell table:style-name="ce13" table:formula="of:=IF(ISBLANK([.B22]);&quot;&quot;;CONCATENATE(&quot;Dépenses : &quot;;[.B22];&quot; M€&quot;;IF(ISBLANK([.S22]);&quot;&quot;;&quot; / an&quot;);IF(ISBLANK([.C22]);&quot;&quot;;CONCATENATE(&quot; ; Recettes : &quot;;[.C22];&quot; M€&quot;;IF(ISBLANK([.S22]);&quot;&quot;;&quot; / an&quot;)))))" office:value-type="string" office:string-value="Dépenses : 0,51 M€ ; Recettes : 0,0438 M€" calcext:value-type="string">
            <text:p>Dépenses : 0,51 M€ ; Recettes : 0,0438 M€</text:p>
          </table:table-cell>
          <table:table-cell table:style-name="ce13" table:number-columns-repeated="2"/>
          <table:table-cell table:number-columns-repeated="3"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Études en 2016 ; Travaux en 2016-2017</text:p>
          </table:table-cell>
          <table:table-cell table:style-name="ce13" table:number-columns-repeated="3"/>
          <table:table-cell table:style-name="ce19" table:formula="of:=IF(LEN([.AA22])=0;IF(LEN([.AB22])=0;IF(LEN([.AC22])=0;IF(LEN([.AD22])=0;&quot;&quot;;[.AD22]);IF(LEN([.AD22])=0;[.AC22];CONCATENATE([.AC22];&quot; ; &quot;;[.AD22])));IF(LEN([.AC22])=0;IF(LEN([.AD22])=0;[.AB22];CONCATENATE([.AB22];&quot; ; &quot;;[.AD22]));IF(LEN([.AD22])=0;CONCATENATE([.AB22];&quot; ; &quot;;[.AC22]);CONCATENATE([.AB22];&quot; ; &quot;;[.AC22]; &quot; ; &quot;;[.AD22]))));[.AA22])" office:value-type="string" office:string-value="Études en 2016 ; Travaux en 2016-2017" calcext:value-type="string">
            <text:p>Études en 2016 ; Travaux en 2016-2017</text:p>
          </table:table-cell>
          <table:table-cell table:number-columns-repeated="7"/>
          <table:table-cell table:style-name="ce13" office:value-type="string" calcext:value-type="string">
            <text:p>Etudes / 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Encan Halle Bord à quai</text:p>
          </table:table-cell>
          <table:table-cell table:style-name="ce5" office:value-type="float" office:value="3.2" calcext:value-type="float">
            <text:p>3,2</text:p>
          </table:table-cell>
          <table:table-cell table:style-name="ce5"/>
          <table:table-cell table:style-name="ce1" office:value-type="string" calcext:value-type="string">
            <text:p>Projet relevant du dvt Eco</text:p>
          </table:table-cell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3" table:formula="of:=IF(ISBLANK([.B23]);&quot;&quot;;CONCATENATE(&quot;Dépenses : &quot;;[.B23];&quot; M€&quot;;IF(ISBLANK([.S23]);&quot;&quot;;&quot; / an&quot;);IF(ISBLANK([.C23]);&quot;&quot;;CONCATENATE(&quot; ; Recettes : &quot;;[.C23];&quot; M€&quot;;IF(ISBLANK([.S23]);&quot;&quot;;&quot; / an&quot;)))))" office:value-type="string" office:string-value="Dépenses : 3,2 M€" calcext:value-type="string">
            <text:p>Dépenses : 3,2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Études en 2016 ; Travaux en 2017-2018</text:p>
          </table:table-cell>
          <table:table-cell table:style-name="ce13" table:number-columns-repeated="3"/>
          <table:table-cell table:style-name="ce19" table:formula="of:=IF(LEN([.AA23])=0;IF(LEN([.AB23])=0;IF(LEN([.AC23])=0;IF(LEN([.AD23])=0;&quot;&quot;;[.AD23]);IF(LEN([.AD23])=0;[.AC23];CONCATENATE([.AC23];&quot; ; &quot;;[.AD23])));IF(LEN([.AC23])=0;IF(LEN([.AD23])=0;[.AB23];CONCATENATE([.AB23];&quot; ; &quot;;[.AD23]));IF(LEN([.AD23])=0;CONCATENATE([.AB23];&quot; ; &quot;;[.AC23]);CONCATENATE([.AB23];&quot; ; &quot;;[.AC23]; &quot; ; &quot;;[.AD23]))));[.AA23])" office:value-type="string" office:string-value="Études en 2016 ; Travaux en 2017-2018" calcext:value-type="string">
            <text:p>Études en 2016 ; Travaux en 2017-2018</text:p>
          </table:table-cell>
          <table:table-cell table:number-columns-repeated="7"/>
          <table:table-cell table:style-name="ce13" office:value-type="string" calcext:value-type="string">
            <text:p>E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Encan Réfection des quais côté bassin</text:p>
          </table:table-cell>
          <table:table-cell table:style-name="ce5" office:value-type="float" office:value="0.18" calcext:value-type="float">
            <text:p>0,18</text:p>
          </table:table-cell>
          <table:table-cell table:style-name="ce5"/>
          <table:table-cell table:style-name="ce1" office:value-type="string" calcext:value-type="string">
            <text:p>Non retenu en 2016</text:p>
          </table:table-cell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float" office:value="0.18" calcext:value-type="float">
            <text:p>0,18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24]);&quot;&quot;;CONCATENATE(&quot;Dépenses : &quot;;[.B24];&quot; M€&quot;;IF(ISBLANK([.S24]);&quot;&quot;;&quot; / an&quot;);IF(ISBLANK([.C24]);&quot;&quot;;CONCATENATE(&quot; ; Recettes : &quot;;[.C24];&quot; M€&quot;;IF(ISBLANK([.S24]);&quot;&quot;;&quot; / an&quot;)))))" office:value-type="string" office:string-value="Dépenses : 0,18 M€" calcext:value-type="string">
            <text:p>Dépenses : 0,18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2</text:p>
          </table:table-cell>
          <table:table-cell table:number-columns-repeated="2" table:style-name="ce13" office:value-type="string" calcext:value-type="string">
            <text:p>2017S1</text:p>
          </table:table-cell>
          <table:table-cell table:style-name="ce13" office:value-type="string" calcext:value-type="string">
            <text:p>Études en 2016 ; Travaux en 2017</text:p>
          </table:table-cell>
          <table:table-cell table:style-name="ce13" table:number-columns-repeated="3"/>
          <table:table-cell table:style-name="ce19" table:formula="of:=IF(LEN([.AA24])=0;IF(LEN([.AB24])=0;IF(LEN([.AC24])=0;IF(LEN([.AD24])=0;&quot;&quot;;[.AD24]);IF(LEN([.AD24])=0;[.AC24];CONCATENATE([.AC24];&quot; ; &quot;;[.AD24])));IF(LEN([.AC24])=0;IF(LEN([.AD24])=0;[.AB24];CONCATENATE([.AB24];&quot; ; &quot;;[.AD24]));IF(LEN([.AD24])=0;CONCATENATE([.AB24];&quot; ; &quot;;[.AC24]);CONCATENATE([.AB24];&quot; ; &quot;;[.AC24]; &quot; ; &quot;;[.AD24]))));[.AA24])" office:value-type="string" office:string-value="Études en 2016 ; Travaux en 2017" calcext:value-type="string">
            <text:p>Études en 2016 ; Travaux en 2017</text:p>
          </table:table-cell>
          <table:table-cell table:number-columns-repeated="7"/>
          <table:table-cell table:style-name="ce13" office:value-type="string" calcext:value-type="string">
            <text:p>Etudes/Travaux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5">
          <table:table-cell table:style-name="ce2" office:value-type="string" calcext:value-type="string">
            <text:p>Espace Gare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0.11" calcext:value-type="float">
            <text:p>0,11</text:p>
          </table:table-cell>
          <table:table-cell table:style-name="ce1" office:value-type="string" calcext:value-type="string">
            <text:p>Poste pour reconstitution ferroviaire à rajouter : parking silo etc …</text:p>
          </table:table-cell>
          <table:table-cell table:style-name="ce13" table:number-columns-repeated="6"/>
          <table:table-cell table:style-name="ce14" table:number-columns-repeated="2"/>
          <table:table-cell table:style-name="ce13" table:number-columns-repeated="7"/>
          <table:table-cell table:style-name="ce13" table:formula="of:=IF(ISBLANK([.B25]);&quot;&quot;;CONCATENATE(&quot;Dépenses : &quot;;[.B25];&quot; M€&quot;;IF(ISBLANK([.S25]);&quot;&quot;;&quot; / an&quot;);IF(ISBLANK([.C25]);&quot;&quot;;CONCATENATE(&quot; ; Recettes : &quot;;[.C25];&quot; M€&quot;;IF(ISBLANK([.S25]);&quot;&quot;;&quot; / an&quot;)))))" office:value-type="string" office:string-value="Dépenses : 0,22 M€ ; Recettes : 0,11 M€" calcext:value-type="string">
            <text:p>Dépenses : 0,22 M€ ; Recettes : 0,11 M€</text:p>
          </table:table-cell>
          <table:table-cell table:style-name="ce13" table:number-columns-repeated="6"/>
          <table:table-cell table:style-name="ce13" office:value-type="string" calcext:value-type="string">
            <text:p>.</text:p>
          </table:table-cell>
          <table:table-cell table:style-name="ce13" table:number-columns-repeated="3"/>
          <table:table-cell table:style-name="ce19" table:formula="of:=IF(LEN([.AA25])=0;IF(LEN([.AB25])=0;IF(LEN([.AC25])=0;IF(LEN([.AD25])=0;&quot;&quot;;[.AD25]);IF(LEN([.AD25])=0;[.AC25];CONCATENATE([.AC25];&quot; ; &quot;;[.AD25])));IF(LEN([.AC25])=0;IF(LEN([.AD25])=0;[.AB25];CONCATENATE([.AB25];&quot; ; &quot;;[.AD25]));IF(LEN([.AD25])=0;CONCATENATE([.AB25];&quot; ; &quot;;[.AC25]);CONCATENATE([.AB25];&quot; ; &quot;;[.AC25]; &quot; ; &quot;;[.AD25]))));[.AA25])" office:value-type="string" office:string-value="." calcext:value-type="string">
            <text:p>.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Guide de l'Aménagement</text:p>
          </table:table-cell>
          <table:table-cell table:style-name="ce6" office:value-type="float" office:value="0.2" calcext:value-type="float">
            <text:p>0,2</text:p>
          </table:table-cell>
          <table:table-cell table:style-name="ce7"/>
          <table:table-cell table:style-name="ce1"/>
          <table:table-cell table:style-name="ce13" office:value-type="float" office:value="0.1" calcext:value-type="float">
            <text:p>0,1</text:p>
          </table:table-cell>
          <table:table-cell table:style-name="ce13"/>
          <table:table-cell table:style-name="ce13" office:value-type="float" office:value="0.1" calcext:value-type="float">
            <text:p>0,1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26]);&quot;&quot;;CONCATENATE(&quot;Dépenses : &quot;;[.B26];&quot; M€&quot;;IF(ISBLANK([.S26]);&quot;&quot;;&quot; / an&quot;);IF(ISBLANK([.C26]);&quot;&quot;;CONCATENATE(&quot; ; Recettes : &quot;;[.C26];&quot; M€&quot;;IF(ISBLANK([.S26]);&quot;&quot;;&quot; / an&quot;)))))" office:value-type="string" office:string-value="Dépenses : 0,2 M€" calcext:value-type="string">
            <text:p>Dépenses : 0,2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7S2</text:p>
          </table:table-cell>
          <table:table-cell table:style-name="ce13" table:number-columns-repeated="2"/>
          <table:table-cell table:style-name="ce13" office:value-type="string" calcext:value-type="string">
            <text:p>Études en 2016-2017</text:p>
          </table:table-cell>
          <table:table-cell table:style-name="ce13" table:number-columns-repeated="3"/>
          <table:table-cell table:style-name="ce19" table:formula="of:=IF(LEN([.AA26])=0;IF(LEN([.AB26])=0;IF(LEN([.AC26])=0;IF(LEN([.AD26])=0;&quot;&quot;;[.AD26]);IF(LEN([.AD26])=0;[.AC26];CONCATENATE([.AC26];&quot; ; &quot;;[.AD26])));IF(LEN([.AC26])=0;IF(LEN([.AD26])=0;[.AB26];CONCATENATE([.AB26];&quot; ; &quot;;[.AD26]));IF(LEN([.AD26])=0;CONCATENATE([.AB26];&quot; ; &quot;;[.AC26]);CONCATENATE([.AB26];&quot; ; &quot;;[.AC26]; &quot; ; &quot;;[.AD26]))));[.AA26])" office:value-type="string" office:string-value="Études en 2016-2017" calcext:value-type="string">
            <text:p>Études en 2016-2017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Gymnase Gaston Neveur</text:p>
          </table:table-cell>
          <table:table-cell table:style-name="ce5" office:value-type="float" office:value="1.06" calcext:value-type="float">
            <text:p>1,06</text:p>
          </table:table-cell>
          <table:table-cell table:style-name="ce5"/>
          <table:table-cell table:style-name="ce1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3" table:formula="of:=IF(ISBLANK([.B27]);&quot;&quot;;CONCATENATE(&quot;Dépenses : &quot;;[.B27];&quot; M€&quot;;IF(ISBLANK([.S27]);&quot;&quot;;&quot; / an&quot;);IF(ISBLANK([.C27]);&quot;&quot;;CONCATENATE(&quot; ; Recettes : &quot;;[.C27];&quot; M€&quot;;IF(ISBLANK([.S27]);&quot;&quot;;&quot; / an&quot;)))))" office:value-type="string" office:string-value="Dépenses : 1,06 M€" calcext:value-type="string">
            <text:p>Dépenses : 1,06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Études en 2016 ; Travaux en 2017-2018</text:p>
          </table:table-cell>
          <table:table-cell table:style-name="ce13" table:number-columns-repeated="3"/>
          <table:table-cell table:style-name="ce19" table:formula="of:=IF(LEN([.AA27])=0;IF(LEN([.AB27])=0;IF(LEN([.AC27])=0;IF(LEN([.AD27])=0;&quot;&quot;;[.AD27]);IF(LEN([.AD27])=0;[.AC27];CONCATENATE([.AC27];&quot; ; &quot;;[.AD27])));IF(LEN([.AC27])=0;IF(LEN([.AD27])=0;[.AB27];CONCATENATE([.AB27];&quot; ; &quot;;[.AD27]));IF(LEN([.AD27])=0;CONCATENATE([.AB27];&quot; ; &quot;;[.AC27]);CONCATENATE([.AB27];&quot; ; &quot;;[.AC27]; &quot; ; &quot;;[.AD27]))));[.AA27])" office:value-type="string" office:string-value="Études en 2016 ; Travaux en 2017-2018" calcext:value-type="string">
            <text:p>Études en 2016 ; Travaux en 2017-2018</text:p>
          </table:table-cell>
          <table:table-cell table:number-columns-repeated="7"/>
          <table:table-cell table:style-name="ce13" office:value-type="string" calcext:value-type="string">
            <text:p>Etudes/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5">
          <table:table-cell table:style-name="ce2" office:value-type="string" calcext:value-type="string">
            <text:p>Hôtel de Ville - Reconstruction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12,8 (dont assurance)</text:p>
          </table:table-cell>
          <table:table-cell table:style-name="ce1" office:value-type="string" calcext:value-type="string">
            <text:p>Zone verte libérée si cité administrative construite</text:p>
          </table:table-cell>
          <table:table-cell table:style-name="ce14" office:value-type="string" calcext:value-type="string">
            <text:p>Études/Travaux (mai)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3" table:number-columns-repeated="7"/>
          <table:table-cell table:style-name="ce13" table:formula="of:=IF(ISBLANK([.B28]);&quot;&quot;;CONCATENATE(&quot;Dépenses : &quot;;[.B28];&quot; M€&quot;;IF(ISBLANK([.S28]);&quot;&quot;;&quot; / an&quot;);IF(ISBLANK([.C28]);&quot;&quot;;CONCATENATE(&quot; ; Recettes : &quot;;[.C28];&quot; M€&quot;;IF(ISBLANK([.S28]);&quot;&quot;;&quot; / an&quot;)))))" office:value-type="string" office:string-value="Dépenses : 21 M€ ; Recettes : 12,8 (dont assurance) M€" calcext:value-type="string">
            <text:p>Dépenses : 21 M€ ; Recettes : 12,8 (dont assurance)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9S1</text:p>
          </table:table-cell>
          <table:table-cell table:style-name="ce13" office:value-type="string" calcext:value-type="string">
            <text:p>Études en 2016 ; Travaux en 2016-2019</text:p>
          </table:table-cell>
          <table:table-cell table:style-name="ce13" table:number-columns-repeated="3"/>
          <table:table-cell table:style-name="ce19" table:formula="of:=IF(LEN([.AA28])=0;IF(LEN([.AB28])=0;IF(LEN([.AC28])=0;IF(LEN([.AD28])=0;&quot;&quot;;[.AD28]);IF(LEN([.AD28])=0;[.AC28];CONCATENATE([.AC28];&quot; ; &quot;;[.AD28])));IF(LEN([.AC28])=0;IF(LEN([.AD28])=0;[.AB28];CONCATENATE([.AB28];&quot; ; &quot;;[.AD28]));IF(LEN([.AD28])=0;CONCATENATE([.AB28];&quot; ; &quot;;[.AC28]);CONCATENATE([.AB28];&quot; ; &quot;;[.AC28]; &quot; ; &quot;;[.AD28]))));[.AA28])" office:value-type="string" office:string-value="Études en 2016 ; Travaux en 2016-2019" calcext:value-type="string">
            <text:p>Études en 2016 ; Travaux en 2016-2019</text:p>
          </table:table-cell>
          <table:table-cell table:number-columns-repeated="4"/>
          <table:table-cell table:style-name="ce8"/>
          <table:table-cell table:number-columns-repeated="2"/>
          <table:table-cell table:style-name="ce14" office:value-type="string" calcext:value-type="string">
            <text:p>Travaux (mai)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3" table:number-columns-repeated="5"/>
          <table:table-cell table:number-columns-repeated="2"/>
          <table:table-cell table:style-name="ce8"/>
          <table:table-cell table:number-columns-repeated="5"/>
          <table:table-cell table:style-name="ce25"/>
          <table:table-cell table:number-columns-repeated="964"/>
        </table:table-row>
        <table:table-row table:style-name="ro7">
          <table:table-cell table:style-name="ce2" office:value-type="string" calcext:value-type="string">
            <text:p>Ilôt Joffre</text:p>
          </table:table-cell>
          <table:table-cell table:style-name="ce5" office:value-type="float" office:value="8.775" calcext:value-type="float">
            <text:p>8,775</text:p>
          </table:table-cell>
          <table:table-cell table:style-name="ce5" office:value-type="float" office:value="7.735" calcext:value-type="float">
            <text:p>7,735</text:p>
          </table:table-cell>
          <table:table-cell table:style-name="ce10"/>
          <table:table-cell table:style-name="ce15" office:value-type="float" office:value="3.7" calcext:value-type="float">
            <text:p>3,7</text:p>
          </table:table-cell>
          <table:table-cell table:style-name="ce15"/>
          <table:table-cell table:number-columns-repeated="2" table:style-name="ce17" office:value-type="float" office:value="1.4" calcext:value-type="float">
            <text:p>1,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.5" calcext:value-type="float">
            <text:p>2,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.4" calcext:value-type="float">
            <text:p>1,4</text:p>
          </table:table-cell>
          <table:table-cell table:style-name="ce14" table:number-columns-repeated="5"/>
          <table:table-cell table:style-name="ce13" table:formula="of:=IF(ISBLANK([.B29]);&quot;&quot;;CONCATENATE(&quot;Dépenses : &quot;;[.B29];&quot; M€&quot;;IF(ISBLANK([.S29]);&quot;&quot;;&quot; / an&quot;);IF(ISBLANK([.C29]);&quot;&quot;;CONCATENATE(&quot; ; Recettes : &quot;;[.C29];&quot; M€&quot;;IF(ISBLANK([.S29]);&quot;&quot;;&quot; / an&quot;)))))" office:value-type="string" office:string-value="Dépenses : 8,775 M€ ; Recettes : 7,735 M€" calcext:value-type="string">
            <text:p>Dépenses : 8,775 M€ ; Recettes : 7,735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9S2</text:p>
          </table:table-cell>
          <table:table-cell table:style-name="ce13" office:value-type="string" calcext:value-type="string">
            <text:p>Études en 2016 ; Travaux en 2017-2019</text:p>
          </table:table-cell>
          <table:table-cell table:style-name="ce14" table:number-columns-repeated="3"/>
          <table:table-cell table:style-name="ce19" table:formula="of:=IF(LEN([.AA29])=0;IF(LEN([.AB29])=0;IF(LEN([.AC29])=0;IF(LEN([.AD29])=0;&quot;&quot;;[.AD29]);IF(LEN([.AD29])=0;[.AC29];CONCATENATE([.AC29];&quot; ; &quot;;[.AD29])));IF(LEN([.AC29])=0;IF(LEN([.AD29])=0;[.AB29];CONCATENATE([.AB29];&quot; ; &quot;;[.AD29]));IF(LEN([.AD29])=0;CONCATENATE([.AB29];&quot; ; &quot;;[.AC29]);CONCATENATE([.AB29];&quot; ; &quot;;[.AC29]; &quot; ; &quot;;[.AD29]))));[.AA29])" office:value-type="string" office:string-value="Études en 2016 ; Travaux en 2017-2019" calcext:value-type="string">
            <text:p>Études en 2016 ; Travaux en 2017-2019</text:p>
          </table:table-cell>
          <table:table-cell table:number-columns-repeated="7"/>
          <table:table-cell table:style-name="ce14" office:value-type="string" calcext:value-type="string">
            <text:p>études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4" office:value-type="string" calcext:value-type="string">
            <text:p>travaux</text:p>
          </table:table-cell>
          <table:table-cell table:style-name="ce14" table:number-columns-repeated="6"/>
          <table:table-cell table:number-columns-repeated="8"/>
          <table:table-cell table:style-name="ce8"/>
          <table:table-cell table:number-columns-repeated="964"/>
        </table:table-row>
        <table:table-row table:style-name="ro2">
          <table:table-cell table:style-name="ce2" office:value-type="string" calcext:value-type="string">
            <text:p>Ilôt Schweitzer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7.3" calcext:value-type="float">
            <text:p>7,3</text:p>
          </table:table-cell>
          <table:table-cell table:style-name="ce1"/>
          <table:table-cell table:style-name="ce14" table:number-columns-repeated="15"/>
          <table:table-cell table:style-name="ce13" table:formula="of:=IF(ISBLANK([.B30]);&quot;&quot;;CONCATENATE(&quot;Dépenses : &quot;;[.B30];&quot; M€&quot;;IF(ISBLANK([.S30]);&quot;&quot;;&quot; / an&quot;);IF(ISBLANK([.C30]);&quot;&quot;;CONCATENATE(&quot; ; Recettes : &quot;;[.C30];&quot; M€&quot;;IF(ISBLANK([.S30]);&quot;&quot;;&quot; / an&quot;)))))" office:value-type="string" office:string-value="Dépenses : 8,1 M€ ; Recettes : 7,3 M€" calcext:value-type="string">
            <text:p>Dépenses : 8,1 M€ ; Recettes : 7,3 M€</text:p>
          </table:table-cell>
          <table:table-cell table:style-name="ce13" table:number-columns-repeated="6"/>
          <table:table-cell table:style-name="ce13" office:value-type="string" calcext:value-type="string">
            <text:p>.</text:p>
          </table:table-cell>
          <table:table-cell table:style-name="ce14" table:number-columns-repeated="3"/>
          <table:table-cell table:style-name="ce19" table:formula="of:=IF(LEN([.AA30])=0;IF(LEN([.AB30])=0;IF(LEN([.AC30])=0;IF(LEN([.AD30])=0;&quot;&quot;;[.AD30]);IF(LEN([.AD30])=0;[.AC30];CONCATENATE([.AC30];&quot; ; &quot;;[.AD30])));IF(LEN([.AC30])=0;IF(LEN([.AD30])=0;[.AB30];CONCATENATE([.AB30];&quot; ; &quot;;[.AD30]));IF(LEN([.AD30])=0;CONCATENATE([.AB30];&quot; ; &quot;;[.AC30]);CONCATENATE([.AB30];&quot; ; &quot;;[.AC30]; &quot; ; &quot;;[.AD30]))));[.AA30])" office:value-type="string" office:string-value="." calcext:value-type="string">
            <text:p>.</text:p>
          </table:table-cell>
          <table:table-cell table:number-columns-repeated="7"/>
          <table:table-cell table:style-name="ce14" table:number-columns-repeated="13"/>
          <table:table-cell table:number-columns-repeated="8"/>
          <table:table-cell table:style-name="ce26"/>
          <table:table-cell table:number-columns-repeated="964"/>
        </table:table-row>
        <table:table-row table:style-name="ro8">
          <table:table-cell table:style-name="ce2" office:value-type="string" calcext:value-type="string">
            <text:p>Isolation des combles (prog. Pluriannuel)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6" calcext:value-type="float">
            <text:p>0,06</text:p>
          </table:table-cell>
          <table:table-cell table:style-name="ce10"/>
          <table:table-cell table:style-name="ce15" office:value-type="string" calcext:value-type="string">
            <text:p>Prog./Études/Travaux</text:p>
          </table:table-cell>
          <table:table-cell table:style-name="ce15"/>
          <table:table-cell table:style-name="ce15" office:value-type="string" calcext:value-type="string">
            <text:p>Prog./Études/Travaux</text:p>
          </table:table-cell>
          <table:table-cell table:style-name="ce17"/>
          <table:table-cell table:style-name="ce15" office:value-type="string" calcext:value-type="string">
            <text:p>Prog./Études/Travaux</text:p>
          </table:table-cell>
          <table:table-cell table:style-name="ce17"/>
          <table:table-cell table:style-name="ce17" office:value-type="string" calcext:value-type="string">
            <text:p>Travaux</text:p>
          </table:table-cell>
          <table:table-cell table:style-name="ce17" table:number-columns-repeated="3"/>
          <table:table-cell table:style-name="ce14" table:number-columns-repeated="4"/>
          <table:table-cell table:style-name="ce14" office:value-type="string" calcext:value-type="string">
            <text:p>oui</text:p>
          </table:table-cell>
          <table:table-cell table:style-name="ce13" table:formula="of:=IF(ISBLANK([.B31]);&quot;&quot;;CONCATENATE(&quot;Dépenses : &quot;;[.B31];&quot; M€&quot;;IF(ISBLANK([.S31]);&quot;&quot;;&quot; / an&quot;);IF(ISBLANK([.C31]);&quot;&quot;;CONCATENATE(&quot; ; Recettes : &quot;;[.C31];&quot; M€&quot;;IF(ISBLANK([.S31]);&quot;&quot;;&quot; / an&quot;)))))" office:value-type="string" office:string-value="Dépenses : 0,1 M€ / an ; Recettes : 0,06 M€ / an" calcext:value-type="string">
            <text:p>Dépenses : 0,1 M€ / an ; Recettes : 0,06 M€ / an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9S2</text:p>
          </table:table-cell>
          <table:table-cell table:style-name="ce13" office:value-type="string" calcext:value-type="string">
            <text:p>Travaux en 2016-2019</text:p>
          </table:table-cell>
          <table:table-cell table:style-name="ce14" table:number-columns-repeated="3"/>
          <table:table-cell table:style-name="ce19" table:formula="of:=IF(LEN([.AA31])=0;IF(LEN([.AB31])=0;IF(LEN([.AC31])=0;IF(LEN([.AD31])=0;&quot;&quot;;[.AD31]);IF(LEN([.AD31])=0;[.AC31];CONCATENATE([.AC31];&quot; ; &quot;;[.AD31])));IF(LEN([.AC31])=0;IF(LEN([.AD31])=0;[.AB31];CONCATENATE([.AB31];&quot; ; &quot;;[.AD31]));IF(LEN([.AD31])=0;CONCATENATE([.AB31];&quot; ; &quot;;[.AC31]);CONCATENATE([.AB31];&quot; ; &quot;;[.AC31]; &quot; ; &quot;;[.AD31]))));[.AA31])" office:value-type="string" office:string-value="Travaux en 2016-2019" calcext:value-type="string">
            <text:p>Travaux en 2016-2019</text:p>
          </table:table-cell>
          <table:table-cell table:number-columns-repeated="7"/>
          <table:table-cell table:style-name="ce14" table:number-columns-repeated="13"/>
          <table:table-cell table:number-columns-repeated="8"/>
          <table:table-cell table:style-name="ce8"/>
          <table:table-cell table:number-columns-repeated="964"/>
        </table:table-row>
        <table:table-row table:style-name="ro2">
          <table:table-cell table:style-name="ce2" office:value-type="string" calcext:value-type="string">
            <text:p>Itinéraires cyclables (prog. Annuel)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5" calcext:value-type="float">
            <text:p>0,15</text:p>
          </table:table-cell>
          <table:table-cell table:style-name="ce1"/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5" calcext:value-type="float">
            <text:p>0,15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0.15" calcext:value-type="float">
            <text:p>0,1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string" calcext:value-type="string">
            <text:p>oui</text:p>
          </table:table-cell>
          <table:table-cell table:style-name="ce13" table:formula="of:=IF(ISBLANK([.B32]);&quot;&quot;;CONCATENATE(&quot;Dépenses : &quot;;[.B32];&quot; M€&quot;;IF(ISBLANK([.S32]);&quot;&quot;;&quot; / an&quot;);IF(ISBLANK([.C32]);&quot;&quot;;CONCATENATE(&quot; ; Recettes : &quot;;[.C32];&quot; M€&quot;;IF(ISBLANK([.S32]);&quot;&quot;;&quot; / an&quot;)))))" office:value-type="string" office:string-value="Dépenses : 0,4 M€ / an ; Recettes : 0,15 M€ / an" calcext:value-type="string">
            <text:p>Dépenses : 0,4 M€ / an ; Recettes : 0,15 M€ / an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21S2</text:p>
          </table:table-cell>
          <table:table-cell table:style-name="ce13" office:value-type="string" calcext:value-type="string">
            <text:p>Travaux en 2016-2021</text:p>
          </table:table-cell>
          <table:table-cell table:style-name="ce13" table:number-columns-repeated="3"/>
          <table:table-cell table:style-name="ce19" table:formula="of:=IF(LEN([.AA32])=0;IF(LEN([.AB32])=0;IF(LEN([.AC32])=0;IF(LEN([.AD32])=0;&quot;&quot;;[.AD32]);IF(LEN([.AD32])=0;[.AC32];CONCATENATE([.AC32];&quot; ; &quot;;[.AD32])));IF(LEN([.AC32])=0;IF(LEN([.AD32])=0;[.AB32];CONCATENATE([.AB32];&quot; ; &quot;;[.AD32]));IF(LEN([.AD32])=0;CONCATENATE([.AB32];&quot; ; &quot;;[.AC32]);CONCATENATE([.AB32];&quot; ; &quot;;[.AC32]; &quot; ; &quot;;[.AD32]))));[.AA32])" office:value-type="string" office:string-value="Travaux en 2016-2021" calcext:value-type="string">
            <text:p>Travaux en 2016-2021</text:p>
          </table:table-cell>
          <table:table-cell table:number-columns-repeated="7"/>
          <table:table-cell table:style-name="ce13" office:value-type="float" office:value="250000" calcext:value-type="float">
            <text:p>250000</text:p>
          </table:table-cell>
          <table:table-cell table:style-name="ce13"/>
          <table:table-cell table:style-name="ce13" office:value-type="float" office:value="250000" calcext:value-type="float">
            <text:p>250000</text:p>
          </table:table-cell>
          <table:table-cell table:style-name="ce13"/>
          <table:table-cell table:style-name="ce13" office:value-type="float" office:value="250000" calcext:value-type="float">
            <text:p>250000</text:p>
          </table:table-cell>
          <table:table-cell table:style-name="ce13"/>
          <table:table-cell table:style-name="ce14" office:value-type="float" office:value="250000" calcext:value-type="float">
            <text:p>250000</text:p>
          </table:table-cell>
          <table:table-cell table:style-name="ce14"/>
          <table:table-cell table:style-name="ce13" office:value-type="float" office:value="250000" calcext:value-type="float">
            <text:p>250000</text:p>
          </table:table-cell>
          <table:table-cell table:style-name="ce13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Maternelle Jean Bart</text:p>
          </table:table-cell>
          <table:table-cell table:style-name="ce5" office:value-type="float" office:value="0.225" calcext:value-type="float">
            <text:p>0,225</text:p>
          </table:table-cell>
          <table:table-cell table:style-name="ce5"/>
          <table:table-cell table:style-name="ce1"/>
          <table:table-cell table:style-name="ce13" office:value-type="float" office:value="0.225" calcext:value-type="float">
            <text:p>0,225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7"/>
          <table:table-cell table:style-name="ce13" table:formula="of:=IF(ISBLANK([.B33]);&quot;&quot;;CONCATENATE(&quot;Dépenses : &quot;;[.B33];&quot; M€&quot;;IF(ISBLANK([.S33]);&quot;&quot;;&quot; / an&quot;);IF(ISBLANK([.C33]);&quot;&quot;;CONCATENATE(&quot; ; Recettes : &quot;;[.C33];&quot; M€&quot;;IF(ISBLANK([.S33]);&quot;&quot;;&quot; / an&quot;)))))" office:value-type="string" office:string-value="Dépenses : 0,225 M€" calcext:value-type="string">
            <text:p>Dépenses : 0,225 M€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Travaux en 2016</text:p>
          </table:table-cell>
          <table:table-cell table:style-name="ce13" table:number-columns-repeated="3"/>
          <table:table-cell table:style-name="ce19" table:formula="of:=IF(LEN([.AA33])=0;IF(LEN([.AB33])=0;IF(LEN([.AC33])=0;IF(LEN([.AD33])=0;&quot;&quot;;[.AD33]);IF(LEN([.AD33])=0;[.AC33];CONCATENATE([.AC33];&quot; ; &quot;;[.AD33])));IF(LEN([.AC33])=0;IF(LEN([.AD33])=0;[.AB33];CONCATENATE([.AB33];&quot; ; &quot;;[.AD33]));IF(LEN([.AD33])=0;CONCATENATE([.AB33];&quot; ; &quot;;[.AC33]);CONCATENATE([.AB33];&quot; ; &quot;;[.AC33]; &quot; ; &quot;;[.AD33]))));[.AA33])" office:value-type="string" office:string-value="Travaux en 2016" calcext:value-type="string">
            <text:p>Travaux en 2016</text:p>
          </table:table-cell>
          <table:table-cell table:number-columns-repeated="7"/>
          <table:table-cell table:style-name="ce13" office:value-type="string" calcext:value-type="string">
            <text:p>Travaux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1">
          <table:table-cell table:style-name="ce2" office:value-type="string" calcext:value-type="string">
            <text:p>Musée d'Art et d'Histoire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Si vente de l'Hôtel d'Orbigny pour financer cette opération, trouver des locaux pour le remplacer</text:p>
          </table:table-cell>
          <table:table-cell table:style-name="ce13" office:value-type="string" calcext:value-type="string">
            <text:p>Prog.</text:p>
          </table:table-cell>
          <table:table-cell table:style-name="ce13" table:number-columns-repeated="3"/>
          <table:table-cell table:style-name="ce13" office:value-type="float" office:value="0.2" calcext:value-type="float">
            <text:p>0,2</text:p>
          </table:table-cell>
          <table:table-cell table:style-name="ce13"/>
          <table:table-cell table:style-name="ce14" office:value-type="float" office:value="0.3" calcext:value-type="float">
            <text:p>0,3</text:p>
          </table:table-cell>
          <table:table-cell table:style-name="ce14"/>
          <table:table-cell table:style-name="ce13" office:value-type="float" office:value="4.5" calcext:value-type="float">
            <text:p>4,5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table:number-columns-repeated="4"/>
          <table:table-cell table:style-name="ce13" table:formula="of:=IF(ISBLANK([.B34]);&quot;&quot;;CONCATENATE(&quot;Dépenses : &quot;;[.B34];&quot; M€&quot;;IF(ISBLANK([.S34]);&quot;&quot;;&quot; / an&quot;);IF(ISBLANK([.C34]);&quot;&quot;;CONCATENATE(&quot; ; Recettes : &quot;;[.C34];&quot; M€&quot;;IF(ISBLANK([.S34]);&quot;&quot;;&quot; / an&quot;)))))" office:value-type="string" office:string-value="Dépenses : 10 M€ ; Recettes : 3 M€" calcext:value-type="string">
            <text:p>Dépenses : 10 M€ ; Recettes : 3 M€</text:p>
          </table:table-cell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20168S1</text:p>
          </table:table-cell>
          <table:table-cell table:style-name="ce13" office:value-type="string" calcext:value-type="string">
            <text:p>2019S2</text:p>
          </table:table-cell>
          <table:table-cell table:style-name="ce13" office:value-type="string" calcext:value-type="string">
            <text:p>20120S1</text:p>
          </table:table-cell>
          <table:table-cell table:style-name="ce13" office:value-type="string" calcext:value-type="string">
            <text:p>2021S2</text:p>
          </table:table-cell>
          <table:table-cell table:style-name="ce13" office:value-type="string" calcext:value-type="string">
            <text:p>Prog en 2016 ; Études en 2018-2019 ; Travaux en 2020-2021</text:p>
          </table:table-cell>
          <table:table-cell table:style-name="ce13" table:number-columns-repeated="3"/>
          <table:table-cell table:style-name="ce19" table:formula="of:=IF(LEN([.AA34])=0;IF(LEN([.AB34])=0;IF(LEN([.AC34])=0;IF(LEN([.AD34])=0;&quot;&quot;;[.AD34]);IF(LEN([.AD34])=0;[.AC34];CONCATENATE([.AC34];&quot; ; &quot;;[.AD34])));IF(LEN([.AC34])=0;IF(LEN([.AD34])=0;[.AB34];CONCATENATE([.AB34];&quot; ; &quot;;[.AD34]));IF(LEN([.AD34])=0;CONCATENATE([.AB34];&quot; ; &quot;;[.AC34]);CONCATENATE([.AB34];&quot; ; &quot;;[.AC34]; &quot; ; &quot;;[.AD34]))));[.AA34])" office:value-type="string" office:string-value="Prog en 2016 ; Études en 2018-2019 ; Travaux en 2020-2021" calcext:value-type="string">
            <text:p>Prog en 2016 ; Études en 2018-2019 ; Travaux en 2020-2021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3">
          <table:table-cell table:style-name="ce2" office:value-type="string" calcext:value-type="string">
            <text:p>PAPI GABUT - Ville en Bois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6.6" calcext:value-type="float">
            <text:p>6,6</text:p>
          </table:table-cell>
          <table:table-cell table:style-name="ce1"/>
          <table:table-cell table:style-name="ce13" office:value-type="float" office:value="0.6" calcext:value-type="float">
            <text:p>0,6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6.6" calcext:value-type="float">
            <text:p>6,6</text:p>
          </table:table-cell>
          <table:table-cell table:style-name="ce14" table:number-columns-repeated="2"/>
          <table:table-cell table:style-name="ce13" table:number-columns-repeated="7"/>
          <table:table-cell table:style-name="ce13" table:formula="of:=IF(ISBLANK([.B35]);&quot;&quot;;CONCATENATE(&quot;Dépenses : &quot;;[.B35];&quot; M€&quot;;IF(ISBLANK([.S35]);&quot;&quot;;&quot; / an&quot;);IF(ISBLANK([.C35]);&quot;&quot;;CONCATENATE(&quot; ; Recettes : &quot;;[.C35];&quot; M€&quot;;IF(ISBLANK([.S35]);&quot;&quot;;&quot; / an&quot;)))))" office:value-type="string" office:string-value="Dépenses : 8,6 M€ ; Recettes : 6,6 M€" calcext:value-type="string">
            <text:p>Dépenses : 8,6 M€ ; Recettes : 6,6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Études en 2016 ; Travaux en 2017-2018</text:p>
          </table:table-cell>
          <table:table-cell table:style-name="ce13" table:number-columns-repeated="3"/>
          <table:table-cell table:style-name="ce19" table:formula="of:=IF(LEN([.AA35])=0;IF(LEN([.AB35])=0;IF(LEN([.AC35])=0;IF(LEN([.AD35])=0;&quot;&quot;;[.AD35]);IF(LEN([.AD35])=0;[.AC35];CONCATENATE([.AC35];&quot; ; &quot;;[.AD35])));IF(LEN([.AC35])=0;IF(LEN([.AD35])=0;[.AB35];CONCATENATE([.AB35];&quot; ; &quot;;[.AD35]));IF(LEN([.AD35])=0;CONCATENATE([.AB35];&quot; ; &quot;;[.AC35]);CONCATENATE([.AB35];&quot; ; &quot;;[.AC35]; &quot; ; &quot;;[.AD35]))));[.AA35])" office:value-type="string" office:string-value="Études en 2016 ; Travaux en 2017-2018" calcext:value-type="string">
            <text:p>Études en 2016 ; Travaux en 2017-2018</text:p>
          </table:table-cell>
          <table:table-cell table:number-columns-repeated="7"/>
          <table:table-cell table:style-name="ce13" office:value-type="string" calcext:value-type="string">
            <text:p>Etudes/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8"/>
          <table:table-cell table:number-columns-repeated="964"/>
        </table:table-row>
        <table:table-row table:style-name="ro7">
          <table:table-cell table:style-name="ce2" office:value-type="string" calcext:value-type="string">
            <text:p>PAPI Port Neuf</text:p>
          </table:table-cell>
          <table:table-cell table:style-name="ce5" office:value-type="float" office:value="11.7" calcext:value-type="float">
            <text:p>11,7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style-name="ce13" office:value-type="string" calcext:value-type="string">
            <text:p>Études (topo, sondages)</text:p>
          </table:table-cell>
          <table:table-cell table:style-name="ce13"/>
          <table:table-cell table:style-name="ce15" office:value-type="string" calcext:value-type="string">
            <text:p>Études</text:p>
          </table:table-cell>
          <table:table-cell table:style-name="ce15"/>
          <table:table-cell table:style-name="ce17" office:value-type="string" calcext:value-type="string">
            <text:p>Travaux</text:p>
          </table:table-cell>
          <table:table-cell table:style-name="ce17"/>
          <table:table-cell table:style-name="ce17" office:value-type="string" calcext:value-type="string">
            <text:p>Travaux</text:p>
          </table:table-cell>
          <table:table-cell table:style-name="ce17" table:number-columns-repeated="3"/>
          <table:table-cell table:style-name="ce13" table:number-columns-repeated="5"/>
          <table:table-cell table:style-name="ce13" table:formula="of:=IF(ISBLANK([.B36]);&quot;&quot;;CONCATENATE(&quot;Dépenses : &quot;;[.B36];&quot; M€&quot;;IF(ISBLANK([.S36]);&quot;&quot;;&quot; / an&quot;);IF(ISBLANK([.C36]);&quot;&quot;;CONCATENATE(&quot; ; Recettes : &quot;;[.C36];&quot; M€&quot;;IF(ISBLANK([.S36]);&quot;&quot;;&quot; / an&quot;)))))" office:value-type="string" office:string-value="Dépenses : 11,7 M€ ; Recettes : 8 M€" calcext:value-type="string">
            <text:p>Dépenses : 11,7 M€ ; Recettes : 8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2019S2</text:p>
          </table:table-cell>
          <table:table-cell table:style-name="ce13" office:value-type="string" calcext:value-type="string">
            <text:p>Études en 2016-2017 ; Travaux en 2018-2019</text:p>
          </table:table-cell>
          <table:table-cell table:style-name="ce13" table:number-columns-repeated="3"/>
          <table:table-cell table:style-name="ce19" table:formula="of:=IF(LEN([.AA36])=0;IF(LEN([.AB36])=0;IF(LEN([.AC36])=0;IF(LEN([.AD36])=0;&quot;&quot;;[.AD36]);IF(LEN([.AD36])=0;[.AC36];CONCATENATE([.AC36];&quot; ; &quot;;[.AD36])));IF(LEN([.AC36])=0;IF(LEN([.AD36])=0;[.AB36];CONCATENATE([.AB36];&quot; ; &quot;;[.AD36]));IF(LEN([.AD36])=0;CONCATENATE([.AB36];&quot; ; &quot;;[.AC36]);CONCATENATE([.AB36];&quot; ; &quot;;[.AC36]; &quot; ; &quot;;[.AD36]))));[.AA36])" office:value-type="string" office:string-value="Études en 2016-2017 ; Travaux en 2018-2019" calcext:value-type="string">
            <text:p>Études en 2016-2017 ; Travaux en 2018-2019</text:p>
          </table:table-cell>
          <table:table-cell table:number-columns-repeated="7"/>
          <table:table-cell table:style-name="ce13" office:value-type="string" calcext:value-type="string">
            <text:p>Etudes (topo, sondages)</text:p>
          </table:table-cell>
          <table:table-cell table:style-name="ce13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3" office:value-type="string" calcext:value-type="string">
            <text:p>travaux</text:p>
          </table:table-cell>
          <table:table-cell table:style-name="ce13" table:number-columns-repeated="4"/>
          <table:table-cell table:number-columns-repeated="8"/>
          <table:table-cell table:style-name="ce8"/>
          <table:table-cell table:number-columns-repeated="964"/>
        </table:table-row>
        <table:table-row table:style-name="ro3">
          <table:table-cell table:style-name="ce2" office:value-type="string" calcext:value-type="string">
            <text:p>PAPI Vieux Port - Parc Charruyer</text:p>
          </table:table-cell>
          <table:table-cell table:style-name="ce5" office:value-type="float" office:value="1.94" calcext:value-type="float">
            <text:p>1,94</text:p>
          </table:table-cell>
          <table:table-cell table:style-name="ce5" office:value-type="float" office:value="1.411" calcext:value-type="float">
            <text:p>1,411</text:p>
          </table:table-cell>
          <table:table-cell table:style-name="ce1"/>
          <table:table-cell table:style-name="ce13" table:number-columns-repeated="4"/>
          <table:table-cell table:style-name="ce13" office:value-type="float" office:value="0.14" calcext:value-type="float">
            <text:p>0,14</text:p>
          </table:table-cell>
          <table:table-cell table:style-name="ce13" office:value-type="float" office:value="0.011" calcext:value-type="float">
            <text:p>0,011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1.4" calcext:value-type="float">
            <text:p>1,4</text:p>
          </table:table-cell>
          <table:table-cell table:style-name="ce13" table:number-columns-repeated="7"/>
          <table:table-cell table:style-name="ce13" table:formula="of:=IF(ISBLANK([.B37]);&quot;&quot;;CONCATENATE(&quot;Dépenses : &quot;;[.B37];&quot; M€&quot;;IF(ISBLANK([.S37]);&quot;&quot;;&quot; / an&quot;);IF(ISBLANK([.C37]);&quot;&quot;;CONCATENATE(&quot; ; Recettes : &quot;;[.C37];&quot; M€&quot;;IF(ISBLANK([.S37]);&quot;&quot;;&quot; / an&quot;)))))" office:value-type="string" office:string-value="Dépenses : 1,94 M€ ; Recettes : 1,411 M€" calcext:value-type="string">
            <text:p>Dépenses : 1,94 M€ ; Recettes : 1,411 M€</text:p>
          </table:table-cell>
          <table:table-cell table:style-name="ce13" table:number-columns-repeated="2"/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2018S2</text:p>
          </table:table-cell>
          <table:table-cell table:number-columns-repeated="2" table:style-name="ce13" office:value-type="string" calcext:value-type="string">
            <text:p>2019S2</text:p>
          </table:table-cell>
          <table:table-cell table:style-name="ce13" office:value-type="string" calcext:value-type="string">
            <text:p>Études en 2018 ; Travaux fin 2019</text:p>
          </table:table-cell>
          <table:table-cell table:style-name="ce13" table:number-columns-repeated="3"/>
          <table:table-cell table:style-name="ce19" table:formula="of:=IF(LEN([.AA37])=0;IF(LEN([.AB37])=0;IF(LEN([.AC37])=0;IF(LEN([.AD37])=0;&quot;&quot;;[.AD37]);IF(LEN([.AD37])=0;[.AC37];CONCATENATE([.AC37];&quot; ; &quot;;[.AD37])));IF(LEN([.AC37])=0;IF(LEN([.AD37])=0;[.AB37];CONCATENATE([.AB37];&quot; ; &quot;;[.AD37]));IF(LEN([.AD37])=0;CONCATENATE([.AB37];&quot; ; &quot;;[.AC37]);CONCATENATE([.AB37];&quot; ; &quot;;[.AC37]; &quot; ; &quot;;[.AD37]))));[.AA37])" office:value-type="string" office:string-value="Études en 2018 ; Travaux fin 2019" calcext:value-type="string">
            <text:p>Études en 2018 ; Travaux fin 2019</text:p>
          </table:table-cell>
          <table:table-cell table:number-columns-repeated="7"/>
          <table:table-cell table:style-name="ce13" table:number-columns-repeated="2"/>
          <table:table-cell table:style-name="ce13" office:value-type="string" calcext:value-type="string">
            <text:p>Etudes 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8"/>
          <table:table-cell table:number-columns-repeated="964"/>
        </table:table-row>
        <table:table-row table:style-name="ro2">
          <table:table-cell table:style-name="ce2" office:value-type="string" calcext:value-type="string">
            <text:p>Parc exposition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12.6" calcext:value-type="float">
            <text:p>12,6</text:p>
          </table:table-cell>
          <table:table-cell table:style-name="ce1"/>
          <table:table-cell table:style-name="ce13" office:value-type="float" office:value="0.05" calcext:value-type="float">
            <text:p>0,05</text:p>
          </table:table-cell>
          <table:table-cell table:style-name="ce13" table:number-columns-repeated="5"/>
          <table:table-cell table:style-name="ce14"/>
          <table:table-cell table:style-name="ce14" office:value-type="float" office:value="12.6" calcext:value-type="float">
            <text:p>12,6</text:p>
          </table:table-cell>
          <table:table-cell table:style-name="ce13" table:number-columns-repeated="7"/>
          <table:table-cell table:style-name="ce13" table:formula="of:=IF(ISBLANK([.B38]);&quot;&quot;;CONCATENATE(&quot;Dépenses : &quot;;[.B38];&quot; M€&quot;;IF(ISBLANK([.S38]);&quot;&quot;;&quot; / an&quot;);IF(ISBLANK([.C38]);&quot;&quot;;CONCATENATE(&quot; ; Recettes : &quot;;[.C38];&quot; M€&quot;;IF(ISBLANK([.S38]);&quot;&quot;;&quot; / an&quot;)))))" office:value-type="string" office:string-value="Dépenses : 0,05 M€ ; Recettes : 12,6 M€" calcext:value-type="string">
            <text:p>Dépenses : 0,05 M€ ; Recettes : 12,6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1</text:p>
          </table:table-cell>
          <table:table-cell table:style-name="ce13" table:number-columns-repeated="2"/>
          <table:table-cell table:style-name="ce13" office:value-type="string" calcext:value-type="string">
            <text:p>Études début 2016</text:p>
          </table:table-cell>
          <table:table-cell table:style-name="ce13" table:number-columns-repeated="3"/>
          <table:table-cell table:style-name="ce19" table:formula="of:=IF(LEN([.AA38])=0;IF(LEN([.AB38])=0;IF(LEN([.AC38])=0;IF(LEN([.AD38])=0;&quot;&quot;;[.AD38]);IF(LEN([.AD38])=0;[.AC38];CONCATENATE([.AC38];&quot; ; &quot;;[.AD38])));IF(LEN([.AC38])=0;IF(LEN([.AD38])=0;[.AB38];CONCATENATE([.AB38];&quot; ; &quot;;[.AD38]));IF(LEN([.AD38])=0;CONCATENATE([.AB38];&quot; ; &quot;;[.AC38]);CONCATENATE([.AB38];&quot; ; &quot;;[.AC38]; &quot; ; &quot;;[.AD38]))));[.AA38])" office:value-type="string" office:string-value="Études début 2016" calcext:value-type="string">
            <text:p>Études début 2016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6"/>
          <table:table-cell table:number-columns-repeated="964"/>
        </table:table-row>
        <table:table-row table:style-name="ro2">
          <table:table-cell table:style-name="ce2" office:value-type="string" calcext:value-type="string">
            <text:p>Passerelle Bongraine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5" calcext:value-type="float">
            <text:p>0,5</text:p>
          </table:table-cell>
          <table:table-cell table:style-name="ce1"/>
          <table:table-cell table:style-name="ce13" table:number-columns-repeated="6"/>
          <table:table-cell table:style-name="ce14" table:number-columns-repeated="2"/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  <table:table-cell table:style-name="ce13" table:formula="of:=IF(ISBLANK([.B39]);&quot;&quot;;CONCATENATE(&quot;Dépenses : &quot;;[.B39];&quot; M€&quot;;IF(ISBLANK([.S39]);&quot;&quot;;&quot; / an&quot;);IF(ISBLANK([.C39]);&quot;&quot;;CONCATENATE(&quot; ; Recettes : &quot;;[.C39];&quot; M€&quot;;IF(ISBLANK([.S39]);&quot;&quot;;&quot; / an&quot;)))))" office:value-type="string" office:string-value="Dépenses : 0,8 M€ ; Recettes : 0,5 M€" calcext:value-type="string">
            <text:p>Dépenses : 0,8 M€ ; Recettes : 0,5 M€</text:p>
          </table:table-cell>
          <table:table-cell table:style-name="ce13" table:number-columns-repeated="4"/>
          <table:table-cell table:style-name="ce13" office:value-type="string" calcext:value-type="string">
            <text:p>2020S1</text:p>
          </table:table-cell>
          <table:table-cell table:style-name="ce13" office:value-type="string" calcext:value-type="string">
            <text:p>2020S2</text:p>
          </table:table-cell>
          <table:table-cell table:style-name="ce13" office:value-type="string" calcext:value-type="string">
            <text:p>Travaux en 2020</text:p>
          </table:table-cell>
          <table:table-cell table:style-name="ce13" table:number-columns-repeated="3"/>
          <table:table-cell table:style-name="ce19" table:formula="of:=IF(LEN([.AA39])=0;IF(LEN([.AB39])=0;IF(LEN([.AC39])=0;IF(LEN([.AD39])=0;&quot;&quot;;[.AD39]);IF(LEN([.AD39])=0;[.AC39];CONCATENATE([.AC39];&quot; ; &quot;;[.AD39])));IF(LEN([.AC39])=0;IF(LEN([.AD39])=0;[.AB39];CONCATENATE([.AB39];&quot; ; &quot;;[.AD39]));IF(LEN([.AD39])=0;CONCATENATE([.AB39];&quot; ; &quot;;[.AC39]);CONCATENATE([.AB39];&quot; ; &quot;;[.AC39]; &quot; ; &quot;;[.AD39]))));[.AA39])" office:value-type="string" office:string-value="Travaux en 2020" calcext:value-type="string">
            <text:p>Travaux en 2020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office:value-type="float" office:value="300000" calcext:value-type="float">
            <text:p>300000</text:p>
          </table:table-cell>
          <table:table-cell table:style-name="ce13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Perré Nord Saint Jean d’Acre</text:p>
          </table:table-cell>
          <table:table-cell table:style-name="ce5" office:value-type="float" office:value="0.875" calcext:value-type="float">
            <text:p>0,875</text:p>
          </table:table-cell>
          <table:table-cell table:style-name="ce5"/>
          <table:table-cell table:style-name="ce1"/>
          <table:table-cell table:style-name="ce13" office:value-type="float" office:value="0.175" calcext:value-type="float">
            <text:p>0,175</text:p>
          </table:table-cell>
          <table:table-cell table:style-name="ce13"/>
          <table:table-cell table:style-name="ce13" office:value-type="float" office:value="0.175" calcext:value-type="float">
            <text:p>0,175</text:p>
          </table:table-cell>
          <table:table-cell table:style-name="ce13"/>
          <table:table-cell table:style-name="ce13" office:value-type="float" office:value="0.175" calcext:value-type="float">
            <text:p>0,175</text:p>
          </table:table-cell>
          <table:table-cell table:style-name="ce13"/>
          <table:table-cell table:style-name="ce14" office:value-type="float" office:value="0.175" calcext:value-type="float">
            <text:p>0,175</text:p>
          </table:table-cell>
          <table:table-cell table:style-name="ce14"/>
          <table:table-cell table:style-name="ce13" office:value-type="float" office:value="0.175" calcext:value-type="float">
            <text:p>0,175</text:p>
          </table:table-cell>
          <table:table-cell table:style-name="ce13" table:number-columns-repeated="6"/>
          <table:table-cell table:style-name="ce13" table:formula="of:=IF(ISBLANK([.B40]);&quot;&quot;;CONCATENATE(&quot;Dépenses : &quot;;[.B40];&quot; M€&quot;;IF(ISBLANK([.S40]);&quot;&quot;;&quot; / an&quot;);IF(ISBLANK([.C40]);&quot;&quot;;CONCATENATE(&quot; ; Recettes : &quot;;[.C40];&quot; M€&quot;;IF(ISBLANK([.S40]);&quot;&quot;;&quot; / an&quot;)))))" office:value-type="string" office:string-value="Dépenses : 0,875 M€" calcext:value-type="string">
            <text:p>Dépenses : 0,875 M€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20S2</text:p>
          </table:table-cell>
          <table:table-cell table:style-name="ce13" office:value-type="string" calcext:value-type="string">
            <text:p>Travaux jusqu'en 2020</text:p>
          </table:table-cell>
          <table:table-cell table:style-name="ce13" table:number-columns-repeated="3"/>
          <table:table-cell table:style-name="ce19" table:formula="of:=IF(LEN([.AA40])=0;IF(LEN([.AB40])=0;IF(LEN([.AC40])=0;IF(LEN([.AD40])=0;&quot;&quot;;[.AD40]);IF(LEN([.AD40])=0;[.AC40];CONCATENATE([.AC40];&quot; ; &quot;;[.AD40])));IF(LEN([.AC40])=0;IF(LEN([.AD40])=0;[.AB40];CONCATENATE([.AB40];&quot; ; &quot;;[.AD40]));IF(LEN([.AD40])=0;CONCATENATE([.AB40];&quot; ; &quot;;[.AC40]);CONCATENATE([.AB40];&quot; ; &quot;;[.AC40]; &quot; ; &quot;;[.AD40]))));[.AA40])" office:value-type="string" office:string-value="Travaux jusqu'en 2020" calcext:value-type="string">
            <text:p>Travaux jusqu'en 2020</text:p>
          </table:table-cell>
          <table:table-cell table:number-columns-repeated="7"/>
          <table:table-cell table:style-name="ce13" office:value-type="float" office:value="175000" calcext:value-type="float">
            <text:p>175000</text:p>
          </table:table-cell>
          <table:table-cell table:style-name="ce13"/>
          <table:table-cell table:style-name="ce13" office:value-type="float" office:value="175000" calcext:value-type="float">
            <text:p>175000</text:p>
          </table:table-cell>
          <table:table-cell table:style-name="ce13"/>
          <table:table-cell table:style-name="ce13" office:value-type="float" office:value="175000" calcext:value-type="float">
            <text:p>175000</text:p>
          </table:table-cell>
          <table:table-cell table:style-name="ce13"/>
          <table:table-cell table:style-name="ce14" office:value-type="float" office:value="175000" calcext:value-type="float">
            <text:p>175000</text:p>
          </table:table-cell>
          <table:table-cell table:style-name="ce14"/>
          <table:table-cell table:style-name="ce13" office:value-type="float" office:value="175000" calcext:value-type="float">
            <text:p>175000</text:p>
          </table:table-cell>
          <table:table-cell table:style-name="ce13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Piste cyclable Avenue Poincaré</text:p>
          </table:table-cell>
          <table:table-cell table:style-name="ce5" office:value-type="float" office:value="0.227" calcext:value-type="float">
            <text:p>0,227</text:p>
          </table:table-cell>
          <table:table-cell table:style-name="ce5" office:value-type="string" calcext:value-type="string">
            <text:p>attente réponse</text:p>
          </table:table-cell>
          <table:table-cell table:style-name="ce1"/>
          <table:table-cell table:style-name="ce13" office:value-type="float" office:value="0.062" calcext:value-type="float">
            <text:p>0,062</text:p>
          </table:table-cell>
          <table:table-cell table:style-name="ce13"/>
          <table:table-cell table:style-name="ce13" office:value-type="float" office:value="0.165" calcext:value-type="float">
            <text:p>0,165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41]);&quot;&quot;;CONCATENATE(&quot;Dépenses : &quot;;[.B41];&quot; M€&quot;;IF(ISBLANK([.S41]);&quot;&quot;;&quot; / an&quot;);IF(ISBLANK([.C41]);&quot;&quot;;CONCATENATE(&quot; ; Recettes : &quot;;[.C41];&quot; M€&quot;;IF(ISBLANK([.S41]);&quot;&quot;;&quot; / an&quot;)))))" office:value-type="string" office:string-value="Dépenses : 0,227 M€ ; Recettes : attente réponse M€" calcext:value-type="string">
            <text:p>Dépenses : 0,227 M€ ; Recettes : attente réponse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Études en 2016 ; Travaux en 2016-2017</text:p>
          </table:table-cell>
          <table:table-cell table:style-name="ce13" table:number-columns-repeated="3"/>
          <table:table-cell table:style-name="ce19" table:formula="of:=IF(LEN([.AA41])=0;IF(LEN([.AB41])=0;IF(LEN([.AC41])=0;IF(LEN([.AD41])=0;&quot;&quot;;[.AD41]);IF(LEN([.AD41])=0;[.AC41];CONCATENATE([.AC41];&quot; ; &quot;;[.AD41])));IF(LEN([.AC41])=0;IF(LEN([.AD41])=0;[.AB41];CONCATENATE([.AB41];&quot; ; &quot;;[.AD41]));IF(LEN([.AD41])=0;CONCATENATE([.AB41];&quot; ; &quot;;[.AC41]);CONCATENATE([.AB41];&quot; ; &quot;;[.AC41]; &quot; ; &quot;;[.AD41]))));[.AA41])" office:value-type="string" office:string-value="Études en 2016 ; Travaux en 2016-2017" calcext:value-type="string">
            <text:p>Études en 2016 ; Travaux en 2016-2017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Piste cyclable de la Moulinette</text:p>
          </table:table-cell>
          <table:table-cell table:style-name="ce5" office:value-type="float" office:value="0.025" calcext:value-type="float">
            <text:p>0,025</text:p>
          </table:table-cell>
          <table:table-cell table:style-name="ce5" office:value-type="string" calcext:value-type="string">
            <text:p>attente réponse</text:p>
          </table:table-cell>
          <table:table-cell table:style-name="ce1"/>
          <table:table-cell table:style-name="ce13" office:value-type="float" office:value="0.025" calcext:value-type="float">
            <text:p>0,025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7"/>
          <table:table-cell table:style-name="ce13" table:formula="of:=IF(ISBLANK([.B42]);&quot;&quot;;CONCATENATE(&quot;Dépenses : &quot;;[.B42];&quot; M€&quot;;IF(ISBLANK([.S42]);&quot;&quot;;&quot; / an&quot;);IF(ISBLANK([.C42]);&quot;&quot;;CONCATENATE(&quot; ; Recettes : &quot;;[.C42];&quot; M€&quot;;IF(ISBLANK([.S42]);&quot;&quot;;&quot; / an&quot;)))))" office:value-type="string" office:string-value="Dépenses : 0,025 M€ ; Recettes : attente réponse M€" calcext:value-type="string">
            <text:p>Dépenses : 0,025 M€ ; Recettes : attente réponse M€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Travaux en 2016</text:p>
          </table:table-cell>
          <table:table-cell table:style-name="ce13" table:number-columns-repeated="3"/>
          <table:table-cell table:style-name="ce19" table:formula="of:=IF(LEN([.AA42])=0;IF(LEN([.AB42])=0;IF(LEN([.AC42])=0;IF(LEN([.AD42])=0;&quot;&quot;;[.AD42]);IF(LEN([.AD42])=0;[.AC42];CONCATENATE([.AC42];&quot; ; &quot;;[.AD42])));IF(LEN([.AC42])=0;IF(LEN([.AD42])=0;[.AB42];CONCATENATE([.AB42];&quot; ; &quot;;[.AD42]));IF(LEN([.AD42])=0;CONCATENATE([.AB42];&quot; ; &quot;;[.AC42]);CONCATENATE([.AB42];&quot; ; &quot;;[.AC42]; &quot; ; &quot;;[.AD42]))));[.AA42])" office:value-type="string" office:string-value="Travaux en 2016" calcext:value-type="string">
            <text:p>Travaux en 2016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Piste cyclable Pas des Laquais</text:p>
          </table:table-cell>
          <table:table-cell table:style-name="ce5" office:value-type="float" office:value="0.397" calcext:value-type="float">
            <text:p>0,397</text:p>
          </table:table-cell>
          <table:table-cell table:style-name="ce5" office:value-type="string" calcext:value-type="string">
            <text:p>attente réponse</text:p>
          </table:table-cell>
          <table:table-cell table:style-name="ce1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43]);&quot;&quot;;CONCATENATE(&quot;Dépenses : &quot;;[.B43];&quot; M€&quot;;IF(ISBLANK([.S43]);&quot;&quot;;&quot; / an&quot;);IF(ISBLANK([.C43]);&quot;&quot;;CONCATENATE(&quot; ; Recettes : &quot;;[.C43];&quot; M€&quot;;IF(ISBLANK([.S43]);&quot;&quot;;&quot; / an&quot;)))))" office:value-type="string" office:string-value="Dépenses : 0,397 M€ ; Recettes : attente réponse M€" calcext:value-type="string">
            <text:p>Dépenses : 0,397 M€ ; Recettes : attente réponse M€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Travaux en 2016-2017</text:p>
          </table:table-cell>
          <table:table-cell table:style-name="ce13" table:number-columns-repeated="3"/>
          <table:table-cell table:style-name="ce19" table:formula="of:=IF(LEN([.AA43])=0;IF(LEN([.AB43])=0;IF(LEN([.AC43])=0;IF(LEN([.AD43])=0;&quot;&quot;;[.AD43]);IF(LEN([.AD43])=0;[.AC43];CONCATENATE([.AC43];&quot; ; &quot;;[.AD43])));IF(LEN([.AC43])=0;IF(LEN([.AD43])=0;[.AB43];CONCATENATE([.AB43];&quot; ; &quot;;[.AD43]));IF(LEN([.AD43])=0;CONCATENATE([.AB43];&quot; ; &quot;;[.AC43]);CONCATENATE([.AB43];&quot; ; &quot;;[.AC43]; &quot; ; &quot;;[.AD43]))));[.AA43])" office:value-type="string" office:string-value="Travaux en 2016-2017" calcext:value-type="string">
            <text:p>Travaux en 2016-2017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3">
          <table:table-cell table:style-name="ce2" office:value-type="string" calcext:value-type="string">
            <text:p>Plan de référence</text:p>
          </table:table-cell>
          <table:table-cell table:style-name="ce5" office:value-type="float" office:value="0.09" calcext:value-type="float">
            <text:p>0,09</text:p>
          </table:table-cell>
          <table:table-cell table:style-name="ce5"/>
          <table:table-cell table:style-name="ce11"/>
          <table:table-cell table:style-name="ce13" office:value-type="float" office:value="0.01" calcext:value-type="float">
            <text:p>0,01</text:p>
          </table:table-cell>
          <table:table-cell table:style-name="ce13"/>
          <table:table-cell table:style-name="ce13" office:value-type="float" office:value="0.08" calcext:value-type="float">
            <text:p>0,08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44]);&quot;&quot;;CONCATENATE(&quot;Dépenses : &quot;;[.B44];&quot; M€&quot;;IF(ISBLANK([.S44]);&quot;&quot;;&quot; / an&quot;);IF(ISBLANK([.C44]);&quot;&quot;;CONCATENATE(&quot; ; Recettes : &quot;;[.C44];&quot; M€&quot;;IF(ISBLANK([.S44]);&quot;&quot;;&quot; / an&quot;)))))" office:value-type="string" office:string-value="Dépenses : 0,09 M€" calcext:value-type="string">
            <text:p>Dépenses : 0,09 M€</text:p>
          </table:table-cell>
          <table:table-cell table:style-name="ce13" table:number-columns-repeated="2"/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table:number-columns-repeated="2"/>
          <table:table-cell table:style-name="ce13" office:value-type="string" calcext:value-type="string">
            <text:p>Études en 2016-2017</text:p>
          </table:table-cell>
          <table:table-cell table:style-name="ce13" table:number-columns-repeated="3"/>
          <table:table-cell table:style-name="ce19" table:formula="of:=IF(LEN([.AA44])=0;IF(LEN([.AB44])=0;IF(LEN([.AC44])=0;IF(LEN([.AD44])=0;&quot;&quot;;[.AD44]);IF(LEN([.AD44])=0;[.AC44];CONCATENATE([.AC44];&quot; ; &quot;;[.AD44])));IF(LEN([.AC44])=0;IF(LEN([.AD44])=0;[.AB44];CONCATENATE([.AB44];&quot; ; &quot;;[.AD44]));IF(LEN([.AD44])=0;CONCATENATE([.AB44];&quot; ; &quot;;[.AC44]);CONCATENATE([.AB44];&quot; ; &quot;;[.AC44]; &quot; ; &quot;;[.AD44]))));[.AA44])" office:value-type="string" office:string-value="Études en 2016-2017" calcext:value-type="string">
            <text:p>Études en 2016-2017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3">
          <table:table-cell table:style-name="ce2" office:value-type="string" calcext:value-type="string">
            <text:p>Pôle d'Échange Multimodal Gare (part Ville)</text:p>
          </table:table-cell>
          <table:table-cell table:style-name="ce5" office:value-type="float" office:value="2.9" calcext:value-type="float">
            <text:p>2,9</text:p>
          </table:table-cell>
          <table:table-cell table:style-name="ce5"/>
          <table:table-cell table:style-name="ce11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4"/>
          <table:table-cell table:style-name="ce13" office:value-type="string" calcext:value-type="string">
            <text:p>Travaux</text:p>
          </table:table-cell>
          <table:table-cell table:style-name="ce13" table:number-columns-repeated="6"/>
          <table:table-cell table:style-name="ce13" table:formula="of:=IF(ISBLANK([.B45]);&quot;&quot;;CONCATENATE(&quot;Dépenses : &quot;;[.B45];&quot; M€&quot;;IF(ISBLANK([.S45]);&quot;&quot;;&quot; / an&quot;);IF(ISBLANK([.C45]);&quot;&quot;;CONCATENATE(&quot; ; Recettes : &quot;;[.C45];&quot; M€&quot;;IF(ISBLANK([.S45]);&quot;&quot;;&quot; / an&quot;)))))" office:value-type="string" office:string-value="Dépenses : 2,9 M€" calcext:value-type="string">
            <text:p>Dépenses : 2,9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2020S2</text:p>
          </table:table-cell>
          <table:table-cell table:style-name="ce13" office:value-type="string" calcext:value-type="string">
            <text:p>Études en 2016-2017 ; Travaux en 2018-2020</text:p>
          </table:table-cell>
          <table:table-cell table:style-name="ce13" table:number-columns-repeated="3"/>
          <table:table-cell table:style-name="ce19" table:formula="of:=IF(LEN([.AA45])=0;IF(LEN([.AB45])=0;IF(LEN([.AC45])=0;IF(LEN([.AD45])=0;&quot;&quot;;[.AD45]);IF(LEN([.AD45])=0;[.AC45];CONCATENATE([.AC45];&quot; ; &quot;;[.AD45])));IF(LEN([.AC45])=0;IF(LEN([.AD45])=0;[.AB45];CONCATENATE([.AB45];&quot; ; &quot;;[.AD45]));IF(LEN([.AD45])=0;CONCATENATE([.AB45];&quot; ; &quot;;[.AC45]);CONCATENATE([.AB45];&quot; ; &quot;;[.AC45]; &quot; ; &quot;;[.AD45]))));[.AA45])" office:value-type="string" office:string-value="Études en 2016-2017 ; Travaux en 2018-2020" calcext:value-type="string">
            <text:p>Études en 2016-2017 ; Travaux en 2018-2020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Pont Scherzer Gabut</text:p>
          </table:table-cell>
          <table:table-cell table:style-name="ce5" office:value-type="float" office:value="0.44" calcext:value-type="float">
            <text:p>0,44</text:p>
          </table:table-cell>
          <table:table-cell table:style-name="ce5"/>
          <table:table-cell table:style-name="ce1"/>
          <table:table-cell table:style-name="ce13" office:value-type="float" office:value="0.04" calcext:value-type="float">
            <text:p>0,04</text:p>
          </table:table-cell>
          <table:table-cell table:style-name="ce13"/>
          <table:table-cell table:style-name="ce13" office:value-type="float" office:value="0.4" calcext:value-type="float">
            <text:p>0,4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46]);&quot;&quot;;CONCATENATE(&quot;Dépenses : &quot;;[.B46];&quot; M€&quot;;IF(ISBLANK([.S46]);&quot;&quot;;&quot; / an&quot;);IF(ISBLANK([.C46]);&quot;&quot;;CONCATENATE(&quot; ; Recettes : &quot;;[.C46];&quot; M€&quot;;IF(ISBLANK([.S46]);&quot;&quot;;&quot; / an&quot;)))))" office:value-type="string" office:string-value="Dépenses : 0,44 M€" calcext:value-type="string">
            <text:p>Dépenses : 0,44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Études en 2016 ; Travaux en 2017</text:p>
          </table:table-cell>
          <table:table-cell table:style-name="ce13" table:number-columns-repeated="3"/>
          <table:table-cell table:style-name="ce19" table:formula="of:=IF(LEN([.AA46])=0;IF(LEN([.AB46])=0;IF(LEN([.AC46])=0;IF(LEN([.AD46])=0;&quot;&quot;;[.AD46]);IF(LEN([.AD46])=0;[.AC46];CONCATENATE([.AC46];&quot; ; &quot;;[.AD46])));IF(LEN([.AC46])=0;IF(LEN([.AD46])=0;[.AB46];CONCATENATE([.AB46];&quot; ; &quot;;[.AD46]));IF(LEN([.AD46])=0;CONCATENATE([.AB46];&quot; ; &quot;;[.AC46]);CONCATENATE([.AB46];&quot; ; &quot;;[.AC46]; &quot; ; &quot;;[.AD46]))));[.AA46])" office:value-type="string" office:string-value="Études en 2016 ; Travaux en 2017" calcext:value-type="string">
            <text:p>Études en 2016 ; Travaux en 2017</text:p>
          </table:table-cell>
          <table:table-cell table:number-columns-repeated="7"/>
          <table:table-cell table:style-name="ce13" office:value-type="float" office:value="40000" calcext:value-type="float">
            <text:p>40000</text:p>
          </table:table-cell>
          <table:table-cell table:style-name="ce13"/>
          <table:table-cell table:style-name="ce13" office:value-type="float" office:value="400000" calcext:value-type="float">
            <text:p>400000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5">
          <table:table-cell table:style-name="ce2" office:value-type="string" calcext:value-type="string">
            <text:p>Programme de mise en accessibilité des bâtiments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"/>
          <table:table-cell table:style-name="ce13" office:value-type="string" calcext:value-type="string">
            <text:p>Prog./Études/Travaux</text:p>
          </table:table-cell>
          <table:table-cell table:style-name="ce13"/>
          <table:table-cell table:style-name="ce13" office:value-type="string" calcext:value-type="string">
            <text:p>Études/Travaux</text:p>
          </table:table-cell>
          <table:table-cell table:style-name="ce13"/>
          <table:table-cell table:style-name="ce13" office:value-type="string" calcext:value-type="string">
            <text:p>Études/Travaux</text:p>
          </table:table-cell>
          <table:table-cell table:style-name="ce13"/>
          <table:table-cell table:style-name="ce13" office:value-type="string" calcext:value-type="string">
            <text:p>Prog./Études/Travaux</text:p>
          </table:table-cell>
          <table:table-cell table:style-name="ce14"/>
          <table:table-cell table:style-name="ce13" office:value-type="string" calcext:value-type="string">
            <text:p>Études/Travaux</text:p>
          </table:table-cell>
          <table:table-cell table:style-name="ce13" table:number-columns-repeated="6"/>
          <table:table-cell table:style-name="ce13" table:formula="of:=IF(ISBLANK([.B47]);&quot;&quot;;CONCATENATE(&quot;Dépenses : &quot;;[.B47];&quot; M€&quot;;IF(ISBLANK([.S47]);&quot;&quot;;&quot; / an&quot;);IF(ISBLANK([.C47]);&quot;&quot;;CONCATENATE(&quot; ; Recettes : &quot;;[.C47];&quot; M€&quot;;IF(ISBLANK([.S47]);&quot;&quot;;&quot; / an&quot;)))))" office:value-type="string" office:string-value="Dépenses : 7 M€" calcext:value-type="string">
            <text:p>Dépenses : 7 M€</text:p>
          </table:table-cell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20S2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20S2</text:p>
          </table:table-cell>
          <table:table-cell table:style-name="ce13" office:value-type="string" calcext:value-type="string">
            <text:p>Études en 2016-2020 ; Travaux en 2016-2020</text:p>
          </table:table-cell>
          <table:table-cell table:style-name="ce13" table:number-columns-repeated="3"/>
          <table:table-cell table:style-name="ce19" table:formula="of:=IF(LEN([.AA47])=0;IF(LEN([.AB47])=0;IF(LEN([.AC47])=0;IF(LEN([.AD47])=0;&quot;&quot;;[.AD47]);IF(LEN([.AD47])=0;[.AC47];CONCATENATE([.AC47];&quot; ; &quot;;[.AD47])));IF(LEN([.AC47])=0;IF(LEN([.AD47])=0;[.AB47];CONCATENATE([.AB47];&quot; ; &quot;;[.AD47]));IF(LEN([.AD47])=0;CONCATENATE([.AB47];&quot; ; &quot;;[.AC47]);CONCATENATE([.AB47];&quot; ; &quot;;[.AC47]; &quot; ; &quot;;[.AD47]))));[.AA47])" office:value-type="string" office:string-value="Études en 2016-2020 ; Travaux en 2016-2020" calcext:value-type="string">
            <text:p>Études en 2016-2020 ; Travaux en 2016-2020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6"/>
          <table:table-cell table:number-columns-repeated="964"/>
        </table:table-row>
        <table:table-row table:style-name="ro9">
          <table:table-cell table:style-name="ce2" office:value-type="string" calcext:value-type="string">
            <text:p>Programme de mise en accessibilité des voiries</text:p>
          </table:table-cell>
          <table:table-cell table:style-name="ce5" office:value-type="string" calcext:value-type="string">
            <text:p>?</text:p>
          </table:table-cell>
          <table:table-cell table:style-name="ce5"/>
          <table:table-cell table:style-name="ce1"/>
          <table:table-cell table:style-name="ce13" table:number-columns-repeated="6"/>
          <table:table-cell table:style-name="ce14" table:number-columns-repeated="2"/>
          <table:table-cell table:style-name="ce13" table:number-columns-repeated="7"/>
          <table:table-cell table:style-name="ce13" table:formula="of:=IF(ISBLANK([.B48]);&quot;&quot;;CONCATENATE(&quot;Dépenses : &quot;;[.B48];&quot; M€&quot;;IF(ISBLANK([.S48]);&quot;&quot;;&quot; / an&quot;);IF(ISBLANK([.C48]);&quot;&quot;;CONCATENATE(&quot; ; Recettes : &quot;;[.C48];&quot; M€&quot;;IF(ISBLANK([.S48]);&quot;&quot;;&quot; / an&quot;)))))" office:value-type="string" office:string-value="Dépenses : ? M€" calcext:value-type="string">
            <text:p>Dépenses : ? M€</text:p>
          </table:table-cell>
          <table:table-cell table:style-name="ce13" table:number-columns-repeated="6"/>
          <table:table-cell table:style-name="ce13" office:value-type="string" calcext:value-type="string">
            <text:p>.</text:p>
          </table:table-cell>
          <table:table-cell table:style-name="ce13" table:number-columns-repeated="3"/>
          <table:table-cell table:style-name="ce19" table:formula="of:=IF(LEN([.AA48])=0;IF(LEN([.AB48])=0;IF(LEN([.AC48])=0;IF(LEN([.AD48])=0;&quot;&quot;;[.AD48]);IF(LEN([.AD48])=0;[.AC48];CONCATENATE([.AC48];&quot; ; &quot;;[.AD48])));IF(LEN([.AC48])=0;IF(LEN([.AD48])=0;[.AB48];CONCATENATE([.AB48];&quot; ; &quot;;[.AD48]));IF(LEN([.AD48])=0;CONCATENATE([.AB48];&quot; ; &quot;;[.AC48]);CONCATENATE([.AB48];&quot; ; &quot;;[.AC48]; &quot; ; &quot;;[.AD48]))));[.AA48])" office:value-type="string" office:string-value="." calcext:value-type="string">
            <text:p>.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6"/>
          <table:table-cell table:number-columns-repeated="964"/>
        </table:table-row>
        <table:table-row table:style-name="ro2">
          <table:table-cell table:style-name="ce2" office:value-type="string" calcext:value-type="string">
            <text:p>Protection des côtes</text:p>
          </table:table-cell>
          <table:table-cell table:style-name="ce5" office:value-type="float" office:value="0.29" calcext:value-type="float">
            <text:p>0,29</text:p>
          </table:table-cell>
          <table:table-cell table:style-name="ce5"/>
          <table:table-cell table:style-name="ce1"/>
          <table:table-cell table:style-name="ce13" office:value-type="float" office:value="0.29" calcext:value-type="float">
            <text:p>0,29</text:p>
          </table:table-cell>
          <table:table-cell table:style-name="ce13"/>
          <table:table-cell table:style-name="ce13" office:value-type="float" office:value="0.29" calcext:value-type="float">
            <text:p>0,29</text:p>
          </table:table-cell>
          <table:table-cell table:style-name="ce13"/>
          <table:table-cell table:style-name="ce13" office:value-type="float" office:value="0.29" calcext:value-type="float">
            <text:p>0,29</text:p>
          </table:table-cell>
          <table:table-cell table:style-name="ce13"/>
          <table:table-cell table:style-name="ce14" office:value-type="float" office:value="0.29" calcext:value-type="float">
            <text:p>0,29</text:p>
          </table:table-cell>
          <table:table-cell table:style-name="ce14"/>
          <table:table-cell table:style-name="ce13" office:value-type="float" office:value="0.29" calcext:value-type="float">
            <text:p>0,29</text:p>
          </table:table-cell>
          <table:table-cell table:style-name="ce13" table:number-columns-repeated="5"/>
          <table:table-cell table:style-name="ce13" office:value-type="string" calcext:value-type="string">
            <text:p>oui</text:p>
          </table:table-cell>
          <table:table-cell table:style-name="ce13" table:formula="of:=IF(ISBLANK([.B49]);&quot;&quot;;CONCATENATE(&quot;Dépenses : &quot;;[.B49];&quot; M€&quot;;IF(ISBLANK([.S49]);&quot;&quot;;&quot; / an&quot;);IF(ISBLANK([.C49]);&quot;&quot;;CONCATENATE(&quot; ; Recettes : &quot;;[.C49];&quot; M€&quot;;IF(ISBLANK([.S49]);&quot;&quot;;&quot; / an&quot;)))))" office:value-type="string" office:string-value="Dépenses : 0,29 M€ / an" calcext:value-type="string">
            <text:p>Dépenses : 0,29 M€ / an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21S2</text:p>
          </table:table-cell>
          <table:table-cell table:style-name="ce13" office:value-type="string" calcext:value-type="string">
            <text:p>Travaux en 2016-2021</text:p>
          </table:table-cell>
          <table:table-cell table:style-name="ce13" table:number-columns-repeated="3"/>
          <table:table-cell table:style-name="ce19" table:formula="of:=IF(LEN([.AA49])=0;IF(LEN([.AB49])=0;IF(LEN([.AC49])=0;IF(LEN([.AD49])=0;&quot;&quot;;[.AD49]);IF(LEN([.AD49])=0;[.AC49];CONCATENATE([.AC49];&quot; ; &quot;;[.AD49])));IF(LEN([.AC49])=0;IF(LEN([.AD49])=0;[.AB49];CONCATENATE([.AB49];&quot; ; &quot;;[.AD49]));IF(LEN([.AD49])=0;CONCATENATE([.AB49];&quot; ; &quot;;[.AC49]);CONCATENATE([.AB49];&quot; ; &quot;;[.AC49]; &quot; ; &quot;;[.AD49]))));[.AA49])" office:value-type="string" office:string-value="Travaux en 2016-2021" calcext:value-type="string">
            <text:p>Travaux en 2016-2021</text:p>
          </table:table-cell>
          <table:table-cell table:number-columns-repeated="7"/>
          <table:table-cell table:style-name="ce13" office:value-type="float" office:value="290000" calcext:value-type="float">
            <text:p>290000</text:p>
          </table:table-cell>
          <table:table-cell table:style-name="ce13"/>
          <table:table-cell table:style-name="ce13" office:value-type="float" office:value="290000" calcext:value-type="float">
            <text:p>290000</text:p>
          </table:table-cell>
          <table:table-cell table:style-name="ce13"/>
          <table:table-cell table:style-name="ce13" office:value-type="float" office:value="290000" calcext:value-type="float">
            <text:p>290000</text:p>
          </table:table-cell>
          <table:table-cell table:style-name="ce13"/>
          <table:table-cell table:style-name="ce14" office:value-type="float" office:value="290000" calcext:value-type="float">
            <text:p>290000</text:p>
          </table:table-cell>
          <table:table-cell table:style-name="ce14"/>
          <table:table-cell table:style-name="ce13" office:value-type="float" office:value="290000" calcext:value-type="float">
            <text:p>290000</text:p>
          </table:table-cell>
          <table:table-cell table:style-name="ce13" table:number-columns-repeated="4"/>
          <table:table-cell table:number-columns-repeated="973"/>
        </table:table-row>
        <table:table-row table:style-name="ro2">
          <table:table-cell table:style-name="ce2" office:value-type="string" calcext:value-type="string">
            <text:p>PRU Mireuil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0.75" calcext:value-type="float">
            <text:p>0,75</text:p>
          </table:table-cell>
          <table:table-cell table:style-name="ce1"/>
          <table:table-cell table:style-name="ce13" office:value-type="string" calcext:value-type="string">
            <text:p>Études/Travaux</text:p>
          </table:table-cell>
          <table:table-cell table:style-name="ce13"/>
          <table:table-cell table:style-name="ce13" office:value-type="string" calcext:value-type="string">
            <text:p>Études/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50]);&quot;&quot;;CONCATENATE(&quot;Dépenses : &quot;;[.B50];&quot; M€&quot;;IF(ISBLANK([.S50]);&quot;&quot;;&quot; / an&quot;);IF(ISBLANK([.C50]);&quot;&quot;;CONCATENATE(&quot; ; Recettes : &quot;;[.C50];&quot; M€&quot;;IF(ISBLANK([.S50]);&quot;&quot;;&quot; / an&quot;)))))" office:value-type="string" office:string-value="Dépenses : 2,4 M€ ; Recettes : 0,75 M€" calcext:value-type="string">
            <text:p>Dépenses : 2,4 M€ ; Recettes : 0,75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Études en 2016-2017 ; Travaux en 2016-2017</text:p>
          </table:table-cell>
          <table:table-cell table:style-name="ce13" table:number-columns-repeated="3"/>
          <table:table-cell table:style-name="ce19" table:formula="of:=IF(LEN([.AA50])=0;IF(LEN([.AB50])=0;IF(LEN([.AC50])=0;IF(LEN([.AD50])=0;&quot;&quot;;[.AD50]);IF(LEN([.AD50])=0;[.AC50];CONCATENATE([.AC50];&quot; ; &quot;;[.AD50])));IF(LEN([.AC50])=0;IF(LEN([.AD50])=0;[.AB50];CONCATENATE([.AB50];&quot; ; &quot;;[.AD50]));IF(LEN([.AD50])=0;CONCATENATE([.AB50];&quot; ; &quot;;[.AC50]);CONCATENATE([.AB50];&quot; ; &quot;;[.AC50]; &quot; ; &quot;;[.AD50]))));[.AA50])" office:value-type="string" office:string-value="Études en 2016-2017 ; Travaux en 2016-2017" calcext:value-type="string">
            <text:p>Études en 2016-2017 ; Travaux en 2016-2017</text:p>
          </table:table-cell>
          <table:table-cell table:number-columns-repeated="7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6"/>
          <table:table-cell table:number-columns-repeated="964"/>
        </table:table-row>
        <table:table-row table:style-name="ro2">
          <table:table-cell table:style-name="ce2" office:value-type="string" calcext:value-type="string">
            <text:p>PRU St Eloi (fonctionnement)</text:p>
          </table:table-cell>
          <table:table-cell table:style-name="ce5" office:value-type="float" office:value="0.7" calcext:value-type="float">
            <text:p>0,7</text:p>
          </table:table-cell>
          <table:table-cell table:style-name="ce5"/>
          <table:table-cell table:style-name="ce1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7"/>
          <table:table-cell table:style-name="ce13" table:formula="of:=IF(ISBLANK([.B51]);&quot;&quot;;CONCATENATE(&quot;Dépenses : &quot;;[.B51];&quot; M€&quot;;IF(ISBLANK([.S51]);&quot;&quot;;&quot; / an&quot;);IF(ISBLANK([.C51]);&quot;&quot;;CONCATENATE(&quot; ; Recettes : &quot;;[.C51];&quot; M€&quot;;IF(ISBLANK([.S51]);&quot;&quot;;&quot; / an&quot;)))))" office:value-type="string" office:string-value="Dépenses : 0,7 M€" calcext:value-type="string">
            <text:p>Dépenses : 0,7 M€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7S2</text:p>
          </table:table-cell>
          <table:table-cell table:style-name="ce13" office:value-type="string" calcext:value-type="string">
            <text:p>Travaux en 2016-2017</text:p>
          </table:table-cell>
          <table:table-cell table:style-name="ce13" table:number-columns-repeated="3"/>
          <table:table-cell table:style-name="ce19" table:formula="of:=IF(LEN([.AA51])=0;IF(LEN([.AB51])=0;IF(LEN([.AC51])=0;IF(LEN([.AD51])=0;&quot;&quot;;[.AD51]);IF(LEN([.AD51])=0;[.AC51];CONCATENATE([.AC51];&quot; ; &quot;;[.AD51])));IF(LEN([.AC51])=0;IF(LEN([.AD51])=0;[.AB51];CONCATENATE([.AB51];&quot; ; &quot;;[.AD51]));IF(LEN([.AD51])=0;CONCATENATE([.AB51];&quot; ; &quot;;[.AC51]);CONCATENATE([.AB51];&quot; ; &quot;;[.AC51]; &quot; ; &quot;;[.AD51]))));[.AA51])" office:value-type="string" office:string-value="Travaux en 2016-2017" calcext:value-type="string">
            <text:p>Travaux en 2016-2017</text:p>
          </table:table-cell>
          <table:table-cell table:number-columns-repeated="7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5"/>
          <table:table-cell table:number-columns-repeated="964"/>
        </table:table-row>
        <table:table-row table:style-name="ro2">
          <table:table-cell table:style-name="ce2" office:value-type="string" calcext:value-type="string">
            <text:p>PRU Villeneuve Phase 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style-name="ce13" table:number-columns-repeated="6"/>
          <table:table-cell table:style-name="ce14" table:number-columns-repeated="2"/>
          <table:table-cell table:style-name="ce13" table:number-columns-repeated="7"/>
          <table:table-cell table:style-name="ce13" table:formula="of:=IF(ISBLANK([.B52]);&quot;&quot;;CONCATENATE(&quot;Dépenses : &quot;;[.B52];&quot; M€&quot;;IF(ISBLANK([.S52]);&quot;&quot;;&quot; / an&quot;);IF(ISBLANK([.C52]);&quot;&quot;;CONCATENATE(&quot; ; Recettes : &quot;;[.C52];&quot; M€&quot;;IF(ISBLANK([.S52]);&quot;&quot;;&quot; / an&quot;)))))" office:value-type="string" office:string-value="Dépenses : 10 M€ ; Recettes : 3 M€" calcext:value-type="string">
            <text:p>Dépenses : 10 M€ ; Recettes : 3 M€</text:p>
          </table:table-cell>
          <table:table-cell table:style-name="ce13" table:number-columns-repeated="6"/>
          <table:table-cell table:style-name="ce13" office:value-type="string" calcext:value-type="string">
            <text:p>.</text:p>
          </table:table-cell>
          <table:table-cell table:style-name="ce13" table:number-columns-repeated="3"/>
          <table:table-cell table:style-name="ce19" table:formula="of:=IF(LEN([.AA52])=0;IF(LEN([.AB52])=0;IF(LEN([.AC52])=0;IF(LEN([.AD52])=0;&quot;&quot;;[.AD52]);IF(LEN([.AD52])=0;[.AC52];CONCATENATE([.AC52];&quot; ; &quot;;[.AD52])));IF(LEN([.AC52])=0;IF(LEN([.AD52])=0;[.AB52];CONCATENATE([.AB52];&quot; ; &quot;;[.AD52]));IF(LEN([.AD52])=0;CONCATENATE([.AB52];&quot; ; &quot;;[.AC52]);CONCATENATE([.AB52];&quot; ; &quot;;[.AC52]; &quot; ; &quot;;[.AD52]))));[.AA52])" office:value-type="string" office:string-value="." calcext:value-type="string">
            <text:p>.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5"/>
          <table:table-cell table:number-columns-repeated="964"/>
        </table:table-row>
        <table:table-row table:style-name="ro2">
          <table:table-cell table:style-name="ce2" office:value-type="string" calcext:value-type="string">
            <text:p>Réfectoire école de La Genette</text:p>
          </table:table-cell>
          <table:table-cell table:style-name="ce5" office:value-type="float" office:value="0.054" calcext:value-type="float">
            <text:p>0,054</text:p>
          </table:table-cell>
          <table:table-cell table:style-name="ce5"/>
          <table:table-cell table:style-name="ce1" office:value-type="string" calcext:value-type="string">
            <text:p>Promesse électorale</text:p>
          </table:table-cell>
          <table:table-cell table:style-name="ce13" office:value-type="float" office:value="0.054" calcext:value-type="float">
            <text:p>0,054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7"/>
          <table:table-cell table:style-name="ce13" table:formula="of:=IF(ISBLANK([.B53]);&quot;&quot;;CONCATENATE(&quot;Dépenses : &quot;;[.B53];&quot; M€&quot;;IF(ISBLANK([.S53]);&quot;&quot;;&quot; / an&quot;);IF(ISBLANK([.C53]);&quot;&quot;;CONCATENATE(&quot; ; Recettes : &quot;;[.C53];&quot; M€&quot;;IF(ISBLANK([.S53]);&quot;&quot;;&quot; / an&quot;)))))" office:value-type="string" office:string-value="Dépenses : 0,054 M€" calcext:value-type="string">
            <text:p>Dépenses : 0,054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1</text:p>
          </table:table-cell>
          <table:table-cell table:number-columns-repeated="2" table:style-name="ce13" office:value-type="string" calcext:value-type="string">
            <text:p>2016S2</text:p>
          </table:table-cell>
          <table:table-cell table:style-name="ce13" office:value-type="string" calcext:value-type="string">
            <text:p>Études et Travaux en 2016</text:p>
          </table:table-cell>
          <table:table-cell table:style-name="ce13" table:number-columns-repeated="3"/>
          <table:table-cell table:style-name="ce19" table:formula="of:=IF(LEN([.AA53])=0;IF(LEN([.AB53])=0;IF(LEN([.AC53])=0;IF(LEN([.AD53])=0;&quot;&quot;;[.AD53]);IF(LEN([.AD53])=0;[.AC53];CONCATENATE([.AC53];&quot; ; &quot;;[.AD53])));IF(LEN([.AC53])=0;IF(LEN([.AD53])=0;[.AB53];CONCATENATE([.AB53];&quot; ; &quot;;[.AD53]));IF(LEN([.AD53])=0;CONCATENATE([.AB53];&quot; ; &quot;;[.AC53]);CONCATENATE([.AB53];&quot; ; &quot;;[.AC53]; &quot; ; &quot;;[.AD53]))));[.AA53])" office:value-type="string" office:string-value="Études et Travaux en 2016" calcext:value-type="string">
            <text:p>Études et Travaux en 2016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Refonte du plan de jalonnement</text:p>
          </table:table-cell>
          <table:table-cell table:style-name="ce5" office:value-type="float" office:value="0.3" calcext:value-type="float">
            <text:p>0,3</text:p>
          </table:table-cell>
          <table:table-cell table:style-name="ce5"/>
          <table:table-cell table:style-name="ce1"/>
          <table:table-cell table:style-name="ce13" office:value-type="float" office:value="0.1" calcext:value-type="float">
            <text:p>0,1</text:p>
          </table:table-cell>
          <table:table-cell table:style-name="ce13"/>
          <table:table-cell table:style-name="ce13" office:value-type="float" office:value="0.1" calcext:value-type="float">
            <text:p>0,1</text:p>
          </table:table-cell>
          <table:table-cell table:style-name="ce13"/>
          <table:table-cell table:style-name="ce13" office:value-type="float" office:value="0.1" calcext:value-type="float">
            <text:p>0,1</text:p>
          </table:table-cell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3" table:formula="of:=IF(ISBLANK([.B54]);&quot;&quot;;CONCATENATE(&quot;Dépenses : &quot;;[.B54];&quot; M€&quot;;IF(ISBLANK([.S54]);&quot;&quot;;&quot; / an&quot;);IF(ISBLANK([.C54]);&quot;&quot;;CONCATENATE(&quot; ; Recettes : &quot;;[.C54];&quot; M€&quot;;IF(ISBLANK([.S54]);&quot;&quot;;&quot; / an&quot;)))))" office:value-type="string" office:string-value="Dépenses : 0,3 M€" calcext:value-type="string">
            <text:p>Dépenses : 0,3 M€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Travaux en 2016-2018</text:p>
          </table:table-cell>
          <table:table-cell table:style-name="ce13" table:number-columns-repeated="3"/>
          <table:table-cell table:style-name="ce19" table:formula="of:=IF(LEN([.AA54])=0;IF(LEN([.AB54])=0;IF(LEN([.AC54])=0;IF(LEN([.AD54])=0;&quot;&quot;;[.AD54]);IF(LEN([.AD54])=0;[.AC54];CONCATENATE([.AC54];&quot; ; &quot;;[.AD54])));IF(LEN([.AC54])=0;IF(LEN([.AD54])=0;[.AB54];CONCATENATE([.AB54];&quot; ; &quot;;[.AD54]));IF(LEN([.AD54])=0;CONCATENATE([.AB54];&quot; ; &quot;;[.AC54]);CONCATENATE([.AB54];&quot; ; &quot;;[.AC54]; &quot; ; &quot;;[.AD54]))));[.AA54])" office:value-type="string" office:string-value="Travaux en 2016-2018" calcext:value-type="string">
            <text:p>Travaux en 2016-2018</text:p>
          </table:table-cell>
          <table:table-cell table:number-columns-repeated="7"/>
          <table:table-cell table:style-name="ce13" office:value-type="float" office:value="100000" calcext:value-type="float">
            <text:p>100000</text:p>
          </table:table-cell>
          <table:table-cell table:style-name="ce13"/>
          <table:table-cell table:style-name="ce13" office:value-type="float" office:value="100000" calcext:value-type="float">
            <text:p>100000</text:p>
          </table:table-cell>
          <table:table-cell table:style-name="ce13"/>
          <table:table-cell table:style-name="ce13" office:value-type="float" office:value="100000" calcext:value-type="float">
            <text:p>100000</text:p>
          </table:table-cell>
          <table:table-cell table:style-name="ce1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10">
          <table:table-cell table:style-name="ce2" office:value-type="string" calcext:value-type="string">
            <text:p>Réforme de la tarification de l'eau</text:p>
          </table:table-cell>
          <table:table-cell table:style-name="ce5" office:value-type="float" office:value="0.012" calcext:value-type="float">
            <text:p>0,012</text:p>
          </table:table-cell>
          <table:table-cell table:style-name="ce5"/>
          <table:table-cell table:style-name="ce1"/>
          <table:table-cell table:style-name="ce13" office:value-type="float" office:value="0.012" calcext:value-type="float">
            <text:p>0,012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7"/>
          <table:table-cell table:style-name="ce13" table:formula="of:=IF(ISBLANK([.B55]);&quot;&quot;;CONCATENATE(&quot;Dépenses : &quot;;[.B55];&quot; M€&quot;;IF(ISBLANK([.S55]);&quot;&quot;;&quot; / an&quot;);IF(ISBLANK([.C55]);&quot;&quot;;CONCATENATE(&quot; ; Recettes : &quot;;[.C55];&quot; M€&quot;;IF(ISBLANK([.S55]);&quot;&quot;;&quot; / an&quot;)))))" office:value-type="string" office:string-value="Dépenses : 0,012 M€" calcext:value-type="string">
            <text:p>Dépenses : 0,012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1</text:p>
          </table:table-cell>
          <table:table-cell table:number-columns-repeated="2" table:style-name="ce13" office:value-type="string" calcext:value-type="string">
            <text:p>2016S2</text:p>
          </table:table-cell>
          <table:table-cell table:style-name="ce13" office:value-type="string" calcext:value-type="string">
            <text:p>Études et Travaux en 2016</text:p>
          </table:table-cell>
          <table:table-cell table:style-name="ce13" table:number-columns-repeated="3"/>
          <table:table-cell table:style-name="ce19" table:formula="of:=IF(LEN([.AA55])=0;IF(LEN([.AB55])=0;IF(LEN([.AC55])=0;IF(LEN([.AD55])=0;&quot;&quot;;[.AD55]);IF(LEN([.AD55])=0;[.AC55];CONCATENATE([.AC55];&quot; ; &quot;;[.AD55])));IF(LEN([.AC55])=0;IF(LEN([.AD55])=0;[.AB55];CONCATENATE([.AB55];&quot; ; &quot;;[.AD55]));IF(LEN([.AD55])=0;CONCATENATE([.AB55];&quot; ; &quot;;[.AC55]);CONCATENATE([.AB55];&quot; ; &quot;;[.AC55]; &quot; ; &quot;;[.AD55]))));[.AA55])" office:value-type="string" office:string-value="Études et Travaux en 2016" calcext:value-type="string">
            <text:p>Études et Travaux en 2016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Requalification des rues du centre vill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1"/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0.75" calcext:value-type="float">
            <text:p>0,75</text:p>
          </table:table-cell>
          <table:table-cell table:style-name="ce14" office:value-type="float" office:value="1.5" calcext:value-type="float">
            <text:p>1,5</text:p>
          </table:table-cell>
          <table:table-cell table:style-name="ce14" office:value-type="float" office:value="0.75" calcext:value-type="float">
            <text:p>0,75</text:p>
          </table:table-cell>
          <table:table-cell table:style-name="ce13" table:number-columns-repeated="7"/>
          <table:table-cell table:style-name="ce13" table:formula="of:=IF(ISBLANK([.B56]);&quot;&quot;;CONCATENATE(&quot;Dépenses : &quot;;[.B56];&quot; M€&quot;;IF(ISBLANK([.S56]);&quot;&quot;;&quot; / an&quot;);IF(ISBLANK([.C56]);&quot;&quot;;CONCATENATE(&quot; ; Recettes : &quot;;[.C56];&quot; M€&quot;;IF(ISBLANK([.S56]);&quot;&quot;;&quot; / an&quot;)))))" office:value-type="string" office:string-value="Dépenses : 6 M€ ; Recettes : 3 M€" calcext:value-type="string">
            <text:p>Dépenses : 6 M€ ; Recettes : 3 M€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9S2</text:p>
          </table:table-cell>
          <table:table-cell table:style-name="ce13" office:value-type="string" calcext:value-type="string">
            <text:p>Travaux en 2016-2019</text:p>
          </table:table-cell>
          <table:table-cell table:style-name="ce13" table:number-columns-repeated="3"/>
          <table:table-cell table:style-name="ce19" table:formula="of:=IF(LEN([.AA56])=0;IF(LEN([.AB56])=0;IF(LEN([.AC56])=0;IF(LEN([.AD56])=0;&quot;&quot;;[.AD56]);IF(LEN([.AD56])=0;[.AC56];CONCATENATE([.AC56];&quot; ; &quot;;[.AD56])));IF(LEN([.AC56])=0;IF(LEN([.AD56])=0;[.AB56];CONCATENATE([.AB56];&quot; ; &quot;;[.AD56]));IF(LEN([.AD56])=0;CONCATENATE([.AB56];&quot; ; &quot;;[.AC56]);CONCATENATE([.AB56];&quot; ; &quot;;[.AC56]; &quot; ; &quot;;[.AD56]))));[.AA56])" office:value-type="string" office:string-value="Travaux en 2016-2019" calcext:value-type="string">
            <text:p>Travaux en 2016-2019</text:p>
          </table:table-cell>
          <table:table-cell table:number-columns-repeated="7"/>
          <table:table-cell table:style-name="ce13" office:value-type="float" office:value="1500000" calcext:value-type="float">
            <text:p>1500000</text:p>
          </table:table-cell>
          <table:table-cell table:style-name="ce13"/>
          <table:table-cell table:style-name="ce13" office:value-type="float" office:value="1500000" calcext:value-type="float">
            <text:p>1500000</text:p>
          </table:table-cell>
          <table:table-cell table:style-name="ce13"/>
          <table:table-cell table:style-name="ce13" office:value-type="float" office:value="1500000" calcext:value-type="float">
            <text:p>1500000</text:p>
          </table:table-cell>
          <table:table-cell table:style-name="ce13"/>
          <table:table-cell table:style-name="ce14" office:value-type="float" office:value="1500000" calcext:value-type="float">
            <text:p>1500000</text:p>
          </table:table-cell>
          <table:table-cell table:style-name="ce14"/>
          <table:table-cell table:style-name="ce13" table:number-columns-repeated="5"/>
          <table:table-cell table:number-columns-repeated="973"/>
        </table:table-row>
        <table:table-row table:style-name="ro6">
          <table:table-cell table:style-name="ce2" office:value-type="string" calcext:value-type="string">
            <text:p>Requalification du Vieux Port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string" calcext:value-type="string">
            <text:p>Suite Quai Valin</text:p>
          </table:table-cell>
          <table:table-cell table:style-name="ce16" office:value-type="string" calcext:value-type="string">
            <text:p>Prog./Études</text:p>
          </table:table-cell>
          <table:table-cell table:style-name="ce15"/>
          <table:table-cell table:style-name="ce15" office:value-type="string" calcext:value-type="string">
            <text:p>Études</text:p>
          </table:table-cell>
          <table:table-cell table:style-name="ce15"/>
          <table:table-cell table:style-name="ce15" office:value-type="string" calcext:value-type="string">
            <text:p>Études/Tvx (Quai Duperré)</text:p>
          </table:table-cell>
          <table:table-cell table:style-name="ce15"/>
          <table:table-cell table:style-name="ce17" office:value-type="string" calcext:value-type="string">
            <text:p>Travaux</text:p>
          </table:table-cell>
          <table:table-cell table:style-name="ce17"/>
          <table:table-cell table:style-name="ce17" office:value-type="string" calcext:value-type="string">
            <text:p>Travaux</text:p>
          </table:table-cell>
          <table:table-cell table:style-name="ce17"/>
          <table:table-cell table:style-name="ce17" office:value-type="string" calcext:value-type="string">
            <text:p>Travaux</text:p>
          </table:table-cell>
          <table:table-cell table:style-name="ce17"/>
          <table:table-cell table:style-name="ce13" table:number-columns-repeated="3"/>
          <table:table-cell table:style-name="ce13" table:formula="of:=IF(ISBLANK([.B57]);&quot;&quot;;CONCATENATE(&quot;Dépenses : &quot;;[.B57];&quot; M€&quot;;IF(ISBLANK([.S57]);&quot;&quot;;&quot; / an&quot;);IF(ISBLANK([.C57]);&quot;&quot;;CONCATENATE(&quot; ; Recettes : &quot;;[.C57];&quot; M€&quot;;IF(ISBLANK([.S57]);&quot;&quot;;&quot; / an&quot;)))))" office:value-type="string" office:string-value="Dépenses : 12,3 M€ ; Recettes : 3 M€" calcext:value-type="string">
            <text:p>Dépenses : 12,3 M€ ; Recettes : 3 M€</text:p>
          </table:table-cell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8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2021S2</text:p>
          </table:table-cell>
          <table:table-cell table:style-name="ce13" office:value-type="string" calcext:value-type="string">
            <text:p>Programme en 2016 ; Études en 2016-2018 ; Travaux en 2018-2021</text:p>
          </table:table-cell>
          <table:table-cell table:style-name="ce13" table:formula="of:=IF(ISBLANK([.U57]);&quot;&quot;;CONCATENATE(&quot;Programme &quot;;IF([.U57]=&quot;2016S1&quot;;&quot;à partir du 1er Semestre 2016&quot;;IF([.U57]=&quot;2016S2&quot;;&quot;à partir du 2ème Semestre 2016&quot;;&quot;&quot;));IF([.V57]=&quot;2016S2&quot;;&quot; jusqu'à fin 2016&quot;;IF([.V57]=&quot;2018S2&quot;;&quot; jusqu'à fin 2018&quot;;&quot;&quot;))))" office:value-type="string" office:string-value="Programme à partir du 1er Semestre 2016" calcext:value-type="string">
            <text:p>Programme à partir du 1er Semestre 2016</text:p>
          </table:table-cell>
          <table:table-cell table:style-name="ce13" table:formula="of:=IF(ISBLANK([.W57]);&quot;&quot;;CONCATENATE(&quot;Études &quot;;IF([.W57]=&quot;2016S1&quot;;&quot;à partir du 1er Semestre 2016&quot;;IF([.W57]=&quot;2016S2&quot;;&quot;à partir du 2ème Semestre 2016&quot;;IF([.W57]=&quot;2017S1&quot;;&quot;à partir du 1er Semestre 2017&quot;;&quot;&quot;)));IF([.X57]=&quot;2016S2&quot;;&quot; jusqu'à fin 2016&quot;;IF([.X57]=&quot;2017S1&quot;;&quot; jusqu'à mi 2017&quot;;IF([.X57]=&quot;2018S1&quot;;&quot; jusqu'à mi 2018&quot;;IF([.X57]=&quot;2018S2&quot;;&quot; jusqu'à fin 2018&quot;;IF([.X57]=&quot;2020S1&quot;;&quot; jusqu'à mi 2020&quot;;&quot;&quot;)))))))" office:value-type="string" office:string-value="Études à partir du 2ème Semestre 2016 jusqu'à mi 2018" calcext:value-type="string">
            <text:p>Études à partir du 2ème Semestre 2016 jusqu'à mi 2018</text:p>
          </table:table-cell>
          <table:table-cell table:style-name="ce13" table:formula="of:=IF(ISBLANK([.Y57]);&quot;&quot;;CONCATENATE(&quot;Travaux &quot;;IF([.Y57]=&quot;2016S1&quot;;&quot;à partir du 1er Semestre 2016&quot;;IF([.Y57]=&quot;2016S2&quot;;&quot;à partir du 2ème Semestre 2016&quot;;IF([.Y57]=&quot;2017S1&quot;;&quot;à partir du 1er Semestre 2017&quot;;IF([.Y57]=&quot;2018S1&quot;;&quot;à partir du 1er Semestre 2018&quot;;IF([.Y57]=&quot;2018S2&quot;;&quot;à partir du 2ème Semestre 2018&quot;;&quot;&quot;)))));IF([.Z57]=&quot;2017S1&quot;;&quot; jusqu'à mi 2017&quot;;IF([.Z57]=&quot;2018S2&quot;;&quot; jusqu'à fin 2018&quot;;IF([.Z57]=&quot;2020S2&quot;;&quot; jusqu'à fin 2020&quot;;IF([.Z57]=&quot;2021S2&quot;;&quot; jusqu'à fin 2021&quot;;&quot;&quot;))))))" office:value-type="string" office:string-value="Travaux à partir du 2ème Semestre 2018 jusqu'à fin 2021" calcext:value-type="string">
            <text:p>Travaux à partir du 2ème Semestre 2018 jusqu'à fin 2021</text:p>
          </table:table-cell>
          <table:table-cell table:style-name="ce19" table:formula="of:=IF(LEN([.AA57])=0;IF(LEN([.AB57])=0;IF(LEN([.AC57])=0;IF(LEN([.AD57])=0;&quot;&quot;;[.AD57]);IF(LEN([.AD57])=0;[.AC57];CONCATENATE([.AC57];&quot; ; &quot;;[.AD57])));IF(LEN([.AC57])=0;IF(LEN([.AD57])=0;[.AB57];CONCATENATE([.AB57];&quot; ; &quot;;[.AD57]));IF(LEN([.AD57])=0;CONCATENATE([.AB57];&quot; ; &quot;;[.AC57]);CONCATENATE([.AB57];&quot; ; &quot;;[.AC57]; &quot; ; &quot;;[.AD57]))));[.AA57])" office:value-type="string" office:string-value="Programme en 2016 ; Études en 2016-2018 ; Travaux en 2018-2021" calcext:value-type="string">
            <text:p>Programme en 2016 ; Études en 2016-2018 ; Travaux en 2018-2021</text:p>
          </table:table-cell>
          <table:table-cell table:number-columns-repeated="7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études</text:p>
          </table:table-cell>
          <table:table-cell table:style-name="ce13"/>
          <table:table-cell table:style-name="ce13" office:value-type="string" calcext:value-type="string">
            <text:p>Travaux</text:p>
            <text:p>Quai Duperré</text:p>
          </table:table-cell>
          <table:table-cell table:style-name="ce13"/>
          <table:table-cell table:style-name="ce14" office:value-type="string" calcext:value-type="string">
            <text:p>travaux</text:p>
          </table:table-cell>
          <table:table-cell table:style-name="ce14"/>
          <table:table-cell table:style-name="ce13" office:value-type="string" calcext:value-type="string"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2"/>
          <table:table-cell table:number-columns-repeated="8"/>
          <table:table-cell table:style-name="ce8"/>
          <table:table-cell table:number-columns-repeated="964"/>
        </table:table-row>
        <table:table-row table:style-name="ro2">
          <table:table-cell table:style-name="ce2" office:value-type="string" calcext:value-type="string">
            <text:p>Rompsay</text:p>
          </table:table-cell>
          <table:table-cell table:style-name="ce5" office:value-type="float" office:value="6.83" calcext:value-type="float">
            <text:p>6,83</text:p>
          </table:table-cell>
          <table:table-cell table:style-name="ce5" office:value-type="float" office:value="4.1" calcext:value-type="float">
            <text:p>4,1</text:p>
          </table:table-cell>
          <table:table-cell table:style-name="ce10"/>
          <table:table-cell table:style-name="ce14" office:value-type="float" office:value="0.85" calcext:value-type="float">
            <text:p>0,85</text:p>
          </table:table-cell>
          <table:table-cell table:style-name="ce14" office:value-type="float" office:value="0.25" calcext:value-type="float">
            <text:p>0,25</text:p>
          </table:table-cell>
          <table:table-cell table:style-name="ce14" office:value-type="float" office:value="0.78" calcext:value-type="float">
            <text:p>0,78</text:p>
          </table:table-cell>
          <table:table-cell table:style-name="ce14" office:value-type="float" office:value="0.25" calcext:value-type="float">
            <text:p>0,25</text:p>
          </table:table-cell>
          <table:table-cell table:style-name="ce14" office:value-type="float" office:value="0.68" calcext:value-type="float">
            <text:p>0,68</text:p>
          </table:table-cell>
          <table:table-cell table:style-name="ce14" office:value-type="float" office:value="0.25" calcext:value-type="float">
            <text:p>0,25</text:p>
          </table:table-cell>
          <table:table-cell table:style-name="ce14" office:value-type="float" office:value="0.68" calcext:value-type="float">
            <text:p>0,68</text:p>
          </table:table-cell>
          <table:table-cell table:style-name="ce14" office:value-type="float" office:value="0.25" calcext:value-type="float">
            <text:p>0,25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3.1" calcext:value-type="float">
            <text:p>3,1</text:p>
          </table:table-cell>
          <table:table-cell table:style-name="ce14" table:number-columns-repeated="5"/>
          <table:table-cell table:style-name="ce13" table:formula="of:=IF(ISBLANK([.B58]);&quot;&quot;;CONCATENATE(&quot;Dépenses : &quot;;[.B58];&quot; M€&quot;;IF(ISBLANK([.S58]);&quot;&quot;;&quot; / an&quot;);IF(ISBLANK([.C58]);&quot;&quot;;CONCATENATE(&quot; ; Recettes : &quot;;[.C58];&quot; M€&quot;;IF(ISBLANK([.S58]);&quot;&quot;;&quot; / an&quot;)))))" office:value-type="string" office:string-value="Dépenses : 6,83 M€ ; Recettes : 4,1 M€" calcext:value-type="string">
            <text:p>Dépenses : 6,83 M€ ; Recettes : 4,1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20S1</text:p>
          </table:table-cell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20S2</text:p>
          </table:table-cell>
          <table:table-cell table:style-name="ce13" office:value-type="string" calcext:value-type="string">
            <text:p>Études et Travaux en 2016-2020</text:p>
          </table:table-cell>
          <table:table-cell table:style-name="ce13" table:formula="of:=IF(ISBLANK([.U58]);&quot;&quot;;CONCATENATE(&quot;Programme &quot;;IF([.U58]=&quot;2016S1&quot;;&quot;à partir du 1er Semestre 2016&quot;;IF([.U58]=&quot;2016S2&quot;;&quot;à partir du 2ème Semestre 2016&quot;;&quot;&quot;));IF([.V58]=&quot;2016S2&quot;;&quot; jusqu'à fin 2016&quot;;IF([.V58]=&quot;2018S2&quot;;&quot; jusqu'à fin 2018&quot;;&quot;&quot;))))">
            <text:p/>
          </table:table-cell>
          <table:table-cell table:style-name="ce13" table:formula="of:=IF(ISBLANK([.W58]);&quot;&quot;;CONCATENATE(&quot;Études &quot;;IF([.W58]=&quot;2016S1&quot;;&quot;à partir du 1er Semestre 2016&quot;;IF([.W58]=&quot;2016S2&quot;;&quot;à partir du 2ème Semestre 2016&quot;;IF([.W58]=&quot;2017S1&quot;;&quot;à partir du 1er Semestre 2017&quot;;&quot;&quot;)));IF([.X58]=&quot;2016S2&quot;;&quot; jusqu'à fin 2016&quot;;IF([.X58]=&quot;2017S1&quot;;&quot; jusqu'à mi 2017&quot;;IF([.X58]=&quot;2018S1&quot;;&quot; jusqu'à mi 2018&quot;;IF([.X58]=&quot;2018S2&quot;;&quot; jusqu'à fin 2018&quot;;IF([.X58]=&quot;2020S1&quot;;&quot; jusqu'à mi 2020&quot;;&quot;&quot;)))))))" office:value-type="string" office:string-value="Études à partir du 1er Semestre 2016 jusqu'à mi 2020" calcext:value-type="string">
            <text:p>Études à partir du 1er Semestre 2016 jusqu'à mi 2020</text:p>
          </table:table-cell>
          <table:table-cell table:style-name="ce13" table:formula="of:=IF(ISBLANK([.Y58]);&quot;&quot;;CONCATENATE(&quot;Travaux &quot;;IF([.Y58]=&quot;2016S1&quot;;&quot;à partir du 1er Semestre 2016&quot;;IF([.Y58]=&quot;2016S2&quot;;&quot;à partir du 2ème Semestre 2016&quot;;IF([.Y58]=&quot;2017S1&quot;;&quot;à partir du 1er Semestre 2017&quot;;IF([.Y58]=&quot;2018S1&quot;;&quot;à partir du 1er Semestre 2018&quot;;IF([.Y58]=&quot;2018S2&quot;;&quot;à partir du 2ème Semestre 2018&quot;;&quot;&quot;)))));IF([.Z58]=&quot;2017S1&quot;;&quot; jusqu'à mi 2017&quot;;IF([.Z58]=&quot;2018S2&quot;;&quot; jusqu'à fin 2018&quot;;IF([.Z58]=&quot;2020S2&quot;;&quot; jusqu'à fin 2020&quot;;IF([.Z58]=&quot;2021S2&quot;;&quot; jusqu'à fin 2021&quot;;&quot;&quot;))))))" office:value-type="string" office:string-value="Travaux à partir du 1er Semestre 2016 jusqu'à fin 2020" calcext:value-type="string">
            <text:p>Travaux à partir du 1er Semestre 2016 jusqu'à fin 2020</text:p>
          </table:table-cell>
          <table:table-cell table:style-name="ce19" table:formula="of:=IF(LEN([.AA58])=0;IF(LEN([.AB58])=0;IF(LEN([.AC58])=0;IF(LEN([.AD58])=0;&quot;&quot;;[.AD58]);IF(LEN([.AD58])=0;[.AC58];CONCATENATE([.AC58];&quot; ; &quot;;[.AD58])));IF(LEN([.AC58])=0;IF(LEN([.AD58])=0;[.AB58];CONCATENATE([.AB58];&quot; ; &quot;;[.AD58]));IF(LEN([.AD58])=0;CONCATENATE([.AB58];&quot; ; &quot;;[.AC58]);CONCATENATE([.AB58];&quot; ; &quot;;[.AC58]; &quot; ; &quot;;[.AD58]))));[.AA58])" office:value-type="string" office:string-value="Études et Travaux en 2016-2020" calcext:value-type="string">
            <text:p>Études et Travaux en 2016-2020</text:p>
          </table:table-cell>
          <table:table-cell table:number-columns-repeated="7"/>
          <table:table-cell table:style-name="ce14" table:number-columns-repeated="13"/>
          <table:table-cell table:number-columns-repeated="8"/>
          <table:table-cell table:style-name="ce26"/>
          <table:table-cell table:number-columns-repeated="964"/>
        </table:table-row>
        <table:table-row table:style-name="ro2">
          <table:table-cell table:style-name="ce2" office:value-type="string" calcext:value-type="string">
            <text:p>Rue du Moulin des Justices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3" calcext:value-type="float">
            <text:p>0,3</text:p>
          </table:table-cell>
          <table:table-cell table:style-name="ce1"/>
          <table:table-cell table:style-name="ce13" table:number-columns-repeated="2"/>
          <table:table-cell table:style-name="ce13" office:value-type="float" office:value="0.25" calcext:value-type="float">
            <text:p>0,25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25" calcext:value-type="float">
            <text:p>0,25</text:p>
          </table:table-cell>
          <table:table-cell table:style-name="ce13" office:value-type="float" office:value="0.15" calcext:value-type="float">
            <text:p>0,15</text:p>
          </table:table-cell>
          <table:table-cell table:style-name="ce14" table:number-columns-repeated="2"/>
          <table:table-cell table:style-name="ce13" table:number-columns-repeated="7"/>
          <table:table-cell table:style-name="ce13" table:formula="of:=IF(ISBLANK([.B59]);&quot;&quot;;CONCATENATE(&quot;Dépenses : &quot;;[.B59];&quot; M€&quot;;IF(ISBLANK([.S59]);&quot;&quot;;&quot; / an&quot;);IF(ISBLANK([.C59]);&quot;&quot;;CONCATENATE(&quot; ; Recettes : &quot;;[.C59];&quot; M€&quot;;IF(ISBLANK([.S59]);&quot;&quot;;&quot; / an&quot;)))))" office:value-type="string" office:string-value="Dépenses : 0,5 M€ ; Recettes : 0,3 M€" calcext:value-type="string">
            <text:p>Dépenses : 0,5 M€ ; Recettes : 0,3 M€</text:p>
          </table:table-cell>
          <table:table-cell table:style-name="ce13" table:number-columns-repeated="2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Etudes en 2016 ; Travaux en 2017-2018</text:p>
          </table:table-cell>
          <table:table-cell table:style-name="ce13" table:formula="of:=IF(ISBLANK([.U59]);&quot;&quot;;CONCATENATE(&quot;Programme &quot;;IF([.U59]=&quot;2016S1&quot;;&quot;à partir du 1er Semestre 2016&quot;;IF([.U59]=&quot;2016S2&quot;;&quot;à partir du 2ème Semestre 2016&quot;;&quot;&quot;));IF([.V59]=&quot;2016S2&quot;;&quot; jusqu'à fin 2016&quot;;IF([.V59]=&quot;2018S2&quot;;&quot; jusqu'à fin 2018&quot;;&quot;&quot;))))">
            <text:p/>
          </table:table-cell>
          <table:table-cell table:style-name="ce13" table:formula="of:=IF(ISBLANK([.W59]);&quot;&quot;;CONCATENATE(&quot;Études &quot;;IF([.W59]=&quot;2016S1&quot;;&quot;à partir du 1er Semestre 2016&quot;;IF([.W59]=&quot;2016S2&quot;;&quot;à partir du 2ème Semestre 2016&quot;;IF([.W59]=&quot;2017S1&quot;;&quot;à partir du 1er Semestre 2017&quot;;&quot;&quot;)));IF([.X59]=&quot;2016S2&quot;;&quot; jusqu'à fin 2016&quot;;IF([.X59]=&quot;2017S1&quot;;&quot; jusqu'à mi 2017&quot;;IF([.X59]=&quot;2018S1&quot;;&quot; jusqu'à mi 2018&quot;;IF([.X59]=&quot;2018S2&quot;;&quot; jusqu'à fin 2018&quot;;IF([.X59]=&quot;2020S1&quot;;&quot; jusqu'à mi 2020&quot;;&quot;&quot;)))))))" office:value-type="string" office:string-value="Études à partir du 1er Semestre 2016 jusqu'à fin 2016" calcext:value-type="string">
            <text:p>Études à partir du 1er Semestre 2016 jusqu'à fin 2016</text:p>
          </table:table-cell>
          <table:table-cell table:style-name="ce13" table:formula="of:=IF(ISBLANK([.Y59]);&quot;&quot;;CONCATENATE(&quot;Travaux &quot;;IF([.Y59]=&quot;2016S1&quot;;&quot;à partir du 1er Semestre 2016&quot;;IF([.Y59]=&quot;2016S2&quot;;&quot;à partir du 2ème Semestre 2016&quot;;IF([.Y59]=&quot;2017S1&quot;;&quot;à partir du 1er Semestre 2017&quot;;IF([.Y59]=&quot;2018S1&quot;;&quot;à partir du 1er Semestre 2018&quot;;IF([.Y59]=&quot;2018S2&quot;;&quot;à partir du 2ème Semestre 2018&quot;;&quot;&quot;)))));IF([.Z59]=&quot;2017S1&quot;;&quot; jusqu'à mi 2017&quot;;IF([.Z59]=&quot;2018S2&quot;;&quot; jusqu'à fin 2018&quot;;IF([.Z59]=&quot;2020S2&quot;;&quot; jusqu'à fin 2020&quot;;IF([.Z59]=&quot;2021S2&quot;;&quot; jusqu'à fin 2021&quot;;&quot;&quot;))))))" office:value-type="string" office:string-value="Travaux à partir du 1er Semestre 2017 jusqu'à fin 2018" calcext:value-type="string">
            <text:p>Travaux à partir du 1er Semestre 2017 jusqu'à fin 2018</text:p>
          </table:table-cell>
          <table:table-cell table:style-name="ce19" table:formula="of:=IF(LEN([.AA59])=0;IF(LEN([.AB59])=0;IF(LEN([.AC59])=0;IF(LEN([.AD59])=0;&quot;&quot;;[.AD59]);IF(LEN([.AD59])=0;[.AC59];CONCATENATE([.AC59];&quot; ; &quot;;[.AD59])));IF(LEN([.AC59])=0;IF(LEN([.AD59])=0;[.AB59];CONCATENATE([.AB59];&quot; ; &quot;;[.AD59]));IF(LEN([.AD59])=0;CONCATENATE([.AB59];&quot; ; &quot;;[.AC59]);CONCATENATE([.AB59];&quot; ; &quot;;[.AC59]; &quot; ; &quot;;[.AD59]))));[.AA59])" office:value-type="string" office:string-value="Etudes en 2016 ; Travaux en 2017-2018" calcext:value-type="string">
            <text:p>Etudes en 2016 ; Travaux en 2017-2018</text:p>
          </table:table-cell>
          <table:table-cell table:number-columns-repeated="7"/>
          <table:table-cell table:style-name="ce13" table:number-columns-repeated="2"/>
          <table:table-cell table:style-name="ce13" office:value-type="float" office:value="100000" calcext:value-type="float">
            <text:p>100000</text:p>
          </table:table-cell>
          <table:table-cell table:style-name="ce13"/>
          <table:table-cell table:style-name="ce13" office:value-type="float" office:value="100000" calcext:value-type="float">
            <text:p>100000</text:p>
          </table:table-cell>
          <table:table-cell table:style-name="ce1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2">
          <table:table-cell table:style-name="ce2" office:value-type="string" calcext:value-type="string">
            <text:p>Sanitaires du Mail</text:p>
          </table:table-cell>
          <table:table-cell table:style-name="ce5" office:value-type="float" office:value="0.085" calcext:value-type="float">
            <text:p>0,085</text:p>
          </table:table-cell>
          <table:table-cell table:style-name="ce5"/>
          <table:table-cell table:style-name="ce1"/>
          <table:table-cell table:style-name="ce13" office:value-type="float" office:value="0.085" calcext:value-type="float">
            <text:p>0,085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7"/>
          <table:table-cell table:style-name="ce13" table:formula="of:=IF(ISBLANK([.B60]);&quot;&quot;;CONCATENATE(&quot;Dépenses : &quot;;[.B60];&quot; M€&quot;;IF(ISBLANK([.S60]);&quot;&quot;;&quot; / an&quot;);IF(ISBLANK([.C60]);&quot;&quot;;CONCATENATE(&quot; ; Recettes : &quot;;[.C60];&quot; M€&quot;;IF(ISBLANK([.S60]);&quot;&quot;;&quot; / an&quot;)))))" office:value-type="string" office:string-value="Dépenses : 0,085 M€" calcext:value-type="string">
            <text:p>Dépenses : 0,085 M€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Travaux en 2016</text:p>
          </table:table-cell>
          <table:table-cell table:style-name="ce13" table:formula="of:=IF(ISBLANK([.U60]);&quot;&quot;;CONCATENATE(&quot;Programme &quot;;IF([.U60]=&quot;2016S1&quot;;&quot;à partir du 1er Semestre 2016&quot;;IF([.U60]=&quot;2016S2&quot;;&quot;à partir du 2ème Semestre 2016&quot;;&quot;&quot;));IF([.V60]=&quot;2016S2&quot;;&quot; jusqu'à fin 2016&quot;;IF([.V60]=&quot;2018S2&quot;;&quot; jusqu'à fin 2018&quot;;&quot;&quot;))))">
            <text:p/>
          </table:table-cell>
          <table:table-cell table:style-name="ce13" table:formula="of:=IF(ISBLANK([.W60]);&quot;&quot;;CONCATENATE(&quot;Études &quot;;IF([.W60]=&quot;2016S1&quot;;&quot;à partir du 1er Semestre 2016&quot;;IF([.W60]=&quot;2016S2&quot;;&quot;à partir du 2ème Semestre 2016&quot;;IF([.W60]=&quot;2017S1&quot;;&quot;à partir du 1er Semestre 2017&quot;;&quot;&quot;)));IF([.X60]=&quot;2016S2&quot;;&quot; jusqu'à fin 2016&quot;;IF([.X60]=&quot;2017S1&quot;;&quot; jusqu'à mi 2017&quot;;IF([.X60]=&quot;2018S1&quot;;&quot; jusqu'à mi 2018&quot;;IF([.X60]=&quot;2018S2&quot;;&quot; jusqu'à fin 2018&quot;;IF([.X60]=&quot;2020S1&quot;;&quot; jusqu'à mi 2020&quot;;&quot;&quot;)))))))">
            <text:p/>
          </table:table-cell>
          <table:table-cell table:style-name="ce13" table:formula="of:=IF(ISBLANK([.Y60]);&quot;&quot;;CONCATENATE(&quot;Travaux &quot;;IF([.Y60]=&quot;2016S1&quot;;&quot;à partir du 1er Semestre 2016&quot;;IF([.Y60]=&quot;2016S2&quot;;&quot;à partir du 2ème Semestre 2016&quot;;IF([.Y60]=&quot;2017S1&quot;;&quot;à partir du 1er Semestre 2017&quot;;IF([.Y60]=&quot;2018S1&quot;;&quot;à partir du 1er Semestre 2018&quot;;IF([.Y60]=&quot;2018S2&quot;;&quot;à partir du 2ème Semestre 2018&quot;;&quot;&quot;)))));IF([.Z60]=&quot;2017S1&quot;;&quot; jusqu'à mi 2017&quot;;IF([.Z60]=&quot;2018S2&quot;;&quot; jusqu'à fin 2018&quot;;IF([.Z60]=&quot;2020S2&quot;;&quot; jusqu'à fin 2020&quot;;IF([.Z60]=&quot;2021S2&quot;;&quot; jusqu'à fin 2021&quot;;&quot;&quot;))))))" office:value-type="string" office:string-value="Travaux à partir du 1er Semestre 2016" calcext:value-type="string">
            <text:p>Travaux à partir du 1er Semestre 2016</text:p>
          </table:table-cell>
          <table:table-cell table:style-name="ce19" table:formula="of:=IF(LEN([.AA60])=0;IF(LEN([.AB60])=0;IF(LEN([.AC60])=0;IF(LEN([.AD60])=0;&quot;&quot;;[.AD60]);IF(LEN([.AD60])=0;[.AC60];CONCATENATE([.AC60];&quot; ; &quot;;[.AD60])));IF(LEN([.AC60])=0;IF(LEN([.AD60])=0;[.AB60];CONCATENATE([.AB60];&quot; ; &quot;;[.AD60]));IF(LEN([.AD60])=0;CONCATENATE([.AB60];&quot; ; &quot;;[.AC60]);CONCATENATE([.AB60];&quot; ; &quot;;[.AC60]; &quot; ; &quot;;[.AD60]))));[.AA60])" office:value-type="string" office:string-value="Travaux en 2016" calcext:value-type="string">
            <text:p>Travaux en 2016</text:p>
          </table:table-cell>
          <table:table-cell table:number-columns-repeated="7"/>
          <table:table-cell table:style-name="ce13" office:value-type="string" calcext:value-type="string">
            <text:p>Travaux</text:p>
          </table:table-cell>
          <table:table-cell table:style-name="ce13" table:number-columns-repeated="5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25"/>
          <table:table-cell table:number-columns-repeated="964"/>
        </table:table-row>
        <table:table-row table:style-name="ro5">
          <table:table-cell table:style-name="ce2" office:value-type="string" calcext:value-type="string">
            <text:p>Square Vali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,7 (Etat)</text:p>
          </table:table-cell>
          <table:table-cell table:style-name="ce1"/>
          <table:table-cell table:style-name="ce13" office:value-type="float" office:value="0.5" calcext:value-type="float">
            <text:p>0,5</text:p>
          </table:table-cell>
          <table:table-cell table:style-name="ce13"/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table:number-columns-repeated="2"/>
          <table:table-cell table:style-name="ce14" table:number-columns-repeated="2"/>
          <table:table-cell table:style-name="ce13" table:number-columns-repeated="7"/>
          <table:table-cell table:style-name="ce13" table:formula="of:=IF(ISBLANK([.B61]);&quot;&quot;;CONCATENATE(&quot;Dépenses : &quot;;[.B61];&quot; M€&quot;;IF(ISBLANK([.S61]);&quot;&quot;;&quot; / an&quot;);IF(ISBLANK([.C61]);&quot;&quot;;CONCATENATE(&quot; ; Recettes : &quot;;[.C61];&quot; M€&quot;;IF(ISBLANK([.S61]);&quot;&quot;;&quot; / an&quot;)))))" office:value-type="string" office:string-value="Dépenses : 2 M€ ; Recettes : 0,7 (Etat) M€" calcext:value-type="string">
            <text:p>Dépenses : 2 M€ ; Recettes : 0,7 (Etat) M€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2016S1</text:p>
          </table:table-cell>
          <table:table-cell table:style-name="ce13" office:value-type="string" calcext:value-type="string">
            <text:p>2016S2</text:p>
          </table:table-cell>
          <table:table-cell table:style-name="ce13" office:value-type="string" calcext:value-type="string">
            <text:p>2017S1</text:p>
          </table:table-cell>
          <table:table-cell table:style-name="ce13" office:value-type="string" calcext:value-type="string">
            <text:p>Études en 2016 ; Travaux en 2016-2017</text:p>
          </table:table-cell>
          <table:table-cell table:style-name="ce13" table:formula="of:=IF(ISBLANK([.U61]);&quot;&quot;;CONCATENATE(&quot;Programme &quot;;IF([.U61]=&quot;2016S1&quot;;&quot;à partir du 1er Semestre 2016&quot;;IF([.U61]=&quot;2016S2&quot;;&quot;à partir du 2ème Semestre 2016&quot;;&quot;&quot;));IF([.V61]=&quot;2016S2&quot;;&quot; jusqu'à fin 2016&quot;;IF([.V61]=&quot;2018S2&quot;;&quot; jusqu'à fin 2018&quot;;&quot;&quot;))))">
            <text:p/>
          </table:table-cell>
          <table:table-cell table:style-name="ce13" table:formula="of:=IF(ISBLANK([.W61]);&quot;&quot;;CONCATENATE(&quot;Études &quot;;IF([.W61]=&quot;2016S1&quot;;&quot;à partir du 1er Semestre 2016&quot;;IF([.W61]=&quot;2016S2&quot;;&quot;à partir du 2ème Semestre 2016&quot;;IF([.W61]=&quot;2017S1&quot;;&quot;à partir du 1er Semestre 2017&quot;;&quot;&quot;)));IF([.X61]=&quot;2016S2&quot;;&quot; jusqu'à fin 2016&quot;;IF([.X61]=&quot;2017S1&quot;;&quot; jusqu'à mi 2017&quot;;IF([.X61]=&quot;2018S1&quot;;&quot; jusqu'à mi 2018&quot;;IF([.X61]=&quot;2018S2&quot;;&quot; jusqu'à fin 2018&quot;;IF([.X61]=&quot;2020S1&quot;;&quot; jusqu'à mi 2020&quot;;&quot;&quot;)))))))" office:value-type="string" office:string-value="Études à partir du 1er Semestre 2016" calcext:value-type="string">
            <text:p>Études à partir du 1er Semestre 2016</text:p>
          </table:table-cell>
          <table:table-cell table:style-name="ce13" table:formula="of:=IF(ISBLANK([.Y61]);&quot;&quot;;CONCATENATE(&quot;Travaux &quot;;IF([.Y61]=&quot;2016S1&quot;;&quot;à partir du 1er Semestre 2016&quot;;IF([.Y61]=&quot;2016S2&quot;;&quot;à partir du 2ème Semestre 2016&quot;;IF([.Y61]=&quot;2017S1&quot;;&quot;à partir du 1er Semestre 2017&quot;;IF([.Y61]=&quot;2018S1&quot;;&quot;à partir du 1er Semestre 2018&quot;;IF([.Y61]=&quot;2018S2&quot;;&quot;à partir du 2ème Semestre 2018&quot;;&quot;&quot;)))));IF([.Z61]=&quot;2017S1&quot;;&quot; jusqu'à mi 2017&quot;;IF([.Z61]=&quot;2018S2&quot;;&quot; jusqu'à fin 2018&quot;;IF([.Z61]=&quot;2020S2&quot;;&quot; jusqu'à fin 2020&quot;;IF([.Z61]=&quot;2021S2&quot;;&quot; jusqu'à fin 2021&quot;;&quot;&quot;))))))" office:value-type="string" office:string-value="Travaux à partir du 2ème Semestre 2016 jusqu'à mi 2017" calcext:value-type="string">
            <text:p>Travaux à partir du 2ème Semestre 2016 jusqu'à mi 2017</text:p>
          </table:table-cell>
          <table:table-cell table:style-name="ce19" table:formula="of:=IF(LEN([.AA61])=0;IF(LEN([.AB61])=0;IF(LEN([.AC61])=0;IF(LEN([.AD61])=0;&quot;&quot;;[.AD61]);IF(LEN([.AD61])=0;[.AC61];CONCATENATE([.AC61];&quot; ; &quot;;[.AD61])));IF(LEN([.AC61])=0;IF(LEN([.AD61])=0;[.AB61];CONCATENATE([.AB61];&quot; ; &quot;;[.AD61]));IF(LEN([.AD61])=0;CONCATENATE([.AB61];&quot; ; &quot;;[.AC61]);CONCATENATE([.AB61];&quot; ; &quot;;[.AC61]; &quot; ; &quot;;[.AD61]))));[.AA61])" office:value-type="string" office:string-value="Études en 2016 ; Travaux en 2016-2017" calcext:value-type="string">
            <text:p>Études en 2016 ; Travaux en 2016-2017</text:p>
          </table:table-cell>
          <table:table-cell table:number-columns-repeated="7"/>
          <table:table-cell table:style-name="ce13" office:value-type="string" calcext:value-type="string">
            <text:p>Etudes/</text:p>
            <text:p>travaux</text:p>
          </table:table-cell>
          <table:table-cell table:style-name="ce13"/>
          <table:table-cell table:style-name="ce13" office:value-type="string" calcext:value-type="string">
            <text:p>travaux</text:p>
          </table:table-cell>
          <table:table-cell table:style-name="ce13" table:number-columns-repeated="3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8"/>
          <table:table-cell table:number-columns-repeated="964"/>
        </table:table-row>
        <table:table-row table:style-name="ro3">
          <table:table-cell table:style-name="ce2" office:value-type="string" calcext:value-type="string">
            <text:p>Stop aux sacs en plastique</text:p>
          </table:table-cell>
          <table:table-cell table:style-name="ce5" office:value-type="float" office:value="0.038" calcext:value-type="float">
            <text:p>0,038</text:p>
          </table:table-cell>
          <table:table-cell table:style-name="ce5" office:value-type="float" office:value="0.04" calcext:value-type="float">
            <text:p>0,04</text:p>
          </table:table-cell>
          <table:table-cell table:style-name="ce1"/>
          <table:table-cell table:style-name="ce13" office:value-type="float" office:value="0.038" calcext:value-type="float">
            <text:p>0,038</text:p>
          </table:table-cell>
          <table:table-cell table:style-name="ce13" office:value-type="float" office:value="0.04" calcext:value-type="float">
            <text:p>0,04</text:p>
          </table:table-cell>
          <table:table-cell table:style-name="ce13" table:number-columns-repeated="4"/>
          <table:table-cell table:style-name="ce14" table:number-columns-repeated="2"/>
          <table:table-cell table:style-name="ce13" table:number-columns-repeated="7"/>
          <table:table-cell table:style-name="ce13" table:formula="of:=IF(ISBLANK([.B62]);&quot;&quot;;CONCATENATE(&quot;Dépenses : &quot;;[.B62];&quot; M€&quot;;IF(ISBLANK([.S62]);&quot;&quot;;&quot; / an&quot;);IF(ISBLANK([.C62]);&quot;&quot;;CONCATENATE(&quot; ; Recettes : &quot;;[.C62];&quot; M€&quot;;IF(ISBLANK([.S62]);&quot;&quot;;&quot; / an&quot;)))))" office:value-type="string" office:string-value="Dépenses : 0,038 M€ ; Recettes : 0,04 M€" calcext:value-type="string">
            <text:p>Dépenses : 0,038 M€ ; Recettes : 0,04 M€</text:p>
          </table:table-cell>
          <table:table-cell table:style-name="ce13" table:number-columns-repeated="6"/>
          <table:table-cell table:style-name="ce13" office:value-type="string" calcext:value-type="string">
            <text:p>1<text:span text:style-name="T1">er</text:span> Semestre 2016</text:p>
          </table:table-cell>
          <table:table-cell table:style-name="ce13" table:formula="of:=IF(ISBLANK([.U62]);&quot;&quot;;CONCATENATE(&quot;Programme &quot;;IF([.U62]=&quot;2016S1&quot;;&quot;à partir du 1er Semestre 2016&quot;;IF([.U62]=&quot;2016S2&quot;;&quot;à partir du 2ème Semestre 2016&quot;;&quot;&quot;));IF([.V62]=&quot;2016S2&quot;;&quot; jusqu'à fin 2016&quot;;IF([.V62]=&quot;2018S2&quot;;&quot; jusqu'à fin 2018&quot;;&quot;&quot;))))">
            <text:p/>
          </table:table-cell>
          <table:table-cell table:style-name="ce13" table:formula="of:=IF(ISBLANK([.W62]);&quot;&quot;;CONCATENATE(&quot;Études &quot;;IF([.W62]=&quot;2016S1&quot;;&quot;à partir du 1er Semestre 2016&quot;;IF([.W62]=&quot;2016S2&quot;;&quot;à partir du 2ème Semestre 2016&quot;;IF([.W62]=&quot;2017S1&quot;;&quot;à partir du 1er Semestre 2017&quot;;&quot;&quot;)));IF([.X62]=&quot;2016S2&quot;;&quot; jusqu'à fin 2016&quot;;IF([.X62]=&quot;2017S1&quot;;&quot; jusqu'à mi 2017&quot;;IF([.X62]=&quot;2018S1&quot;;&quot; jusqu'à mi 2018&quot;;IF([.X62]=&quot;2018S2&quot;;&quot; jusqu'à fin 2018&quot;;IF([.X62]=&quot;2020S1&quot;;&quot; jusqu'à mi 2020&quot;;&quot;&quot;)))))))">
            <text:p/>
          </table:table-cell>
          <table:table-cell table:style-name="ce13" table:formula="of:=IF(ISBLANK([.Y62]);&quot;&quot;;CONCATENATE(&quot;Travaux &quot;;IF([.Y62]=&quot;2016S1&quot;;&quot;à partir du 1er Semestre 2016&quot;;IF([.Y62]=&quot;2016S2&quot;;&quot;à partir du 2ème Semestre 2016&quot;;IF([.Y62]=&quot;2017S1&quot;;&quot;à partir du 1er Semestre 2017&quot;;IF([.Y62]=&quot;2018S1&quot;;&quot;à partir du 1er Semestre 2018&quot;;IF([.Y62]=&quot;2018S2&quot;;&quot;à partir du 2ème Semestre 2018&quot;;&quot;&quot;)))));IF([.Z62]=&quot;2017S1&quot;;&quot; jusqu'à mi 2017&quot;;IF([.Z62]=&quot;2018S2&quot;;&quot; jusqu'à fin 2018&quot;;IF([.Z62]=&quot;2020S2&quot;;&quot; jusqu'à fin 2020&quot;;IF([.Z62]=&quot;2021S2&quot;;&quot; jusqu'à fin 2021&quot;;&quot;&quot;))))))">
            <text:p/>
          </table:table-cell>
          <table:table-cell table:style-name="ce19" table:formula="of:=IF(LEN([.AA62])=0;IF(LEN([.AB62])=0;IF(LEN([.AC62])=0;IF(LEN([.AD62])=0;&quot;&quot;;[.AD62]);IF(LEN([.AD62])=0;[.AC62];CONCATENATE([.AC62];&quot; ; &quot;;[.AD62])));IF(LEN([.AC62])=0;IF(LEN([.AD62])=0;[.AB62];CONCATENATE([.AB62];&quot; ; &quot;;[.AD62]));IF(LEN([.AD62])=0;CONCATENATE([.AB62];&quot; ; &quot;;[.AC62]);CONCATENATE([.AB62];&quot; ; &quot;;[.AC62]; &quot; ; &quot;;[.AD62]))));[.AA62])" office:value-type="string" office:string-value="1er Semestre 2016" calcext:value-type="string">
            <text:p>1er Semestre 2016</text:p>
          </table:table-cell>
          <table:table-cell table:number-columns-repeated="7"/>
          <table:table-cell table:style-name="ce13" table:number-columns-repeated="6"/>
          <table:table-cell table:style-name="ce14" table:number-columns-repeated="2"/>
          <table:table-cell table:style-name="ce13" table:number-columns-repeated="5"/>
          <table:table-cell table:number-columns-repeated="8"/>
          <table:table-cell table:style-name="ce8"/>
          <table:table-cell table:number-columns-repeated="964"/>
        </table:table-row>
        <table:table-row table:style-name="ro2">
          <table:table-cell table:style-name="ce2" office:value-type="string" calcext:value-type="string">
            <text:p>Technoforum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8" calcext:value-type="float">
            <text:p>8</text:p>
          </table:table-cell>
          <table:table-cell table:style-name="ce1"/>
          <table:table-cell table:style-name="ce14" table:number-columns-repeated="5"/>
          <table:table-cell table:style-name="ce14" office:value-type="float" office:value="8" calcext:value-type="float">
            <text:p>8</text:p>
          </table:table-cell>
          <table:table-cell table:style-name="ce14" table:number-columns-repeated="9"/>
          <table:table-cell table:style-name="ce13" table:formula="of:=IF(ISBLANK([.B63]);&quot;&quot;;CONCATENATE(&quot;Dépenses : &quot;;[.B63];&quot; M€&quot;;IF(ISBLANK([.S63]);&quot;&quot;;&quot; / an&quot;);IF(ISBLANK([.C63]);&quot;&quot;;CONCATENATE(&quot; ; Recettes : &quot;;[.C63];&quot; M€&quot;;IF(ISBLANK([.S63]);&quot;&quot;;&quot; / an&quot;)))))" office:value-type="string" office:string-value="Dépenses : 1,58 M€ ; Recettes : 8 M€" calcext:value-type="string">
            <text:p>Dépenses : 1,58 M€ ; Recettes : 8 M€</text:p>
          </table:table-cell>
          <table:table-cell table:number-columns-repeated="2" table:style-name="ce13" office:value-type="string" calcext:value-type="string">
            <text:p>2016S2</text:p>
          </table:table-cell>
          <table:table-cell table:style-name="ce13" table:number-columns-repeated="4"/>
          <table:table-cell table:style-name="ce13" office:value-type="string" calcext:value-type="string">
            <text:p>Programme en 2016</text:p>
          </table:table-cell>
          <table:table-cell table:style-name="ce13" table:formula="of:=IF(ISBLANK([.U63]);&quot;&quot;;CONCATENATE(&quot;Programme &quot;;IF([.U63]=&quot;2016S1&quot;;&quot;à partir du 1er Semestre 2016&quot;;IF([.U63]=&quot;2016S2&quot;;&quot;à partir du 2ème Semestre 2016&quot;;&quot;&quot;));IF([.V63]=&quot;2016S2&quot;;&quot; jusqu'à fin 2016&quot;;IF([.V63]=&quot;2018S2&quot;;&quot; jusqu'à fin 2018&quot;;&quot;&quot;))))" office:value-type="string" office:string-value="Programme à partir du 2ème Semestre 2016 jusqu'à fin 2016" calcext:value-type="string">
            <text:p>Programme à partir du 2ème Semestre 2016 jusqu'à fin 2016</text:p>
          </table:table-cell>
          <table:table-cell table:style-name="ce13" table:formula="of:=IF(ISBLANK([.W63]);&quot;&quot;;CONCATENATE(&quot;Études &quot;;IF([.W63]=&quot;2016S1&quot;;&quot;à partir du 1er Semestre 2016&quot;;IF([.W63]=&quot;2016S2&quot;;&quot;à partir du 2ème Semestre 2016&quot;;IF([.W63]=&quot;2017S1&quot;;&quot;à partir du 1er Semestre 2017&quot;;&quot;&quot;)));IF([.X63]=&quot;2016S2&quot;;&quot; jusqu'à fin 2016&quot;;IF([.X63]=&quot;2017S1&quot;;&quot; jusqu'à mi 2017&quot;;IF([.X63]=&quot;2018S1&quot;;&quot; jusqu'à mi 2018&quot;;IF([.X63]=&quot;2018S2&quot;;&quot; jusqu'à fin 2018&quot;;IF([.X63]=&quot;2020S1&quot;;&quot; jusqu'à mi 2020&quot;;&quot;&quot;)))))))">
            <text:p/>
          </table:table-cell>
          <table:table-cell table:style-name="ce13" table:formula="of:=IF(ISBLANK([.Y63]);&quot;&quot;;CONCATENATE(&quot;Travaux &quot;;IF([.Y63]=&quot;2016S1&quot;;&quot;à partir du 1er Semestre 2016&quot;;IF([.Y63]=&quot;2016S2&quot;;&quot;à partir du 2ème Semestre 2016&quot;;IF([.Y63]=&quot;2017S1&quot;;&quot;à partir du 1er Semestre 2017&quot;;IF([.Y63]=&quot;2018S1&quot;;&quot;à partir du 1er Semestre 2018&quot;;IF([.Y63]=&quot;2018S2&quot;;&quot;à partir du 2ème Semestre 2018&quot;;&quot;&quot;)))));IF([.Z63]=&quot;2017S1&quot;;&quot; jusqu'à mi 2017&quot;;IF([.Z63]=&quot;2018S2&quot;;&quot; jusqu'à fin 2018&quot;;IF([.Z63]=&quot;2020S2&quot;;&quot; jusqu'à fin 2020&quot;;IF([.Z63]=&quot;2021S2&quot;;&quot; jusqu'à fin 2021&quot;;&quot;&quot;))))))">
            <text:p/>
          </table:table-cell>
          <table:table-cell table:style-name="ce19" table:formula="of:=IF(LEN([.AA63])=0;IF(LEN([.AB63])=0;IF(LEN([.AC63])=0;IF(LEN([.AD63])=0;&quot;&quot;;[.AD63]);IF(LEN([.AD63])=0;[.AC63];CONCATENATE([.AC63];&quot; ; &quot;;[.AD63])));IF(LEN([.AC63])=0;IF(LEN([.AD63])=0;[.AB63];CONCATENATE([.AB63];&quot; ; &quot;;[.AD63]));IF(LEN([.AD63])=0;CONCATENATE([.AB63];&quot; ; &quot;;[.AC63]);CONCATENATE([.AB63];&quot; ; &quot;;[.AC63]; &quot; ; &quot;;[.AD63]))));[.AA63])" office:value-type="string" office:string-value="Programme en 2016" calcext:value-type="string">
            <text:p>Programme en 2016</text:p>
          </table:table-cell>
          <table:table-cell table:number-columns-repeated="7"/>
          <table:table-cell table:style-name="ce14" table:number-columns-repeated="13"/>
          <table:table-cell table:number-columns-repeated="8"/>
          <table:table-cell table:style-name="ce26"/>
          <table:table-cell table:number-columns-repeated="964"/>
        </table:table-row>
        <table:table-row table:style-name="ro2">
          <table:table-cell table:style-name="ce2" office:value-type="string" calcext:value-type="string">
            <text:p>Trame Verte et Bleue</text:p>
          </table:table-cell>
          <table:table-cell table:style-name="ce5" office:value-type="float" office:value="0.079" calcext:value-type="float">
            <text:p>0,079</text:p>
          </table:table-cell>
          <table:table-cell table:style-name="ce5" office:value-type="float" office:value="0.075" calcext:value-type="float">
            <text:p>0,075</text:p>
          </table:table-cell>
          <table:table-cell table:style-name="ce1"/>
          <table:table-cell table:style-name="ce14" office:value-type="float" office:value="0.0158" calcext:value-type="float">
            <text:p>0,0158</text:p>
          </table:table-cell>
          <table:table-cell table:style-name="ce14" office:value-type="float" office:value="0.015" calcext:value-type="float">
            <text:p>0,015</text:p>
          </table:table-cell>
          <table:table-cell table:style-name="ce14" office:value-type="float" office:value="0.0158" calcext:value-type="float">
            <text:p>0,0158</text:p>
          </table:table-cell>
          <table:table-cell table:style-name="ce14" office:value-type="float" office:value="0.015" calcext:value-type="float">
            <text:p>0,015</text:p>
          </table:table-cell>
          <table:table-cell table:style-name="ce14" office:value-type="float" office:value="0.0158" calcext:value-type="float">
            <text:p>0,0158</text:p>
          </table:table-cell>
          <table:table-cell table:style-name="ce14" office:value-type="float" office:value="0.015" calcext:value-type="float">
            <text:p>0,015</text:p>
          </table:table-cell>
          <table:table-cell table:style-name="ce14" office:value-type="float" office:value="0.0158" calcext:value-type="float">
            <text:p>0,0158</text:p>
          </table:table-cell>
          <table:table-cell table:style-name="ce14" office:value-type="float" office:value="0.015" calcext:value-type="float">
            <text:p>0,015</text:p>
          </table:table-cell>
          <table:table-cell table:style-name="ce14" office:value-type="float" office:value="0.0158" calcext:value-type="float">
            <text:p>0,0158</text:p>
          </table:table-cell>
          <table:table-cell table:style-name="ce14" office:value-type="float" office:value="0.015" calcext:value-type="float">
            <text:p>0,015</text:p>
          </table:table-cell>
          <table:table-cell table:style-name="ce14" table:number-columns-repeated="5"/>
          <table:table-cell table:style-name="ce13" table:formula="of:=IF(ISBLANK([.B64]);&quot;&quot;;CONCATENATE(&quot;Dépenses : &quot;;[.B64];&quot; M€&quot;;IF(ISBLANK([.S64]);&quot;&quot;;&quot; / an&quot;);IF(ISBLANK([.C64]);&quot;&quot;;CONCATENATE(&quot; ; Recettes : &quot;;[.C64];&quot; M€&quot;;IF(ISBLANK([.S64]);&quot;&quot;;&quot; / an&quot;)))))" office:value-type="string" office:string-value="Dépenses : 0,079 M€ ; Recettes : 0,075 M€" calcext:value-type="string">
            <text:p>Dépenses : 0,079 M€ ; Recettes : 0,075 M€</text:p>
          </table:table-cell>
          <table:table-cell table:style-name="ce13" table:number-columns-repeated="6"/>
          <table:table-cell table:style-name="ce13" office:value-type="string" calcext:value-type="string">
            <text:p>Jusqu'en 2020</text:p>
          </table:table-cell>
          <table:table-cell table:style-name="ce13" table:formula="of:=IF(ISBLANK([.U64]);&quot;&quot;;CONCATENATE(&quot;Programme &quot;;IF([.U64]=&quot;2016S1&quot;;&quot;à partir du 1er Semestre 2016&quot;;IF([.U64]=&quot;2016S2&quot;;&quot;à partir du 2ème Semestre 2016&quot;;&quot;&quot;));IF([.V64]=&quot;2016S2&quot;;&quot; jusqu'à fin 2016&quot;;IF([.V64]=&quot;2018S2&quot;;&quot; jusqu'à fin 2018&quot;;&quot;&quot;))))">
            <text:p/>
          </table:table-cell>
          <table:table-cell table:style-name="ce13" table:formula="of:=IF(ISBLANK([.W64]);&quot;&quot;;CONCATENATE(&quot;Études &quot;;IF([.W64]=&quot;2016S1&quot;;&quot;à partir du 1er Semestre 2016&quot;;IF([.W64]=&quot;2016S2&quot;;&quot;à partir du 2ème Semestre 2016&quot;;IF([.W64]=&quot;2017S1&quot;;&quot;à partir du 1er Semestre 2017&quot;;&quot;&quot;)));IF([.X64]=&quot;2016S2&quot;;&quot; jusqu'à fin 2016&quot;;IF([.X64]=&quot;2017S1&quot;;&quot; jusqu'à mi 2017&quot;;IF([.X64]=&quot;2018S1&quot;;&quot; jusqu'à mi 2018&quot;;IF([.X64]=&quot;2018S2&quot;;&quot; jusqu'à fin 2018&quot;;IF([.X64]=&quot;2020S1&quot;;&quot; jusqu'à mi 2020&quot;;&quot;&quot;)))))))">
            <text:p/>
          </table:table-cell>
          <table:table-cell table:style-name="ce13" table:formula="of:=IF(ISBLANK([.Y64]);&quot;&quot;;CONCATENATE(&quot;Travaux &quot;;IF([.Y64]=&quot;2016S1&quot;;&quot;à partir du 1er Semestre 2016&quot;;IF([.Y64]=&quot;2016S2&quot;;&quot;à partir du 2ème Semestre 2016&quot;;IF([.Y64]=&quot;2017S1&quot;;&quot;à partir du 1er Semestre 2017&quot;;IF([.Y64]=&quot;2018S1&quot;;&quot;à partir du 1er Semestre 2018&quot;;IF([.Y64]=&quot;2018S2&quot;;&quot;à partir du 2ème Semestre 2018&quot;;&quot;&quot;)))));IF([.Z64]=&quot;2017S1&quot;;&quot; jusqu'à mi 2017&quot;;IF([.Z64]=&quot;2018S2&quot;;&quot; jusqu'à fin 2018&quot;;IF([.Z64]=&quot;2020S2&quot;;&quot; jusqu'à fin 2020&quot;;IF([.Z64]=&quot;2021S2&quot;;&quot; jusqu'à fin 2021&quot;;&quot;&quot;))))))">
            <text:p/>
          </table:table-cell>
          <table:table-cell table:style-name="ce19" table:formula="of:=IF(LEN([.AA64])=0;IF(LEN([.AB64])=0;IF(LEN([.AC64])=0;IF(LEN([.AD64])=0;&quot;&quot;;[.AD64]);IF(LEN([.AD64])=0;[.AC64];CONCATENATE([.AC64];&quot; ; &quot;;[.AD64])));IF(LEN([.AC64])=0;IF(LEN([.AD64])=0;[.AB64];CONCATENATE([.AB64];&quot; ; &quot;;[.AD64]));IF(LEN([.AD64])=0;CONCATENATE([.AB64];&quot; ; &quot;;[.AC64]);CONCATENATE([.AB64];&quot; ; &quot;;[.AC64]; &quot; ; &quot;;[.AD64]))));[.AA64])" office:value-type="string" office:string-value="Jusqu'en 2020" calcext:value-type="string">
            <text:p>Jusqu'en 2020</text:p>
          </table:table-cell>
          <table:table-cell table:number-columns-repeated="7"/>
          <table:table-cell table:style-name="ce14" table:number-columns-repeated="13"/>
          <table:table-cell table:number-columns-repeated="8"/>
          <table:table-cell table:style-name="ce26"/>
          <table:table-cell table:number-columns-repeated="964"/>
        </table:table-row>
        <table:table-row table:style-name="ro2">
          <table:table-cell table:style-name="ce2" office:value-type="string" calcext:value-type="string">
            <text:p>Ville Apaisé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"/>
          <table:table-cell table:style-name="ce13" office:value-type="float" office:value="0.15" calcext:value-type="float">
            <text:p>0,15</text:p>
          </table:table-cell>
          <table:table-cell table:style-name="ce13"/>
          <table:table-cell table:style-name="ce13" office:value-type="float" office:value="0.15" calcext:value-type="float">
            <text:p>0,15</text:p>
          </table:table-cell>
          <table:table-cell table:style-name="ce13"/>
          <table:table-cell table:style-name="ce13" office:value-type="float" office:value="0.1" calcext:value-type="float">
            <text:p>0,1</text:p>
          </table:table-cell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3" table:formula="of:=IF(ISBLANK([.B65]);&quot;&quot;;CONCATENATE(&quot;Dépenses : &quot;;[.B65];&quot; M€&quot;;IF(ISBLANK([.S65]);&quot;&quot;;&quot; / an&quot;);IF(ISBLANK([.C65]);&quot;&quot;;CONCATENATE(&quot; ; Recettes : &quot;;[.C65];&quot; M€&quot;;IF(ISBLANK([.S65]);&quot;&quot;;&quot; / an&quot;)))))" office:value-type="string" office:string-value="Dépenses : 1 M€" calcext:value-type="string">
            <text:p>Dépenses : 1 M€</text:p>
          </table:table-cell>
          <table:table-cell table:style-name="ce13" table:number-columns-repeated="4"/>
          <table:table-cell table:style-name="ce13" office:value-type="string" calcext:value-type="string">
            <text:p>2016S1</text:p>
          </table:table-cell>
          <table:table-cell table:style-name="ce13" office:value-type="string" calcext:value-type="string">
            <text:p>2018S2</text:p>
          </table:table-cell>
          <table:table-cell table:style-name="ce13" office:value-type="string" calcext:value-type="string">
            <text:p>Travaux en 2016-2018</text:p>
          </table:table-cell>
          <table:table-cell table:style-name="ce13"/>
          <table:table-cell table:style-name="ce13" table:formula="of:=IF(ISBLANK([.W65]);&quot;&quot;;CONCATENATE(&quot;Études &quot;;IF([.W65]=&quot;2016S1&quot;;&quot;à partir du 1er Semestre 2016&quot;;IF([.W65]=&quot;2016S2&quot;;&quot;à partir du 2ème Semestre 2016&quot;;IF([.W65]=&quot;2017S1&quot;;&quot;à partir du 1er Semestre 2017&quot;;&quot;&quot;)));IF([.X65]=&quot;2016S2&quot;;&quot; jusqu'à fin 2016&quot;;IF([.X65]=&quot;2017S1&quot;;&quot; jusqu'à mi 2017&quot;;IF([.X65]=&quot;2018S1&quot;;&quot; jusqu'à mi 2018&quot;;IF([.X65]=&quot;2018S2&quot;;&quot; jusqu'à fin 2018&quot;;IF([.X65]=&quot;2020S1&quot;;&quot; jusqu'à mi 2020&quot;;&quot;&quot;)))))))">
            <text:p/>
          </table:table-cell>
          <table:table-cell table:style-name="ce13" table:formula="of:=IF(ISBLANK([.Y65]);&quot;&quot;;CONCATENATE(&quot;Travaux &quot;;IF([.Y65]=&quot;2016S1&quot;;&quot;à partir du 1er Semestre 2016&quot;;IF([.Y65]=&quot;2016S2&quot;;&quot;à partir du 2ème Semestre 2016&quot;;IF([.Y65]=&quot;2017S1&quot;;&quot;à partir du 1er Semestre 2017&quot;;IF([.Y65]=&quot;2018S1&quot;;&quot;à partir du 1er Semestre 2018&quot;;IF([.Y65]=&quot;2018S2&quot;;&quot;à partir du 2ème Semestre 2018&quot;;&quot;&quot;)))));IF([.Z65]=&quot;2017S1&quot;;&quot; jusqu'à mi 2017&quot;;IF([.Z65]=&quot;2018S2&quot;;&quot; jusqu'à fin 2018&quot;;IF([.Z65]=&quot;2020S2&quot;;&quot; jusqu'à fin 2020&quot;;IF([.Z65]=&quot;2021S2&quot;;&quot; jusqu'à fin 2021&quot;;&quot;&quot;))))))" office:value-type="string" office:string-value="Travaux à partir du 1er Semestre 2016 jusqu'à fin 2018" calcext:value-type="string">
            <text:p>Travaux à partir du 1er Semestre 2016 jusqu'à fin 2018</text:p>
          </table:table-cell>
          <table:table-cell table:style-name="ce19" table:formula="of:=IF(LEN([.AA65])=0;IF(LEN([.AB65])=0;IF(LEN([.AC65])=0;IF(LEN([.AD65])=0;&quot;&quot;;[.AD65]);IF(LEN([.AD65])=0;[.AC65];CONCATENATE([.AC65];&quot; ; &quot;;[.AD65])));IF(LEN([.AC65])=0;IF(LEN([.AD65])=0;[.AB65];CONCATENATE([.AB65];&quot; ; &quot;;[.AD65]));IF(LEN([.AD65])=0;CONCATENATE([.AB65];&quot; ; &quot;;[.AC65]);CONCATENATE([.AB65];&quot; ; &quot;;[.AC65]; &quot; ; &quot;;[.AD65]))));[.AA65])" office:value-type="string" office:string-value="Travaux en 2016-2018" calcext:value-type="string">
            <text:p>Travaux en 2016-2018</text:p>
          </table:table-cell>
          <table:table-cell table:number-columns-repeated="7"/>
          <table:table-cell table:style-name="ce13" office:value-type="float" office:value="150000" calcext:value-type="float">
            <text:p>150000</text:p>
          </table:table-cell>
          <table:table-cell table:style-name="ce13"/>
          <table:table-cell table:style-name="ce13" office:value-type="float" office:value="150000" calcext:value-type="float">
            <text:p>150000</text:p>
          </table:table-cell>
          <table:table-cell table:style-name="ce13"/>
          <table:table-cell table:style-name="ce13" office:value-type="float" office:value="100000" calcext:value-type="float">
            <text:p>100000</text:p>
          </table:table-cell>
          <table:table-cell table:style-name="ce13"/>
          <table:table-cell table:style-name="ce14" table:number-columns-repeated="2"/>
          <table:table-cell table:style-name="ce13" table:number-columns-repeated="5"/>
          <table:table-cell table:number-columns-repeated="973"/>
        </table:table-row>
        <table:table-row table:style-name="ro11" table:number-rows-repeated="104851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2" table:style-name="ta1">
        <table:table-column table:style-name="co13" table:number-columns-repeated="4" table:default-cell-style-name="Default"/>
        <table:table-column table:style-name="co13" table:default-cell-style-name="ce19"/>
        <table:table-row table:style-name="ro11">
          <table:table-cell office:value-type="string" calcext:value-type="string">
            <text:p>Condition</text:p>
          </table:table-cell>
          <table:table-cell table:number-columns-repeated="3"/>
          <table:table-cell table:style-name="Default"/>
        </table:table-row>
        <table:table-row table:style-name="ro11">
          <table:table-cell table:number-columns-repeated="4"/>
          <table:table-cell table:style-name="Default"/>
        </table:table-row>
        <table:table-row table:style-name="ro1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ISBLANK([.A3]);IF(ISBLANK([.B3]);IF(ISBLANK([.C3]);IF(ISBLANK([.D3]);&quot;1&quot;;[.D3]);IF(ISBLANK([.D3]);&quot;E&quot;;&quot;ET&quot;));IF(ISBLANK([.C3]);IF(ISBLANK([.D3]);&quot;P&quot;;&quot;PT&quot;);IF(ISBLANK([.D3]);&quot;PE&quot;;&quot;PET&quot;)));[.A3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/>
          <table:table-cell table:formula="of:=IF(ISBLANK([.A4]);IF(ISBLANK([.B4]);IF(ISBLANK([.C4]);IF(ISBLANK([.D4]);&quot;1&quot;;[.D4]);IF(ISBLANK([.D4]);&quot;E&quot;;&quot;ET&quot;));IF(ISBLANK([.C4]);IF(ISBLANK([.D4]);&quot;P&quot;;&quot;PT&quot;);IF(ISBLANK([.D4]);&quot;PE&quot;;&quot;PET&quot;)));[.A4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formula="of:=IF(ISBLANK([.A5]);IF(ISBLANK([.B5]);IF(ISBLANK([.C5]);IF(ISBLANK([.D5]);&quot;1&quot;;[.D5]);IF(ISBLANK([.D5]);&quot;E&quot;;&quot;ET&quot;));IF(ISBLANK([.C5]);IF(ISBLANK([.D5]);&quot;P&quot;;&quot;PT&quot;);IF(ISBLANK([.D5]);&quot;PE&quot;;&quot;PET&quot;)));[.A5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formula="of:=IF(ISBLANK([.A6]);IF(ISBLANK([.B6]);IF(ISBLANK([.C6]);IF(ISBLANK([.D6]);&quot;1&quot;;[.D6]);IF(ISBLANK([.D6]);&quot;E&quot;;&quot;ET&quot;));IF(ISBLANK([.C6]);IF(ISBLANK([.D6]);&quot;P&quot;;&quot;PT&quot;);IF(ISBLANK([.D6]);&quot;PE&quot;;&quot;PET&quot;)));[.A6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ISBLANK([.A7]);IF(ISBLANK([.B7]);IF(ISBLANK([.C7]);IF(ISBLANK([.D7]);&quot;1&quot;;[.D7]);IF(ISBLANK([.D7]);&quot;E&quot;;&quot;ET&quot;));IF(ISBLANK([.C7]);IF(ISBLANK([.D7]);&quot;P&quot;;&quot;PT&quot;);IF(ISBLANK([.D7]);&quot;PE&quot;;&quot;PET&quot;)));[.A7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/>
          <table:table-cell table:formula="of:=IF(ISBLANK([.A8]);IF(ISBLANK([.B8]);IF(ISBLANK([.C8]);IF(ISBLANK([.D8]);&quot;1&quot;;[.D8]);IF(ISBLANK([.D8]);&quot;E&quot;;&quot;ET&quot;));IF(ISBLANK([.C8]);IF(ISBLANK([.D8]);&quot;P&quot;;&quot;PT&quot;);IF(ISBLANK([.D8]);&quot;PE&quot;;&quot;PET&quot;)));[.A8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IF(ISBLANK([.A9]);IF(ISBLANK([.B9]);IF(ISBLANK([.C9]);IF(ISBLANK([.D9]);&quot;1&quot;;[.D9]);IF(ISBLANK([.D9]);&quot;E&quot;;&quot;ET&quot;));IF(ISBLANK([.C9]);IF(ISBLANK([.D9]);&quot;P&quot;;&quot;PT&quot;);IF(ISBLANK([.D9]);&quot;PE&quot;;&quot;PET&quot;)));[.A9])" office:value-type="string" office:string-value="A" calcext:value-type="string">
            <text:p>A</text:p>
          </table:table-cell>
        </table:table-row>
        <table:table-row table:style-name="ro12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ISBLANK([.A10]);IF(ISBLANK([.B10]);IF(ISBLANK([.C10]);IF(ISBLANK([.D10]);&quot;1&quot;;[.D10]);IF(ISBLANK([.D10]);&quot;E&quot;;&quot;ET&quot;));IF(ISBLANK([.C10]);IF(ISBLANK([.D10]);&quot;P&quot;;&quot;PT&quot;);IF(ISBLANK([.D10]);&quot;PE&quot;;&quot;PET&quot;)));[.A10])" office:value-type="string" office:string-value="PET" calcext:value-type="string">
            <text:p>PET</text:p>
          </table:table-cell>
        </table:table-row>
        <table:table-row table:style-name="ro12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/>
          <table:table-cell table:formula="of:=IF(ISBLANK([.A11]);IF(ISBLANK([.B11]);IF(ISBLANK([.C11]);IF(ISBLANK([.D11]);&quot;1&quot;;[.D11]);IF(ISBLANK([.D11]);&quot;E&quot;;&quot;ET&quot;));IF(ISBLANK([.C11]);IF(ISBLANK([.D11]);&quot;P&quot;;&quot;PT&quot;);IF(ISBLANK([.D11]);&quot;PE&quot;;&quot;PET&quot;)));[.A11])" office:value-type="string" office:string-value="PE" calcext:value-type="string">
            <text:p>PE</text:p>
          </table:table-cell>
        </table:table-row>
        <table:table-row table:style-name="ro12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formula="of:=IF(ISBLANK([.A12]);IF(ISBLANK([.B12]);IF(ISBLANK([.C12]);IF(ISBLANK([.D12]);&quot;1&quot;;[.D12]);IF(ISBLANK([.D12]);&quot;E&quot;;&quot;ET&quot;));IF(ISBLANK([.C12]);IF(ISBLANK([.D12]);&quot;P&quot;;&quot;PT&quot;);IF(ISBLANK([.D12]);&quot;PE&quot;;&quot;PET&quot;)));[.A12])" office:value-type="string" office:string-value="PT" calcext:value-type="string">
            <text:p>PT</text:p>
          </table:table-cell>
        </table:table-row>
        <table:table-row table:style-name="ro12"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IF(ISBLANK([.A13]);IF(ISBLANK([.B13]);IF(ISBLANK([.C13]);IF(ISBLANK([.D13]);&quot;1&quot;;[.D13]);IF(ISBLANK([.D13]);&quot;E&quot;;&quot;ET&quot;));IF(ISBLANK([.C13]);IF(ISBLANK([.D13]);&quot;P&quot;;&quot;PT&quot;);IF(ISBLANK([.D13]);&quot;PE&quot;;&quot;PET&quot;)));[.A13])" office:value-type="string" office:string-value="P" calcext:value-type="string">
            <text:p>P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ISBLANK([.A14]);IF(ISBLANK([.B14]);IF(ISBLANK([.C14]);IF(ISBLANK([.D14]);&quot;1&quot;;[.D14]);IF(ISBLANK([.D14]);&quot;E&quot;;&quot;ET&quot;));IF(ISBLANK([.C14]);IF(ISBLANK([.D14]);&quot;P&quot;;&quot;PT&quot;);IF(ISBLANK([.D14]);&quot;PE&quot;;&quot;PET&quot;)));[.A14])" office:value-type="string" office:string-value="ET" calcext:value-type="string">
            <text:p>ET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E</text:p>
          </table:table-cell>
          <table:table-cell/>
          <table:table-cell table:formula="of:=IF(ISBLANK([.A15]);IF(ISBLANK([.B15]);IF(ISBLANK([.C15]);IF(ISBLANK([.D15]);&quot;1&quot;;[.D15]);IF(ISBLANK([.D15]);&quot;E&quot;;&quot;ET&quot;));IF(ISBLANK([.C15]);IF(ISBLANK([.D15]);&quot;P&quot;;&quot;PT&quot;);IF(ISBLANK([.D15]);&quot;PE&quot;;&quot;PET&quot;)));[.A15])" office:value-type="string" office:string-value="E" calcext:value-type="string">
            <text:p>E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T</text:p>
          </table:table-cell>
          <table:table-cell table:formula="of:=IF(ISBLANK([.A16]);IF(ISBLANK([.B16]);IF(ISBLANK([.C16]);IF(ISBLANK([.D16]);&quot;1&quot;;[.D16]);IF(ISBLANK([.D16]);&quot;E&quot;;&quot;ET&quot;));IF(ISBLANK([.C16]);IF(ISBLANK([.D16]);&quot;P&quot;;&quot;PT&quot;);IF(ISBLANK([.D16]);&quot;PE&quot;;&quot;PET&quot;)));[.A16])" office:value-type="string" office:string-value="T" calcext:value-type="string">
            <text:p>T</text:p>
          </table:table-cell>
        </table:table-row>
        <table:table-row table:style-name="ro12">
          <table:table-cell table:number-columns-repeated="4"/>
          <table:table-cell table:formula="of:=IF(ISBLANK([.A17]);IF(ISBLANK([.B17]);IF(ISBLANK([.C17]);IF(ISBLANK([.D17]);&quot;1&quot;;[.D17]);IF(ISBLANK([.D17]);&quot;E&quot;;&quot;ET&quot;));IF(ISBLANK([.C17]);IF(ISBLANK([.D17]);&quot;P&quot;;&quot;PT&quot;);IF(ISBLANK([.D17]);&quot;PE&quot;;&quot;PET&quot;)));[.A17])" office:value-type="string" office:string-value="1" calcext:value-type="string">
            <text:p>1</text:p>
          </table:table-cell>
        </table:table-row>
        <table:table-row table:style-name="ro11" table:number-rows-repeated="4">
          <table:table-cell table:number-columns-repeated="4"/>
          <table:table-cell table:style-name="Default"/>
        </table:table-row>
        <table:table-row table:style-name="ro1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LEN([.A22])=0;IF(LEN([.B22])=0;IF(LEN([.C22])=0;IF(LEN([.D22])=0;&quot;&quot;;[.D22]);IF(LEN([.D22])=0;[.C22];CONCATENATE([.C22];&quot; ; &quot;;[.D22])));IF(LEN([.C22])=0;IF(LEN([.D22])=0;[.B22];CONCATENATE([.B22];&quot; ; &quot;;[.D22]));IF(LEN([.D22])=0;CONCATENATE([.B22];&quot; ; &quot;;[.C22]);CONCATENATE([.B22];&quot; ; &quot;;[.C22]; &quot; ; &quot;;[.D22]))));[.A22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/>
          <table:table-cell table:formula="of:=IF(LEN([.A23])=0;IF(LEN([.B23])=0;IF(LEN([.C23])=0;IF(LEN([.D23])=0;&quot;&quot;;[.D23]);IF(LEN([.D23])=0;[.C23];CONCATENATE([.C23];&quot; ; &quot;;[.D23])));IF(LEN([.C23])=0;IF(LEN([.D23])=0;[.B23];CONCATENATE([.B23];&quot; ; &quot;;[.D23]));IF(LEN([.D23])=0;CONCATENATE([.B23];&quot; ; &quot;;[.C23]);CONCATENATE([.B23];&quot; ; &quot;;[.C23]; &quot; ; &quot;;[.D23]))));[.A23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formula="of:=IF(LEN([.A24])=0;IF(LEN([.B24])=0;IF(LEN([.C24])=0;IF(LEN([.D24])=0;&quot;&quot;;[.D24]);IF(LEN([.D24])=0;[.C24];CONCATENATE([.C24];&quot; ; &quot;;[.D24])));IF(LEN([.C24])=0;IF(LEN([.D24])=0;[.B24];CONCATENATE([.B24];&quot; ; &quot;;[.D24]));IF(LEN([.D24])=0;CONCATENATE([.B24];&quot; ; &quot;;[.C24]);CONCATENATE([.B24];&quot; ; &quot;;[.C24]; &quot; ; &quot;;[.D24]))));[.A24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formula="of:=IF(LEN([.A25])=0;IF(LEN([.B25])=0;IF(LEN([.C25])=0;IF(LEN([.D25])=0;&quot;&quot;;[.D25]);IF(LEN([.D25])=0;[.C25];CONCATENATE([.C25];&quot; ; &quot;;[.D25])));IF(LEN([.C25])=0;IF(LEN([.D25])=0;[.B25];CONCATENATE([.B25];&quot; ; &quot;;[.D25]));IF(LEN([.D25])=0;CONCATENATE([.B25];&quot; ; &quot;;[.C25]);CONCATENATE([.B25];&quot; ; &quot;;[.C25]; &quot; ; &quot;;[.D25]))));[.A25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LEN([.A26])=0;IF(LEN([.B26])=0;IF(LEN([.C26])=0;IF(LEN([.D26])=0;&quot;&quot;;[.D26]);IF(LEN([.D26])=0;[.C26];CONCATENATE([.C26];&quot; ; &quot;;[.D26])));IF(LEN([.C26])=0;IF(LEN([.D26])=0;[.B26];CONCATENATE([.B26];&quot; ; &quot;;[.D26]));IF(LEN([.D26])=0;CONCATENATE([.B26];&quot; ; &quot;;[.C26]);CONCATENATE([.B26];&quot; ; &quot;;[.C26]; &quot; ; &quot;;[.D26]))));[.A26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/>
          <table:table-cell table:formula="of:=IF(LEN([.A27])=0;IF(LEN([.B27])=0;IF(LEN([.C27])=0;IF(LEN([.D27])=0;&quot;&quot;;[.D27]);IF(LEN([.D27])=0;[.C27];CONCATENATE([.C27];&quot; ; &quot;;[.D27])));IF(LEN([.C27])=0;IF(LEN([.D27])=0;[.B27];CONCATENATE([.B27];&quot; ; &quot;;[.D27]));IF(LEN([.D27])=0;CONCATENATE([.B27];&quot; ; &quot;;[.C27]);CONCATENATE([.B27];&quot; ; &quot;;[.C27]; &quot; ; &quot;;[.D27]))));[.A27])" office:value-type="string" office:string-value="A" calcext:value-type="string">
            <text:p>A</text:p>
          </table:table-cell>
        </table:table-row>
        <table:table-row table:style-name="ro1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IF(LEN([.A28])=0;IF(LEN([.B28])=0;IF(LEN([.C28])=0;IF(LEN([.D28])=0;&quot;&quot;;[.D28]);IF(LEN([.D28])=0;[.C28];CONCATENATE([.C28];&quot; ; &quot;;[.D28])));IF(LEN([.C28])=0;IF(LEN([.D28])=0;[.B28];CONCATENATE([.B28];&quot; ; &quot;;[.D28]));IF(LEN([.D28])=0;CONCATENATE([.B28];&quot; ; &quot;;[.C28]);CONCATENATE([.B28];&quot; ; &quot;;[.C28]; &quot; ; &quot;;[.D28]))));[.A28])" office:value-type="string" office:string-value="A" calcext:value-type="string">
            <text:p>A</text:p>
          </table:table-cell>
        </table:table-row>
        <table:table-row table:style-name="ro12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LEN([.A29])=0;IF(LEN([.B29])=0;IF(LEN([.C29])=0;IF(LEN([.D29])=0;&quot;&quot;;[.D29]);IF(LEN([.D29])=0;[.C29];CONCATENATE([.C29];&quot; ; &quot;;[.D29])));IF(LEN([.C29])=0;IF(LEN([.D29])=0;[.B29];CONCATENATE([.B29];&quot; ; &quot;;[.D29]));IF(LEN([.D29])=0;CONCATENATE([.B29];&quot; ; &quot;;[.C29]);CONCATENATE([.B29];&quot; ; &quot;;[.C29]; &quot; ; &quot;;[.D29]))));[.A29])" office:value-type="string" office:string-value="P ; E ; T" calcext:value-type="string">
            <text:p>P ; E ; T</text:p>
          </table:table-cell>
        </table:table-row>
        <table:table-row table:style-name="ro12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/>
          <table:table-cell table:formula="of:=IF(LEN([.A30])=0;IF(LEN([.B30])=0;IF(LEN([.C30])=0;IF(LEN([.D30])=0;&quot;&quot;;[.D30]);IF(LEN([.D30])=0;[.C30];CONCATENATE([.C30];&quot; ; &quot;;[.D30])));IF(LEN([.C30])=0;IF(LEN([.D30])=0;[.B30];CONCATENATE([.B30];&quot; ; &quot;;[.D30]));IF(LEN([.D30])=0;CONCATENATE([.B30];&quot; ; &quot;;[.C30]);CONCATENATE([.B30];&quot; ; &quot;;[.C30]; &quot; ; &quot;;[.D30]))));[.A30])" office:value-type="string" office:string-value="P ; E" calcext:value-type="string">
            <text:p>P ; E</text:p>
          </table:table-cell>
        </table:table-row>
        <table:table-row table:style-name="ro12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table:formula="of:=IF(LEN([.A31])=0;IF(LEN([.B31])=0;IF(LEN([.C31])=0;IF(LEN([.D31])=0;&quot;&quot;;[.D31]);IF(LEN([.D31])=0;[.C31];CONCATENATE([.C31];&quot; ; &quot;;[.D31])));IF(LEN([.C31])=0;IF(LEN([.D31])=0;[.B31];CONCATENATE([.B31];&quot; ; &quot;;[.D31]));IF(LEN([.D31])=0;CONCATENATE([.B31];&quot; ; &quot;;[.C31]);CONCATENATE([.B31];&quot; ; &quot;;[.C31]; &quot; ; &quot;;[.D31]))));[.A31])" office:value-type="string" office:string-value="P ; T" calcext:value-type="string">
            <text:p>P ; T</text:p>
          </table:table-cell>
        </table:table-row>
        <table:table-row table:style-name="ro12">
          <table:table-cell/>
          <table:table-cell office:value-type="string" calcext:value-type="string">
            <text:p>P</text:p>
          </table:table-cell>
          <table:table-cell table:number-columns-repeated="2"/>
          <table:table-cell table:formula="of:=IF(LEN([.A32])=0;IF(LEN([.B32])=0;IF(LEN([.C32])=0;IF(LEN([.D32])=0;&quot;&quot;;[.D32]);IF(LEN([.D32])=0;[.C32];CONCATENATE([.C32];&quot; ; &quot;;[.D32])));IF(LEN([.C32])=0;IF(LEN([.D32])=0;[.B32];CONCATENATE([.B32];&quot; ; &quot;;[.D32]));IF(LEN([.D32])=0;CONCATENATE([.B32];&quot; ; &quot;;[.C32]);CONCATENATE([.B32];&quot; ; &quot;;[.C32]; &quot; ; &quot;;[.D32]))));[.A32])" office:value-type="string" office:string-value="P" calcext:value-type="string">
            <text:p>P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formula="of:=IF(LEN([.A33])=0;IF(LEN([.B33])=0;IF(LEN([.C33])=0;IF(LEN([.D33])=0;&quot;&quot;;[.D33]);IF(LEN([.D33])=0;[.C33];CONCATENATE([.C33];&quot; ; &quot;;[.D33])));IF(LEN([.C33])=0;IF(LEN([.D33])=0;[.B33];CONCATENATE([.B33];&quot; ; &quot;;[.D33]));IF(LEN([.D33])=0;CONCATENATE([.B33];&quot; ; &quot;;[.C33]);CONCATENATE([.B33];&quot; ; &quot;;[.C33]; &quot; ; &quot;;[.D33]))));[.A33])" office:value-type="string" office:string-value="E ; T" calcext:value-type="string">
            <text:p>E ; T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E</text:p>
          </table:table-cell>
          <table:table-cell/>
          <table:table-cell table:formula="of:=IF(LEN([.A34])=0;IF(LEN([.B34])=0;IF(LEN([.C34])=0;IF(LEN([.D34])=0;&quot;&quot;;[.D34]);IF(LEN([.D34])=0;[.C34];CONCATENATE([.C34];&quot; ; &quot;;[.D34])));IF(LEN([.C34])=0;IF(LEN([.D34])=0;[.B34];CONCATENATE([.B34];&quot; ; &quot;;[.D34]));IF(LEN([.D34])=0;CONCATENATE([.B34];&quot; ; &quot;;[.C34]);CONCATENATE([.B34];&quot; ; &quot;;[.C34]; &quot; ; &quot;;[.D34]))));[.A34])" office:value-type="string" office:string-value="E" calcext:value-type="string">
            <text:p>E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T</text:p>
          </table:table-cell>
          <table:table-cell table:formula="of:=IF(LEN([.A35])=0;IF(LEN([.B35])=0;IF(LEN([.C35])=0;IF(LEN([.D35])=0;&quot;&quot;;[.D35]);IF(LEN([.D35])=0;[.C35];CONCATENATE([.C35];&quot; ; &quot;;[.D35])));IF(LEN([.C35])=0;IF(LEN([.D35])=0;[.B35];CONCATENATE([.B35];&quot; ; &quot;;[.D35]));IF(LEN([.D35])=0;CONCATENATE([.B35];&quot; ; &quot;;[.C35]);CONCATENATE([.B35];&quot; ; &quot;;[.C35]; &quot; ; &quot;;[.D35]))));[.A35])" office:value-type="string" office:string-value="T" calcext:value-type="string">
            <text:p>T</text:p>
          </table:table-cell>
        </table:table-row>
        <table:table-row table:style-name="ro12">
          <table:table-cell table:style-name="ce13"/>
          <table:table-cell table:style-name="ce14"/>
          <table:table-cell table:style-name="ce13"/>
          <table:table-cell table:style-name="ce13" office:value-type="string" calcext:value-type="string">
            <text:p><text:s/></text:p>
          </table:table-cell>
          <table:table-cell table:formula="of:=IF(LEN([.A36])=0;IF(LEN([.B36])=0;IF(LEN([.C36])=0;IF(LEN([.D36])=0;&quot;&quot;;[.D36]);IF(LEN([.D36])=0;[.C36];CONCATENATE([.C36];&quot; ; &quot;;[.D36])));IF(LEN([.C36])=0;IF(LEN([.D36])=0;[.B36];CONCATENATE([.B36];&quot; ; &quot;;[.D36]));IF(LEN([.D36])=0;CONCATENATE([.B36];&quot; ; &quot;;[.C36]);CONCATENATE([.B36];&quot; ; &quot;;[.C36]; &quot; ; &quot;;[.D36]))));[.A36])" office:value-type="string" office:string-value=" " calcext:value-type="string">
            <text:p><text:s/></text:p>
          </table:table-cell>
        </table:table-row>
        <table:table-row table:style-name="ro12">
          <table:table-cell table:style-name="ce13" office:value-type="string" calcext:value-type="string">
            <text:p>Etudes en 2016 ; Travaux en 2017-2018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formula="of:=IF(LEN([.A37])=0;IF(LEN([.B37])=0;IF(LEN([.C37])=0;IF(LEN([.D37])=0;&quot;&quot;;[.D37]);IF(LEN([.D37])=0;[.C37];CONCATENATE([.C37];&quot; ; &quot;;[.D37])));IF(LEN([.C37])=0;IF(LEN([.D37])=0;[.B37];CONCATENATE([.B37];&quot; ; &quot;;[.D37]));IF(LEN([.D37])=0;CONCATENATE([.B37];&quot; ; &quot;;[.C37]);CONCATENATE([.B37];&quot; ; &quot;;[.C37]; &quot; ; &quot;;[.D37]))));[.A37])" office:value-type="string" office:string-value="Etudes en 2016 ; Travaux en 2017-2018" calcext:value-type="string">
            <text:p>Etudes en 2016 ; Travaux en 2017-2018</text:p>
          </table:table-cell>
        </table:table-row>
        <table:table-row table:style-name="ro2">
          <table:table-cell table:style-name="ce13" office:value-type="string" calcext:value-type="string">
            <text:p>Travaux au 1<text:span text:style-name="T1">er</text:span> semestre 2016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formula="of:=IF(LEN([.A38])=0;IF(LEN([.B38])=0;IF(LEN([.C38])=0;IF(LEN([.D38])=0;&quot;&quot;;[.D38]);IF(LEN([.D38])=0;[.C38];CONCATENATE([.C38];&quot; ; &quot;;[.D38])));IF(LEN([.C38])=0;IF(LEN([.D38])=0;[.B38];CONCATENATE([.B38];&quot; ; &quot;;[.D38]));IF(LEN([.D38])=0;CONCATENATE([.B38];&quot; ; &quot;;[.C38]);CONCATENATE([.B38];&quot; ; &quot;;[.C38]; &quot; ; &quot;;[.D38]))));[.A38])" office:value-type="string" office:string-value="Travaux au 1er semestre 2016" calcext:value-type="string">
            <text:p>Travaux au 1er semestre 2016</text:p>
          </table:table-cell>
        </table:table-row>
        <table:table-row table:style-name="ro12">
          <table:table-cell table:style-name="ce13" table:number-columns-repeated="4"/>
          <table:table-cell table:formula="of:=IF(LEN([.A39])=0;IF(LEN([.B39])=0;IF(LEN([.C39])=0;IF(LEN([.D39])=0;&quot;&quot;;[.D39]);IF(LEN([.D39])=0;[.C39];CONCATENATE([.C39];&quot; ; &quot;;[.D39])));IF(LEN([.C39])=0;IF(LEN([.D39])=0;[.B39];CONCATENATE([.B39];&quot; ; &quot;;[.D39]));IF(LEN([.D39])=0;CONCATENATE([.B39];&quot; ; &quot;;[.C39]);CONCATENATE([.B39];&quot; ; &quot;;[.C39]; &quot; ; &quot;;[.D39]))));[.A39])">
            <text:p/>
          </table:table-cell>
        </table:table-row>
        <table:table-row table:style-name="ro2">
          <table:table-cell table:style-name="ce13" office:value-type="string" calcext:value-type="string">
            <text:p>1<text:span text:style-name="T1">er</text:span> Semestre 2016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formula="of:=IF(LEN([.A40])=0;IF(LEN([.B40])=0;IF(LEN([.C40])=0;IF(LEN([.D40])=0;&quot;&quot;;[.D40]);IF(LEN([.D40])=0;[.C40];CONCATENATE([.C40];&quot; ; &quot;;[.D40])));IF(LEN([.C40])=0;IF(LEN([.D40])=0;[.B40];CONCATENATE([.B40];&quot; ; &quot;;[.D40]));IF(LEN([.D40])=0;CONCATENATE([.B40];&quot; ; &quot;;[.C40]);CONCATENATE([.B40];&quot; ; &quot;;[.C40]; &quot; ; &quot;;[.D40]))));[.A40])" office:value-type="string" office:string-value="1er Semestre 2016" calcext:value-type="string">
            <text:p>1er Semestre 2016</text:p>
          </table:table-cell>
        </table:table-row>
        <table:table-row table:style-name="ro12">
          <table:table-cell table:style-name="ce13"/>
          <table:table-cell table:style-name="ce13" table:formula="of:=IF(ISBLANK(#REF!);&quot;&quot;;CONCATENATE(&quot;Programme &quot;;IF(#REF!=&quot;2016S1&quot;;&quot;à partir du 1er Semestre 2016&quot;;IF(#REF!=&quot;2016S2&quot;;&quot;à partir du 2ème Semestre 2016&quot;;&quot;&quot;));IF(#REF!=&quot;2018S2&quot;;&quot; jusqu'à Fin 2018&quot;;&quot;&quot;)))" office:value-type="string" office:string-value="" calcext:value-type="error">
            <text:p>Err :504</text:p>
          </table:table-cell>
          <table:table-cell table:style-name="ce13" table:number-columns-repeated="2"/>
          <table:table-cell table:formula="of:=IF(LEN([.A41])=0;IF(LEN([.B41])=0;IF(LEN([.C41])=0;IF(LEN([.D41])=0;&quot;&quot;;[.D41]);IF(LEN([.D41])=0;[.C41];CONCATENATE([.C41];&quot; ; &quot;;[.D41])));IF(LEN([.C41])=0;IF(LEN([.D41])=0;[.B41];CONCATENATE([.B41];&quot; ; &quot;;[.D41]));IF(LEN([.D41])=0;CONCATENATE([.B41];&quot; ; &quot;;[.C41]);CONCATENATE([.B41];&quot; ; &quot;;[.C41]; &quot; ; &quot;;[.D41]))));[.A41])" office:value-type="string" office:string-value="" calcext:value-type="error">
            <text:p>Err :504</text:p>
          </table:table-cell>
        </table:table-row>
        <table:table-row table:style-name="ro12">
          <table:table-cell table:style-name="ce13" office:value-type="string" calcext:value-type="string">
            <text:p>Jusqu'en 2020</text:p>
          </table:table-cell>
          <table:table-cell table:style-name="ce14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formula="of:=IF(LEN([.A42])=0;IF(LEN([.B42])=0;IF(LEN([.C42])=0;IF(LEN([.D42])=0;&quot;&quot;;[.D42]);IF(LEN([.D42])=0;[.C42];CONCATENATE([.C42];&quot; ; &quot;;[.D42])));IF(LEN([.C42])=0;IF(LEN([.D42])=0;[.B42];CONCATENATE([.B42];&quot; ; &quot;;[.D42]));IF(LEN([.D42])=0;CONCATENATE([.B42];&quot; ; &quot;;[.C42]);CONCATENATE([.B42];&quot; ; &quot;;[.C42]; &quot; ; &quot;;[.D42]))));[.A42])" office:value-type="string" office:string-value="Jusqu'en 2020" calcext:value-type="string">
            <text:p>Jusqu'en 2020</text:p>
          </table:table-cell>
        </table:table-row>
        <table:table-row table:style-name="ro12">
          <table:table-cell table:style-name="ce13" table:number-columns-repeated="3"/>
          <table:table-cell table:style-name="ce13" table:formula="of:=IF(ISBLANK(#REF!);&quot;&quot;;CONCATENATE(&quot;Travaux &quot;;IF(#REF!=&quot;2016S1&quot;;&quot;à partir du 1er Semestre 2016&quot;;IF(#REF!=&quot;2016S2&quot;;&quot;à partir du 2ème Semestre 2016&quot;;IF(#REF!=&quot;2017S1&quot;;&quot;à partir du 1er Semestre 2017&quot;;&quot;&quot;)));IF(#REF!=&quot;2017S1&quot;;&quot; jusqu'à mi 2017&quot;;IF(#REF!=&quot;2018S2&quot;;&quot; jusqu'à fin 2018&quot;;IF(#REF!=&quot;2020S2&quot;;&quot; jusqu'à fin 2020&quot;;&quot;&quot;)))))" office:value-type="string" office:string-value="" calcext:value-type="error">
            <text:p>Err :504</text:p>
          </table:table-cell>
          <table:table-cell table:formula="of:=IF(LEN([.A43])=0;IF(LEN([.B43])=0;IF(LEN([.C43])=0;IF(LEN([.D43])=0;&quot;&quot;;[.D43]);IF(LEN([.D43])=0;[.C43];CONCATENATE([.C43];&quot; ; &quot;;[.D43])));IF(LEN([.C43])=0;IF(LEN([.D43])=0;[.B43];CONCATENATE([.B43];&quot; ; &quot;;[.D43]));IF(LEN([.D43])=0;CONCATENATE([.B43];&quot; ; &quot;;[.C43]);CONCATENATE([.B43];&quot; ; &quot;;[.C43]; &quot; ; &quot;;[.D43]))));[.A43])" office:value-type="string" office:string-value="" calcext:value-type="error">
            <text:p>Err :504</text:p>
          </table:table-cell>
        </table:table-row>
      </table:table>
      <table:named-expressions/>
      <table:database-ranges>
        <table:database-range table:name="__Anonymous_Sheet_DB__0" table:target-range-address="Feuille1.A1:Feuille1.BH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6:55:39.71520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28:45.103991126</meta:creation-date>
    <dc:date>2016-02-26T16:57:25.614724312</dc:date>
    <meta:editing-duration>PT5H15M28S</meta:editing-duration>
    <meta:editing-cycles>30</meta:editing-cycles>
    <meta:generator>LibreOffice/5.0.5.2$Linux_X86_64 LibreOffice_project/00m0$Build-2</meta:generator>
    <meta:document-statistic meta:table-count="2" meta:cell-count="1132" meta:object-count="0"/>
  </office:meta>
</office:document-meta>
</file>